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1.543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413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RemuneracaoPensionistas-mar-202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glyph-orientation-vertical="0" fo:background-color="#99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99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caoPensionistas-mar-20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8" table:number-columns-repeated="2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6365" table:default-cell-style-name="Default"/>
        <table:table-row table:style-name="ro1">
          <table:table-cell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remuneracao</text:p>
          </table:table-cell>
          <table:table-cell table:style-name="ce1" office:value-type="string" calcext:value-type="string">
            <text:p>outras_verbas</text:p>
          </table:table-cell>
          <table:table-cell table:style-name="ce1" office:value-type="string" calcext:value-type="string">
            <text:p>fc_cc</text:p>
          </table:table-cell>
          <table:table-cell table:style-name="ce1" office:value-type="string" calcext:value-type="string">
            <text:p>gratificacao_natalina</text:p>
          </table:table-cell>
          <table:table-cell table:style-name="ce1" office:value-type="string" calcext:value-type="string">
            <text:p>terco_ferias</text:p>
          </table:table-cell>
          <table:table-cell table:style-name="ce1" office:value-type="string" calcext:value-type="string">
            <text:p>abono_permanencia</text:p>
          </table:table-cell>
          <table:table-cell table:style-name="ce8" office:value-type="string" calcext:value-type="string">
            <text:p>outras_remuneracoes_temporarias</text:p>
          </table:table-cell>
          <table:table-cell table:style-name="ce1" office:value-type="string" calcext:value-type="string">
            <text:p>verbas_indenizatorias</text:p>
          </table:table-cell>
          <table:table-cell table:style-name="ce1" office:value-type="string" calcext:value-type="string">
            <text:p>total_rendimentos</text:p>
          </table:table-cell>
          <table:table-cell table:style-name="ce1" office:value-type="string" calcext:value-type="string">
            <text:p>contribuicao_previdenciaria</text:p>
          </table:table-cell>
          <table:table-cell table:style-name="ce1" office:value-type="string" calcext:value-type="string">
            <text:p>irrf</text:p>
          </table:table-cell>
          <table:table-cell table:style-name="ce1" office:value-type="string" calcext:value-type="string">
            <text:p>abate_teto</text:p>
          </table:table-cell>
          <table:table-cell table:style-name="ce1" office:value-type="string" calcext:value-type="string">
            <text:p>total_descontos</text:p>
          </table:table-cell>
          <table:table-cell table:style-name="ce1" office:value-type="string" calcext:value-type="string">
            <text:p>rendimento_liquido</text:p>
          </table:table-cell>
          <table:table-cell table:number-columns-repeated="16365"/>
        </table:table-row>
        <table:table-row table:style-name="ro2">
          <table:table-cell office:value-type="float" office:value="4000256" calcext:value-type="float">
            <text:p>4000256</text:p>
          </table:table-cell>
          <table:table-cell table:style-name="Default" office:value-type="string" calcext:value-type="string">
            <text:p>ADRIANA CAVALCANTI DA CUNHA MO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33607.91" calcext:value-type="currency">
            <text:p>R$ 33.607,9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607.91" calcext:value-type="currency">
            <text:p>R$ 33.607,91</text:p>
          </table:table-cell>
          <table:table-cell table:style-name="ce9" office:value-type="currency" office:currency="BRL" office:value="-4323.18" calcext:value-type="currency">
            <text:p>-R$ 4.323,18</text:p>
          </table:table-cell>
          <table:table-cell table:style-name="ce9" office:value-type="currency" office:currency="BRL" office:value="-7157.3" calcext:value-type="currency">
            <text:p>-R$ 7.157,3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480.48" calcext:value-type="currency">
            <text:p>-R$ 11.480,48</text:p>
          </table:table-cell>
          <table:table-cell table:style-name="ce9" office:value-type="currency" office:currency="BRL" office:value="22127.43" calcext:value-type="currency">
            <text:p>R$ 22.127,43</text:p>
          </table:table-cell>
          <table:table-cell table:number-columns-repeated="16365"/>
        </table:table-row>
        <table:table-row table:style-name="ro2">
          <table:table-cell office:value-type="float" office:value="4200065" calcext:value-type="float">
            <text:p>4200065</text:p>
          </table:table-cell>
          <table:table-cell table:style-name="Default" office:value-type="string" calcext:value-type="string">
            <text:p>ADRIANA DO REGO BARROS RAMAGEM SOAR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style-name="ce9" office:value-type="currency" office:currency="BRL" office:value="-3023.83" calcext:value-type="currency">
            <text:p>-R$ 3.023,83</text:p>
          </table:table-cell>
          <table:table-cell table:style-name="ce9" office:value-type="currency" office:currency="BRL" office:value="-4141.52" calcext:value-type="currency">
            <text:p>-R$ 4.141,5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165.35" calcext:value-type="currency">
            <text:p>-R$ 7.165,35</text:p>
          </table:table-cell>
          <table:table-cell table:style-name="ce9" office:value-type="currency" office:currency="BRL" office:value="12693.49" calcext:value-type="currency">
            <text:p>R$ 12.693,49</text:p>
          </table:table-cell>
          <table:table-cell table:number-columns-repeated="16365"/>
        </table:table-row>
        <table:table-row table:style-name="ro2">
          <table:table-cell office:value-type="float" office:value="4000331" calcext:value-type="float">
            <text:p>4000331</text:p>
          </table:table-cell>
          <table:table-cell table:style-name="Default" office:value-type="string" calcext:value-type="string">
            <text:p>ADRIANA LANZA DE OLIVEIR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3044.78" calcext:value-type="currency">
            <text:p>R$ 13.044,7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044.78" calcext:value-type="currency">
            <text:p>R$ 13.044,78</text:p>
          </table:table-cell>
          <table:table-cell table:style-name="ce9" office:value-type="currency" office:currency="BRL" office:value="-762.52" calcext:value-type="currency">
            <text:p>-R$ 762,52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62.52" calcext:value-type="currency">
            <text:p>-R$ 762,52</text:p>
          </table:table-cell>
          <table:table-cell table:style-name="ce9" office:value-type="currency" office:currency="BRL" office:value="12282.26" calcext:value-type="currency">
            <text:p>R$ 12.282,26</text:p>
          </table:table-cell>
          <table:table-cell table:number-columns-repeated="16365"/>
        </table:table-row>
        <table:table-row table:style-name="ro2">
          <table:table-cell office:value-type="float" office:value="4000135" calcext:value-type="float">
            <text:p>4000135</text:p>
          </table:table-cell>
          <table:table-cell table:style-name="Default" office:value-type="string" calcext:value-type="string">
            <text:p>AFFONSO MARIA LIMA MORE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7466.02" calcext:value-type="currency">
            <text:p>R$ 37.466,0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466.02" calcext:value-type="currency">
            <text:p>R$ 37.466,02</text:p>
          </table:table-cell>
          <table:table-cell table:style-name="ce9" office:value-type="currency" office:currency="BRL" office:value="-5056.22" calcext:value-type="currency">
            <text:p>-R$ 5.056,22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056.22" calcext:value-type="currency">
            <text:p>-R$ 5.056,22</text:p>
          </table:table-cell>
          <table:table-cell table:style-name="ce9" office:value-type="currency" office:currency="BRL" office:value="32409.8" calcext:value-type="currency">
            <text:p>R$ 32.409,80</text:p>
          </table:table-cell>
          <table:table-cell table:number-columns-repeated="16365"/>
        </table:table-row>
        <table:table-row table:style-name="ro2">
          <table:table-cell office:value-type="float" office:value="4000355" calcext:value-type="float">
            <text:p>4000355</text:p>
          </table:table-cell>
          <table:table-cell table:style-name="Default" office:value-type="string" calcext:value-type="string">
            <text:p>ALBA LILEANA ROHRS DA SILVA PAI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22754.7" calcext:value-type="currency">
            <text:p>R$ 22.754,7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2754.7" calcext:value-type="currency">
            <text:p>R$ 22.754,70</text:p>
          </table:table-cell>
          <table:table-cell table:style-name="ce9" office:value-type="currency" office:currency="BRL" office:value="-2358.88" calcext:value-type="currency">
            <text:p>-R$ 2.358,88</text:p>
          </table:table-cell>
          <table:table-cell table:style-name="ce9" office:value-type="currency" office:currency="BRL" office:value="-4189.25" calcext:value-type="currency">
            <text:p>-R$ 4.189,2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548.13" calcext:value-type="currency">
            <text:p>-R$ 6.548,13</text:p>
          </table:table-cell>
          <table:table-cell table:style-name="ce9" office:value-type="currency" office:currency="BRL" office:value="16206.57" calcext:value-type="currency">
            <text:p>R$ 16.206,57</text:p>
          </table:table-cell>
          <table:table-cell table:number-columns-repeated="16365"/>
        </table:table-row>
        <table:table-row table:style-name="ro2">
          <table:table-cell office:value-type="float" office:value="4000067" calcext:value-type="float">
            <text:p>4000067</text:p>
          </table:table-cell>
          <table:table-cell table:style-name="Default" office:value-type="string" calcext:value-type="string">
            <text:p>ALBERTINA TEIX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5663.59" calcext:value-type="currency">
            <text:p>-R$ 5.663,59</text:p>
          </table:table-cell>
          <table:table-cell table:style-name="ce9" office:value-type="currency" office:currency="BRL" office:value="-8205.16" calcext:value-type="currency">
            <text:p>-R$ 8.205,1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868.75" calcext:value-type="currency">
            <text:p>-R$ 13.868,75</text:p>
          </table:table-cell>
          <table:table-cell table:style-name="ce9" office:value-type="currency" office:currency="BRL" office:value="23863.06" calcext:value-type="currency">
            <text:p>R$ 23.863,06</text:p>
          </table:table-cell>
          <table:table-cell table:number-columns-repeated="16365"/>
        </table:table-row>
        <table:table-row table:style-name="ro2">
          <table:table-cell office:value-type="float" office:value="4000240" calcext:value-type="float">
            <text:p>4000240</text:p>
          </table:table-cell>
          <table:table-cell table:style-name="Default" office:value-type="string" calcext:value-type="string">
            <text:p>ALBERTO DA SILVA JACINT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7389.59" calcext:value-type="currency">
            <text:p>R$ 37.389,5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389.59" calcext:value-type="currency">
            <text:p>R$ 37.389,59</text:p>
          </table:table-cell>
          <table:table-cell table:style-name="ce9" office:value-type="currency" office:currency="BRL" office:value="-5041.7" calcext:value-type="currency">
            <text:p>-R$ 5.041,70</text:p>
          </table:table-cell>
          <table:table-cell table:style-name="ce9" office:value-type="currency" office:currency="BRL" office:value="-7999.66" calcext:value-type="currency">
            <text:p>-R$ 7.999,6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041.36" calcext:value-type="currency">
            <text:p>-R$ 13.041,36</text:p>
          </table:table-cell>
          <table:table-cell table:style-name="ce9" office:value-type="currency" office:currency="BRL" office:value="24348.23" calcext:value-type="currency">
            <text:p>R$ 24.348,23</text:p>
          </table:table-cell>
          <table:table-cell table:number-columns-repeated="16365"/>
        </table:table-row>
        <table:table-row table:style-name="ro2">
          <table:table-cell office:value-type="float" office:value="4000002" calcext:value-type="float">
            <text:p>4000002</text:p>
          </table:table-cell>
          <table:table-cell table:style-name="Default" office:value-type="string" calcext:value-type="string">
            <text:p>ALDALITA SARMENTO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6263.31" calcext:value-type="currency">
            <text:p>-R$ 6.263,31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263.31" calcext:value-type="currency">
            <text:p>-R$ 6.263,31</text:p>
          </table:table-cell>
          <table:table-cell table:style-name="ce9" office:value-type="currency" office:currency="BRL" office:value="31468.5" calcext:value-type="currency">
            <text:p>R$ 31.468,50</text:p>
          </table:table-cell>
          <table:table-cell table:number-columns-repeated="16365"/>
        </table:table-row>
        <table:table-row table:style-name="ro2">
          <table:table-cell office:value-type="float" office:value="4000347" calcext:value-type="float">
            <text:p>4000347</text:p>
          </table:table-cell>
          <table:table-cell table:style-name="Default" office:value-type="string" calcext:value-type="string">
            <text:p>ALEXANDRE BERGONCI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1217.97" calcext:value-type="currency">
            <text:p>R$ 1.217,97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13" calcext:value-type="currency">
            <text:p>R$ 0,1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18.1" calcext:value-type="currency">
            <text:p>R$ 1.218,10</text:p>
          </table:table-cell>
          <table:table-cell table:number-columns-repeated="3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20.93" calcext:value-type="currency">
            <text:p>-R$ 120,93</text:p>
          </table:table-cell>
          <table:table-cell table:style-name="ce9" office:value-type="currency" office:currency="BRL" office:value="1097.17" calcext:value-type="currency">
            <text:p>R$ 1.097,17</text:p>
          </table:table-cell>
          <table:table-cell table:number-columns-repeated="16365"/>
        </table:table-row>
        <table:table-row table:style-name="ro2">
          <table:table-cell office:value-type="float" office:value="4000113" calcext:value-type="float">
            <text:p>4000113</text:p>
          </table:table-cell>
          <table:table-cell table:style-name="Default" office:value-type="string" calcext:value-type="string">
            <text:p>ALICE MARUN PENNA FIRM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2591.51" calcext:value-type="currency">
            <text:p>-R$ 2.591,51</text:p>
          </table:table-cell>
          <table:table-cell table:style-name="ce9" office:value-type="currency" office:currency="BRL" office:value="-17841.24" calcext:value-type="currency">
            <text:p>-R$ 17.841,24</text:p>
          </table:table-cell>
          <table:table-cell table:style-name="ce9" office:value-type="currency" office:currency="BRL" office:value="21876.45" calcext:value-type="currency">
            <text:p>R$ 21.876,45</text:p>
          </table:table-cell>
          <table:table-cell table:number-columns-repeated="16365"/>
        </table:table-row>
        <table:table-row table:style-name="ro2">
          <table:table-cell office:value-type="float" office:value="4000275" calcext:value-type="float">
            <text:p>4000275</text:p>
          </table:table-cell>
          <table:table-cell table:style-name="Default" office:value-type="string" calcext:value-type="string">
            <text:p>ALICE PEREIRA LEITE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3ª REGIÃO - MT</text:p>
          </table:table-cell>
          <table:table-cell table:style-name="ce9" office:value-type="currency" office:currency="BRL" office:value="12850.03" calcext:value-type="currency">
            <text:p>R$ 12.850,0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850.03" calcext:value-type="currency">
            <text:p>R$ 12.850,03</text:p>
          </table:table-cell>
          <table:table-cell table:style-name="ce9" office:value-type="currency" office:currency="BRL" office:value="-734.28" calcext:value-type="currency">
            <text:p>-R$ 734,28</text:p>
          </table:table-cell>
          <table:table-cell table:style-name="ce9" office:value-type="currency" office:currency="BRL" office:value="-1912.23" calcext:value-type="currency">
            <text:p>-R$ 1.912,2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46.51" calcext:value-type="currency">
            <text:p>-R$ 2.646,51</text:p>
          </table:table-cell>
          <table:table-cell table:style-name="ce9" office:value-type="currency" office:currency="BRL" office:value="10203.52" calcext:value-type="currency">
            <text:p>R$ 10.203,52</text:p>
          </table:table-cell>
          <table:table-cell table:number-columns-repeated="16365"/>
        </table:table-row>
        <table:table-row table:style-name="ro2">
          <table:table-cell office:value-type="float" office:value="4000150" calcext:value-type="float">
            <text:p>4000150</text:p>
          </table:table-cell>
          <table:table-cell table:style-name="Default" office:value-type="string" calcext:value-type="string">
            <text:p>ALTINO DE OLIVEIRA RA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9755.93" calcext:value-type="currency">
            <text:p>R$ 39.755,9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55.93" calcext:value-type="currency">
            <text:p>R$ 39.755,93</text:p>
          </table:table-cell>
          <table:table-cell table:style-name="ce9" office:value-type="currency" office:currency="BRL" office:value="-5491.3" calcext:value-type="currency">
            <text:p>-R$ 5.491,30</text:p>
          </table:table-cell>
          <table:table-cell table:style-name="ce9" office:value-type="currency" office:currency="BRL" office:value="-8003.17" calcext:value-type="currency">
            <text:p>-R$ 8.003,1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494.47" calcext:value-type="currency">
            <text:p>-R$ 13.494,47</text:p>
          </table:table-cell>
          <table:table-cell table:style-name="ce9" office:value-type="currency" office:currency="BRL" office:value="26261.46" calcext:value-type="currency">
            <text:p>R$ 26.261,46</text:p>
          </table:table-cell>
          <table:table-cell table:number-columns-repeated="16365"/>
        </table:table-row>
        <table:table-row table:style-name="ro2">
          <table:table-cell office:value-type="float" office:value="4000200" calcext:value-type="float">
            <text:p>4000200</text:p>
          </table:table-cell>
          <table:table-cell table:style-name="Default" office:value-type="string" calcext:value-type="string">
            <text:p>ALZIRA FERREIRA FERNAND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40230.38" calcext:value-type="currency">
            <text:p>R$ 40.230,3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0230.38" calcext:value-type="currency">
            <text:p>R$ 40.230,38</text:p>
          </table:table-cell>
          <table:table-cell table:style-name="ce9" office:value-type="currency" office:currency="BRL" office:value="-5581.45" calcext:value-type="currency">
            <text:p>-R$ 5.581,45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581.45" calcext:value-type="currency">
            <text:p>-R$ 5.581,45</text:p>
          </table:table-cell>
          <table:table-cell table:style-name="ce9" office:value-type="currency" office:currency="BRL" office:value="34648.93" calcext:value-type="currency">
            <text:p>R$ 34.648,93</text:p>
          </table:table-cell>
          <table:table-cell table:number-columns-repeated="16365"/>
        </table:table-row>
        <table:table-row table:style-name="ro2">
          <table:table-cell office:value-type="float" office:value="4200047" calcext:value-type="float">
            <text:p>4200047</text:p>
          </table:table-cell>
          <table:table-cell table:style-name="Default" office:value-type="string" calcext:value-type="string">
            <text:p>ANA CRISTINA PESSOA DA COSTA GRAN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style-name="ce9" office:value-type="currency" office:currency="BRL" office:value="-3136.56" calcext:value-type="currency">
            <text:p>-R$ 3.136,56</text:p>
          </table:table-cell>
          <table:table-cell table:style-name="ce9" office:value-type="currency" office:currency="BRL" office:value="-4699.7" calcext:value-type="currency">
            <text:p>-R$ 4.699,7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836.26" calcext:value-type="currency">
            <text:p>-R$ 7.836,26</text:p>
          </table:table-cell>
          <table:table-cell table:style-name="ce9" office:value-type="currency" office:currency="BRL" office:value="12022.58" calcext:value-type="currency">
            <text:p>R$ 12.022,58</text:p>
          </table:table-cell>
          <table:table-cell table:number-columns-repeated="16365"/>
        </table:table-row>
        <table:table-row table:style-name="ro2">
          <table:table-cell office:value-type="float" office:value="4000181" calcext:value-type="float">
            <text:p>4000181</text:p>
          </table:table-cell>
          <table:table-cell table:style-name="Default" office:value-type="string" calcext:value-type="string">
            <text:p>ANDRE HENRIQUE FAGUNDES SCHIRM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0275.4" calcext:value-type="currency">
            <text:p>R$ 10.275,4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275.4" calcext:value-type="currency">
            <text:p>R$ 10.275,40</text:p>
          </table:table-cell>
          <table:table-cell table:style-name="ce9" office:value-type="currency" office:currency="BRL" office:value="-360.96" calcext:value-type="currency">
            <text:p>-R$ 360,96</text:p>
          </table:table-cell>
          <table:table-cell table:style-name="ce9" office:value-type="currency" office:currency="BRL" office:value="-1774.41" calcext:value-type="currency">
            <text:p>-R$ 1.774,4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135.37" calcext:value-type="currency">
            <text:p>-R$ 2.135,37</text:p>
          </table:table-cell>
          <table:table-cell table:style-name="ce9" office:value-type="currency" office:currency="BRL" office:value="8140.03" calcext:value-type="currency">
            <text:p>R$ 8.140,03</text:p>
          </table:table-cell>
          <table:table-cell table:number-columns-repeated="16365"/>
        </table:table-row>
        <table:table-row table:style-name="ro2">
          <table:table-cell office:value-type="float" office:value="4000294" calcext:value-type="float">
            <text:p>4000294</text:p>
          </table:table-cell>
          <table:table-cell table:style-name="Default" office:value-type="string" calcext:value-type="string">
            <text:p>ANDRE LANZONI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18522.3" calcext:value-type="currency">
            <text:p>R$ 18.522,3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522.3" calcext:value-type="currency">
            <text:p>R$ 18.522,30</text:p>
          </table:table-cell>
          <table:table-cell table:style-name="ce9" office:value-type="currency" office:currency="BRL" office:value="-2488.07" calcext:value-type="currency">
            <text:p>-R$ 2.488,07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488.07" calcext:value-type="currency">
            <text:p>-R$ 2.488,07</text:p>
          </table:table-cell>
          <table:table-cell table:style-name="ce9" office:value-type="currency" office:currency="BRL" office:value="16034.23" calcext:value-type="currency">
            <text:p>R$ 16.034,23</text:p>
          </table:table-cell>
          <table:table-cell table:number-columns-repeated="16365"/>
        </table:table-row>
        <table:table-row table:style-name="ro2">
          <table:table-cell office:value-type="float" office:value="4000270" calcext:value-type="float">
            <text:p>4000270</text:p>
          </table:table-cell>
          <table:table-cell table:style-name="Default" office:value-type="string" calcext:value-type="string">
            <text:p>ANDREAS SANDE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3663.93" calcext:value-type="currency">
            <text:p>-R$ 3.663,93</text:p>
          </table:table-cell>
          <table:table-cell table:style-name="ce9" office:value-type="currency" office:currency="BRL" office:value="-5860.82" calcext:value-type="currency">
            <text:p>-R$ 5.860,8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9104.25" calcext:value-type="currency">
            <text:p>-R$ 19.104,25</text:p>
          </table:table-cell>
          <table:table-cell table:style-name="ce9" office:value-type="currency" office:currency="BRL" office:value="20613.44" calcext:value-type="currency">
            <text:p>R$ 20.613,44</text:p>
          </table:table-cell>
          <table:table-cell table:number-columns-repeated="16365"/>
        </table:table-row>
        <table:table-row table:style-name="ro2">
          <table:table-cell office:value-type="float" office:value="4000323" calcext:value-type="float">
            <text:p>4000323</text:p>
          </table:table-cell>
          <table:table-cell table:style-name="Default" office:value-type="string" calcext:value-type="string">
            <text:p>ANGELA MARIA ALVES CORREIA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26812.68" calcext:value-type="currency">
            <text:p>R$ 26.812,6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6812.68" calcext:value-type="currency">
            <text:p>R$ 26.812,68</text:p>
          </table:table-cell>
          <table:table-cell table:style-name="ce9" office:value-type="currency" office:currency="BRL" office:value="-3032.08" calcext:value-type="currency">
            <text:p>-R$ 3.032,08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032.08" calcext:value-type="currency">
            <text:p>-R$ 3.032,08</text:p>
          </table:table-cell>
          <table:table-cell table:style-name="ce9" office:value-type="currency" office:currency="BRL" office:value="23780.6" calcext:value-type="currency">
            <text:p>R$ 23.780,60</text:p>
          </table:table-cell>
          <table:table-cell table:number-columns-repeated="16365"/>
        </table:table-row>
        <table:table-row table:style-name="ro2">
          <table:table-cell office:value-type="float" office:value="4000236" calcext:value-type="float">
            <text:p>4000236</text:p>
          </table:table-cell>
          <table:table-cell table:style-name="Default" office:value-type="string" calcext:value-type="string">
            <text:p>ANNA BEATRIZ MARQUES CARDOS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4088.95" calcext:value-type="currency">
            <text:p>R$ 4.088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088.95" calcext:value-type="currency">
            <text:p>R$ 4.088,95</text:p>
          </table:table-cell>
          <table:table-cell table:style-name="ce9" office:value-type="currency" office:currency="BRL" office:value="-216.61" calcext:value-type="currency">
            <text:p>-R$ 216,61</text:p>
          </table:table-cell>
          <table:table-cell table:style-name="ce9" office:value-type="currency" office:currency="BRL" office:value="-147.18" calcext:value-type="currency">
            <text:p>-R$ 147,1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3.79" calcext:value-type="currency">
            <text:p>-R$ 363,79</text:p>
          </table:table-cell>
          <table:table-cell table:style-name="ce9" office:value-type="currency" office:currency="BRL" office:value="3725.16" calcext:value-type="currency">
            <text:p>R$ 3.725,16</text:p>
          </table:table-cell>
          <table:table-cell table:number-columns-repeated="16365"/>
        </table:table-row>
        <table:table-row table:style-name="ro2">
          <table:table-cell office:value-type="float" office:value="4000234" calcext:value-type="float">
            <text:p>4000234</text:p>
          </table:table-cell>
          <table:table-cell table:style-name="Default" office:value-type="string" calcext:value-type="string">
            <text:p>ANNA LIDIA BORGES MARQ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4088.95" calcext:value-type="currency">
            <text:p>R$ 4.088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088.95" calcext:value-type="currency">
            <text:p>R$ 4.088,95</text:p>
          </table:table-cell>
          <table:table-cell table:style-name="ce9" office:value-type="currency" office:currency="BRL" office:value="-216.61" calcext:value-type="currency">
            <text:p>-R$ 216,61</text:p>
          </table:table-cell>
          <table:table-cell table:style-name="ce9" office:value-type="currency" office:currency="BRL" office:value="-147.18" calcext:value-type="currency">
            <text:p>-R$ 147,1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3.79" calcext:value-type="currency">
            <text:p>-R$ 363,79</text:p>
          </table:table-cell>
          <table:table-cell table:style-name="ce9" office:value-type="currency" office:currency="BRL" office:value="3725.16" calcext:value-type="currency">
            <text:p>R$ 3.725,16</text:p>
          </table:table-cell>
          <table:table-cell table:number-columns-repeated="16365"/>
        </table:table-row>
        <table:table-row table:style-name="ro2">
          <table:table-cell office:value-type="float" office:value="4000103" calcext:value-type="float">
            <text:p>4000103</text:p>
          </table:table-cell>
          <table:table-cell table:style-name="Default" office:value-type="string" calcext:value-type="string">
            <text:p>ANTONIA APARECIDA LOPES CARRASCO LOUZA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21013.03" calcext:value-type="currency">
            <text:p>R$ 21.013,03</text:p>
          </table:table-cell>
          <table:table-cell table:style-name="ce9" office:value-type="currency" office:currency="BRL" office:value="262.66" calcext:value-type="currency">
            <text:p>R$ 262,66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275.69" calcext:value-type="currency">
            <text:p>R$ 21.275,69</text:p>
          </table:table-cell>
          <table:table-cell table:style-name="ce9" office:value-type="currency" office:currency="BRL" office:value="-2114.84" calcext:value-type="currency">
            <text:p>-R$ 2.114,84</text:p>
          </table:table-cell>
          <table:table-cell table:style-name="ce9" office:value-type="currency" office:currency="BRL" office:value="-4373.23" calcext:value-type="currency">
            <text:p>-R$ 4.373,2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488.07" calcext:value-type="currency">
            <text:p>-R$ 6.488,07</text:p>
          </table:table-cell>
          <table:table-cell table:style-name="ce9" office:value-type="currency" office:currency="BRL" office:value="14787.62" calcext:value-type="currency">
            <text:p>R$ 14.787,62</text:p>
          </table:table-cell>
          <table:table-cell table:number-columns-repeated="16365"/>
        </table:table-row>
        <table:table-row table:style-name="ro2">
          <table:table-cell office:value-type="float" office:value="4000303" calcext:value-type="float">
            <text:p>4000303</text:p>
          </table:table-cell>
          <table:table-cell table:style-name="Default" office:value-type="string" calcext:value-type="string">
            <text:p>ANTONIA JUCILEIDE CASTR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9228.17" calcext:value-type="currency">
            <text:p>R$ 9.228,1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228.17" calcext:value-type="currency">
            <text:p>R$ 9.228,17</text:p>
          </table:table-cell>
          <table:table-cell table:style-name="ce9" office:value-type="currency" office:currency="BRL" office:value="-209.11" calcext:value-type="currency">
            <text:p>-R$ 209,11</text:p>
          </table:table-cell>
          <table:table-cell table:style-name="ce9" office:value-type="currency" office:currency="BRL" office:value="-1486.42" calcext:value-type="currency">
            <text:p>-R$ 1.486,4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695.53" calcext:value-type="currency">
            <text:p>-R$ 1.695,53</text:p>
          </table:table-cell>
          <table:table-cell table:style-name="ce9" office:value-type="currency" office:currency="BRL" office:value="7532.64" calcext:value-type="currency">
            <text:p>R$ 7.532,64</text:p>
          </table:table-cell>
          <table:table-cell table:number-columns-repeated="16365"/>
        </table:table-row>
        <table:table-row table:style-name="ro2">
          <table:table-cell office:value-type="float" office:value="4000309" calcext:value-type="float">
            <text:p>4000309</text:p>
          </table:table-cell>
          <table:table-cell table:style-name="Default" office:value-type="string" calcext:value-type="string">
            <text:p>ANTONIETTA DE LOURDES RAG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9042.28" calcext:value-type="currency">
            <text:p>R$ 9.042,2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042.28" calcext:value-type="currency">
            <text:p>R$ 9.042,28</text:p>
          </table:table-cell>
          <table:table-cell table:style-name="ce9" office:value-type="currency" office:currency="BRL" office:value="-182.16" calcext:value-type="currency">
            <text:p>-R$ 182,16</text:p>
          </table:table-cell>
          <table:table-cell table:style-name="ce9" office:value-type="currency" office:currency="BRL" office:value="-1016.93" calcext:value-type="currency">
            <text:p>-R$ 1.016,9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99.09" calcext:value-type="currency">
            <text:p>-R$ 1.199,09</text:p>
          </table:table-cell>
          <table:table-cell table:style-name="ce9" office:value-type="currency" office:currency="BRL" office:value="7843.19" calcext:value-type="currency">
            <text:p>R$ 7.843,19</text:p>
          </table:table-cell>
          <table:table-cell table:number-columns-repeated="16365"/>
        </table:table-row>
        <table:table-row table:style-name="ro2">
          <table:table-cell office:value-type="float" office:value="4000143" calcext:value-type="float">
            <text:p>4000143</text:p>
          </table:table-cell>
          <table:table-cell table:style-name="Default" office:value-type="string" calcext:value-type="string">
            <text:p>ANTONIO DE MORAES JORG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15321.54" calcext:value-type="currency">
            <text:p>R$ 15.321,5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321.54" calcext:value-type="currency">
            <text:p>R$ 15.321,54</text:p>
          </table:table-cell>
          <table:table-cell table:style-name="ce9" office:value-type="currency" office:currency="BRL" office:value="-1132.41" calcext:value-type="currency">
            <text:p>-R$ 1.132,41</text:p>
          </table:table-cell>
          <table:table-cell table:style-name="ce9" office:value-type="currency" office:currency="BRL" office:value="-3006.01" calcext:value-type="currency">
            <text:p>-R$ 3.006,0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138.42" calcext:value-type="currency">
            <text:p>-R$ 4.138,42</text:p>
          </table:table-cell>
          <table:table-cell table:style-name="ce9" office:value-type="currency" office:currency="BRL" office:value="11183.12" calcext:value-type="currency">
            <text:p>R$ 11.183,12</text:p>
          </table:table-cell>
          <table:table-cell table:number-columns-repeated="16365"/>
        </table:table-row>
        <table:table-row table:style-name="ro2">
          <table:table-cell office:value-type="float" office:value="4000156" calcext:value-type="float">
            <text:p>4000156</text:p>
          </table:table-cell>
          <table:table-cell table:style-name="Default" office:value-type="string" calcext:value-type="string">
            <text:p>ARLETE SAMPAIO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17927.98" calcext:value-type="currency">
            <text:p>R$ 17.927,9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927.98" calcext:value-type="currency">
            <text:p>R$ 17.927,98</text:p>
          </table:table-cell>
          <table:table-cell table:style-name="ce9" office:value-type="currency" office:currency="BRL" office:value="-1562.47" calcext:value-type="currency">
            <text:p>-R$ 1.562,47</text:p>
          </table:table-cell>
          <table:table-cell table:style-name="ce9" office:value-type="currency" office:currency="BRL" office:value="-3080.92" calcext:value-type="currency">
            <text:p>-R$ 3.080,9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643.39" calcext:value-type="currency">
            <text:p>-R$ 4.643,39</text:p>
          </table:table-cell>
          <table:table-cell table:style-name="ce9" office:value-type="currency" office:currency="BRL" office:value="13284.59" calcext:value-type="currency">
            <text:p>R$ 13.284,59</text:p>
          </table:table-cell>
          <table:table-cell table:number-columns-repeated="16365"/>
        </table:table-row>
        <table:table-row table:style-name="ro2">
          <table:table-cell office:value-type="float" office:value="4100018" calcext:value-type="float">
            <text:p>4100018</text:p>
          </table:table-cell>
          <table:table-cell table:style-name="Default" office:value-type="string" calcext:value-type="string">
            <text:p>ARTEMIS BRAGA DE SOU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5749.27" calcext:value-type="currency">
            <text:p>-R$ 5.749,27</text:p>
          </table:table-cell>
          <table:table-cell table:style-name="ce9" office:value-type="currency" office:currency="BRL" office:value="-8829.2" calcext:value-type="currency">
            <text:p>-R$ 8.829,2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578.47" calcext:value-type="currency">
            <text:p>-R$ 14.578,47</text:p>
          </table:table-cell>
          <table:table-cell table:style-name="ce9" office:value-type="currency" office:currency="BRL" office:value="23153.34" calcext:value-type="currency">
            <text:p>R$ 23.153,34</text:p>
          </table:table-cell>
          <table:table-cell table:number-columns-repeated="16365"/>
        </table:table-row>
        <table:table-row table:style-name="ro2">
          <table:table-cell office:value-type="float" office:value="4100071" calcext:value-type="float">
            <text:p>4100071</text:p>
          </table:table-cell>
          <table:table-cell table:style-name="Default" office:value-type="string" calcext:value-type="string">
            <text:p>BEATRIZ PINHEIRO GUIMARAES ROME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style-name="ce9" office:value-type="currency" office:currency="BRL" office:value="-2660.45" calcext:value-type="currency">
            <text:p>-R$ 2.660,45</text:p>
          </table:table-cell>
          <table:table-cell table:style-name="ce9" office:value-type="currency" office:currency="BRL" office:value="-3715.49" calcext:value-type="currency">
            <text:p>-R$ 3.715,4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375.94" calcext:value-type="currency">
            <text:p>-R$ 6.375,94</text:p>
          </table:table-cell>
          <table:table-cell table:style-name="ce9" office:value-type="currency" office:currency="BRL" office:value="12489.96" calcext:value-type="currency">
            <text:p>R$ 12.489,96</text:p>
          </table:table-cell>
          <table:table-cell table:number-columns-repeated="16365"/>
        </table:table-row>
        <table:table-row table:style-name="ro2">
          <table:table-cell office:value-type="float" office:value="4000105" calcext:value-type="float">
            <text:p>4000105</text:p>
          </table:table-cell>
          <table:table-cell table:style-name="Default" office:value-type="string" calcext:value-type="string">
            <text:p>BEATRIZ QUINTO 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9005.57" calcext:value-type="currency">
            <text:p>R$ 9.005,57</text:p>
          </table:table-cell>
          <table:table-cell table:style-name="ce9" office:value-type="currency" office:currency="BRL" office:value="5140.54" calcext:value-type="currency">
            <text:p>R$ 5.140,5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146.11" calcext:value-type="currency">
            <text:p>R$ 14.146,11</text:p>
          </table:table-cell>
          <table:table-cell table:style-name="ce9" office:value-type="currency" office:currency="BRL" office:value="-1656.6" calcext:value-type="currency">
            <text:p>-R$ 1.656,60</text:p>
          </table:table-cell>
          <table:table-cell table:style-name="ce9" office:value-type="currency" office:currency="BRL" office:value="-2015.02" calcext:value-type="currency">
            <text:p>-R$ 2.015,0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71.62" calcext:value-type="currency">
            <text:p>-R$ 3.671,62</text:p>
          </table:table-cell>
          <table:table-cell table:style-name="ce9" office:value-type="currency" office:currency="BRL" office:value="10474.49" calcext:value-type="currency">
            <text:p>R$ 10.474,49</text:p>
          </table:table-cell>
          <table:table-cell table:number-columns-repeated="16365"/>
        </table:table-row>
        <table:table-row table:style-name="ro2">
          <table:table-cell office:value-type="float" office:value="4000176" calcext:value-type="float">
            <text:p>4000176</text:p>
          </table:table-cell>
          <table:table-cell table:style-name="Default" office:value-type="string" calcext:value-type="string">
            <text:p>BERNARDA DA COSTA NASCIME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2ª REGIÃO - PI</text:p>
          </table:table-cell>
          <table:table-cell table:style-name="ce9" office:value-type="currency" office:currency="BRL" office:value="21654.95" calcext:value-type="currency">
            <text:p>R$ 21.654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654.95" calcext:value-type="currency">
            <text:p>R$ 21.654,95</text:p>
          </table:table-cell>
          <table:table-cell table:style-name="ce9" office:value-type="currency" office:currency="BRL" office:value="-2177.42" calcext:value-type="currency">
            <text:p>-R$ 2.177,42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177.42" calcext:value-type="currency">
            <text:p>-R$ 2.177,42</text:p>
          </table:table-cell>
          <table:table-cell table:style-name="ce9" office:value-type="currency" office:currency="BRL" office:value="19477.53" calcext:value-type="currency">
            <text:p>R$ 19.477,53</text:p>
          </table:table-cell>
          <table:table-cell table:number-columns-repeated="16365"/>
        </table:table-row>
        <table:table-row table:style-name="ro2">
          <table:table-cell office:value-type="float" office:value="4000173" calcext:value-type="float">
            <text:p>4000173</text:p>
          </table:table-cell>
          <table:table-cell table:style-name="Default" office:value-type="string" calcext:value-type="string">
            <text:p>CARMEN DORA AMORETTY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46046.32" calcext:value-type="currency">
            <text:p>R$ 46.046,3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6046.32" calcext:value-type="currency">
            <text:p>R$ 46.046,32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2037.8" calcext:value-type="currency">
            <text:p>-R$ 2.037,80</text:p>
          </table:table-cell>
          <table:table-cell table:style-name="ce9" office:value-type="currency" office:currency="BRL" office:value="-17287.53" calcext:value-type="currency">
            <text:p>-R$ 17.287,53</text:p>
          </table:table-cell>
          <table:table-cell table:style-name="ce9" office:value-type="currency" office:currency="BRL" office:value="28758.79" calcext:value-type="currency">
            <text:p>R$ 28.758,79</text:p>
          </table:table-cell>
          <table:table-cell table:number-columns-repeated="16365"/>
        </table:table-row>
        <table:table-row table:style-name="ro2">
          <table:table-cell office:value-type="float" office:value="4000220" calcext:value-type="float">
            <text:p>4000220</text:p>
          </table:table-cell>
          <table:table-cell table:style-name="Default" office:value-type="string" calcext:value-type="string">
            <text:p>CARMEN LÚCIA MONTEIRO DE BAR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5968.75" calcext:value-type="currency">
            <text:p>R$ 35.968,7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5968.75" calcext:value-type="currency">
            <text:p>R$ 35.968,75</text:p>
          </table:table-cell>
          <table:table-cell table:style-name="ce9" office:value-type="currency" office:currency="BRL" office:value="-4771.74" calcext:value-type="currency">
            <text:p>-R$ 4.771,74</text:p>
          </table:table-cell>
          <table:table-cell table:style-name="ce9" office:value-type="currency" office:currency="BRL" office:value="-7159.58" calcext:value-type="currency">
            <text:p>-R$ 7.159,5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931.32" calcext:value-type="currency">
            <text:p>-R$ 11.931,32</text:p>
          </table:table-cell>
          <table:table-cell table:style-name="ce9" office:value-type="currency" office:currency="BRL" office:value="24037.43" calcext:value-type="currency">
            <text:p>R$ 24.037,43</text:p>
          </table:table-cell>
          <table:table-cell table:number-columns-repeated="16365"/>
        </table:table-row>
        <table:table-row table:style-name="ro2">
          <table:table-cell office:value-type="float" office:value="4000071" calcext:value-type="float">
            <text:p>4000071</text:p>
          </table:table-cell>
          <table:table-cell table:style-name="Default" office:value-type="string" calcext:value-type="string">
            <text:p>CAROLINA PINHEIRO GUIMARAES ROME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style-name="ce9" office:value-type="currency" office:currency="BRL" office:value="-2660.45" calcext:value-type="currency">
            <text:p>-R$ 2.660,45</text:p>
          </table:table-cell>
          <table:table-cell table:style-name="ce9" office:value-type="currency" office:currency="BRL" office:value="-3715.49" calcext:value-type="currency">
            <text:p>-R$ 3.715,4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375.94" calcext:value-type="currency">
            <text:p>-R$ 6.375,94</text:p>
          </table:table-cell>
          <table:table-cell table:style-name="ce9" office:value-type="currency" office:currency="BRL" office:value="12489.96" calcext:value-type="currency">
            <text:p>R$ 12.489,96</text:p>
          </table:table-cell>
          <table:table-cell table:number-columns-repeated="16365"/>
        </table:table-row>
        <table:table-row table:style-name="ro2">
          <table:table-cell office:value-type="float" office:value="4000350" calcext:value-type="float">
            <text:p>4000350</text:p>
          </table:table-cell>
          <table:table-cell table:style-name="Default" office:value-type="string" calcext:value-type="string">
            <text:p>CATARINA DE SENA BENEVIDES SIQ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9" office:value-type="currency" office:currency="BRL" office:value="19287.96" calcext:value-type="currency">
            <text:p>R$ 19.287,9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287.96" calcext:value-type="currency">
            <text:p>R$ 19.287,96</text:p>
          </table:table-cell>
          <table:table-cell table:style-name="ce9" office:value-type="currency" office:currency="BRL" office:value="-1786.87" calcext:value-type="currency">
            <text:p>-R$ 1.786,87</text:p>
          </table:table-cell>
          <table:table-cell table:style-name="ce9" office:value-type="currency" office:currency="BRL" office:value="-3916.79" calcext:value-type="currency">
            <text:p>-R$ 3.916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703.66" calcext:value-type="currency">
            <text:p>-R$ 5.703,66</text:p>
          </table:table-cell>
          <table:table-cell table:style-name="ce9" office:value-type="currency" office:currency="BRL" office:value="13584.3" calcext:value-type="currency">
            <text:p>R$ 13.584,30</text:p>
          </table:table-cell>
          <table:table-cell table:number-columns-repeated="16365"/>
        </table:table-row>
        <table:table-row table:style-name="ro2">
          <table:table-cell office:value-type="float" office:value="4000334" calcext:value-type="float">
            <text:p>4000334</text:p>
          </table:table-cell>
          <table:table-cell table:style-name="Default" office:value-type="string" calcext:value-type="string">
            <text:p>CAUÃ LIM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440.17" calcext:value-type="currency">
            <text:p>R$ 2.440,17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2" calcext:value-type="currency">
            <text:p>R$ 0,2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0.39" calcext:value-type="currency">
            <text:p>R$ 2.440,39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0.39" calcext:value-type="currency">
            <text:p>R$ 2.440,39</text:p>
          </table:table-cell>
          <table:table-cell table:number-columns-repeated="16365"/>
        </table:table-row>
        <table:table-row table:style-name="ro2">
          <table:table-cell office:value-type="float" office:value="4000358" calcext:value-type="float">
            <text:p>4000358</text:p>
          </table:table-cell>
          <table:table-cell table:style-name="Default" office:value-type="string" calcext:value-type="string">
            <text:p>CECÍLIA HELENA RODRIG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10513.29" calcext:value-type="currency">
            <text:p>R$ 10.513,2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513.29" calcext:value-type="currency">
            <text:p>R$ 10.513,29</text:p>
          </table:table-cell>
          <table:table-cell table:style-name="ce9" office:value-type="currency" office:currency="BRL" office:value="-395.45" calcext:value-type="currency">
            <text:p>-R$ 395,45</text:p>
          </table:table-cell>
          <table:table-cell table:style-name="ce9" office:value-type="currency" office:currency="BRL" office:value="-1839.83" calcext:value-type="currency">
            <text:p>-R$ 1.839,8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235.28" calcext:value-type="currency">
            <text:p>-R$ 2.235,28</text:p>
          </table:table-cell>
          <table:table-cell table:style-name="ce9" office:value-type="currency" office:currency="BRL" office:value="8278.01" calcext:value-type="currency">
            <text:p>R$ 8.278,01</text:p>
          </table:table-cell>
          <table:table-cell table:number-columns-repeated="16365"/>
        </table:table-row>
        <table:table-row table:style-name="ro2">
          <table:table-cell office:value-type="float" office:value="4300042" calcext:value-type="float">
            <text:p>4300042</text:p>
          </table:table-cell>
          <table:table-cell table:style-name="Default" office:value-type="string" calcext:value-type="string">
            <text:p>CLAUDI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style-name="ce9" office:value-type="currency" office:currency="BRL" office:value="-1276.68" calcext:value-type="currency">
            <text:p>-R$ 1.276,68</text:p>
          </table:table-cell>
          <table:table-cell table:style-name="ce9" office:value-type="currency" office:currency="BRL" office:value="-1346.97" calcext:value-type="currency">
            <text:p>-R$ 1.346,9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23.65" calcext:value-type="currency">
            <text:p>-R$ 2.623,65</text:p>
          </table:table-cell>
          <table:table-cell table:style-name="ce9" office:value-type="currency" office:currency="BRL" office:value="6809.3" calcext:value-type="currency">
            <text:p>R$ 6.809,30</text:p>
          </table:table-cell>
          <table:table-cell table:number-columns-repeated="16365"/>
        </table:table-row>
        <table:table-row table:style-name="ro2">
          <table:table-cell office:value-type="float" office:value="4000158" calcext:value-type="float">
            <text:p>4000158</text:p>
          </table:table-cell>
          <table:table-cell table:style-name="Default" office:value-type="string" calcext:value-type="string">
            <text:p>CLAUDIA MARIA RODRIGUES ROCHA FING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9" office:value-type="currency" office:currency="BRL" office:value="13034.1" calcext:value-type="currency">
            <text:p>R$ 13.034,10</text:p>
          </table:table-cell>
          <table:table-cell table:style-name="ce9" office:value-type="currency" office:currency="BRL" office:value="2623.21" calcext:value-type="currency">
            <text:p>R$ 2.623,21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657.31" calcext:value-type="currency">
            <text:p>R$ 15.657,31</text:p>
          </table:table-cell>
          <table:table-cell table:style-name="ce9" office:value-type="currency" office:currency="BRL" office:value="-798.93" calcext:value-type="currency">
            <text:p>-R$ 798,93</text:p>
          </table:table-cell>
          <table:table-cell table:style-name="ce9" office:value-type="currency" office:currency="BRL" office:value="-2540.67" calcext:value-type="currency">
            <text:p>-R$ 2.540,6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700.98" calcext:value-type="currency">
            <text:p>-R$ 5.700,98</text:p>
          </table:table-cell>
          <table:table-cell table:style-name="ce9" office:value-type="currency" office:currency="BRL" office:value="9956.33" calcext:value-type="currency">
            <text:p>R$ 9.956,33</text:p>
          </table:table-cell>
          <table:table-cell table:number-columns-repeated="16365"/>
        </table:table-row>
        <table:table-row table:style-name="ro2">
          <table:table-cell office:value-type="float" office:value="4000231" calcext:value-type="float">
            <text:p>4000231</text:p>
          </table:table-cell>
          <table:table-cell table:style-name="Default" office:value-type="string" calcext:value-type="string">
            <text:p>CLEMILDA NUNES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9" office:value-type="currency" office:currency="BRL" office:value="15285.26" calcext:value-type="currency">
            <text:p>R$ 15.285,2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285.26" calcext:value-type="currency">
            <text:p>R$ 15.285,26</text:p>
          </table:table-cell>
          <table:table-cell table:style-name="ce9" office:value-type="currency" office:currency="BRL" office:value="-1126.42" calcext:value-type="currency">
            <text:p>-R$ 1.126,42</text:p>
          </table:table-cell>
          <table:table-cell table:style-name="ce9" office:value-type="currency" office:currency="BRL" office:value="-2997.68" calcext:value-type="currency">
            <text:p>-R$ 2.997,6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124.1" calcext:value-type="currency">
            <text:p>-R$ 4.124,10</text:p>
          </table:table-cell>
          <table:table-cell table:style-name="ce9" office:value-type="currency" office:currency="BRL" office:value="11161.16" calcext:value-type="currency">
            <text:p>R$ 11.161,16</text:p>
          </table:table-cell>
          <table:table-cell table:number-columns-repeated="16365"/>
        </table:table-row>
        <table:table-row table:style-name="ro2">
          <table:table-cell office:value-type="float" office:value="4000361" calcext:value-type="float">
            <text:p>4000361</text:p>
          </table:table-cell>
          <table:table-cell table:style-name="Default" office:value-type="string" calcext:value-type="string">
            <text:p>CLEONICE CONCEIÇÃ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7735.04" calcext:value-type="currency">
            <text:p>R$ 7.735,0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735.04" calcext:value-type="currency">
            <text:p>R$ 7.735,0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75.81" calcext:value-type="currency">
            <text:p>-R$ 1.075,8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75.81" calcext:value-type="currency">
            <text:p>-R$ 1.075,81</text:p>
          </table:table-cell>
          <table:table-cell table:style-name="ce9" office:value-type="currency" office:currency="BRL" office:value="6659.23" calcext:value-type="currency">
            <text:p>R$ 6.659,23</text:p>
          </table:table-cell>
          <table:table-cell table:number-columns-repeated="16365"/>
        </table:table-row>
        <table:table-row table:style-name="ro2">
          <table:table-cell office:value-type="float" office:value="4400243" calcext:value-type="float">
            <text:p>4400243</text:p>
          </table:table-cell>
          <table:table-cell table:style-name="Default" office:value-type="string" calcext:value-type="string">
            <text:p>DAVI DEMETRIUS AIRES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6191.04" calcext:value-type="currency">
            <text:p>R$ 6.191,0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191.04" calcext:value-type="currency">
            <text:p>R$ 6.191,04</text:p>
          </table:table-cell>
          <table:table-cell table:style-name="ce9" office:value-type="currency" office:currency="BRL" office:value="-333.22" calcext:value-type="currency">
            <text:p>-R$ 333,22</text:p>
          </table:table-cell>
          <table:table-cell table:style-name="ce9" office:value-type="currency" office:currency="BRL" office:value="-651.21" calcext:value-type="currency">
            <text:p>-R$ 651,2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84.43" calcext:value-type="currency">
            <text:p>-R$ 984,43</text:p>
          </table:table-cell>
          <table:table-cell table:style-name="ce9" office:value-type="currency" office:currency="BRL" office:value="5206.61" calcext:value-type="currency">
            <text:p>R$ 5.206,61</text:p>
          </table:table-cell>
          <table:table-cell table:number-columns-repeated="16365"/>
        </table:table-row>
        <table:table-row table:style-name="ro2">
          <table:table-cell office:value-type="float" office:value="4000335" calcext:value-type="float">
            <text:p>4000335</text:p>
          </table:table-cell>
          <table:table-cell table:style-name="Default" office:value-type="string" calcext:value-type="string">
            <text:p>DAVI LIM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440.17" calcext:value-type="currency">
            <text:p>R$ 2.440,17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2" calcext:value-type="currency">
            <text:p>R$ 0,2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0.39" calcext:value-type="currency">
            <text:p>R$ 2.440,39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0.39" calcext:value-type="currency">
            <text:p>R$ 2.440,39</text:p>
          </table:table-cell>
          <table:table-cell table:number-columns-repeated="16365"/>
        </table:table-row>
        <table:table-row table:style-name="ro2">
          <table:table-cell office:value-type="float" office:value="4000279" calcext:value-type="float">
            <text:p>4000279</text:p>
          </table:table-cell>
          <table:table-cell table:style-name="Default" office:value-type="string" calcext:value-type="string">
            <text:p>DEBORA CRISTINA SAF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21068.3" calcext:value-type="currency">
            <text:p>R$ 21.068,3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068.3" calcext:value-type="currency">
            <text:p>R$ 21.068,30</text:p>
          </table:table-cell>
          <table:table-cell table:style-name="ce9" office:value-type="currency" office:currency="BRL" office:value="-2080.62" calcext:value-type="currency">
            <text:p>-R$ 2.080,62</text:p>
          </table:table-cell>
          <table:table-cell table:style-name="ce9" office:value-type="currency" office:currency="BRL" office:value="-4325.61" calcext:value-type="currency">
            <text:p>-R$ 4.325,6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406.23" calcext:value-type="currency">
            <text:p>-R$ 6.406,23</text:p>
          </table:table-cell>
          <table:table-cell table:style-name="ce9" office:value-type="currency" office:currency="BRL" office:value="14662.07" calcext:value-type="currency">
            <text:p>R$ 14.662,07</text:p>
          </table:table-cell>
          <table:table-cell table:number-columns-repeated="16365"/>
        </table:table-row>
        <table:table-row table:style-name="ro2">
          <table:table-cell office:value-type="float" office:value="4000041" calcext:value-type="float">
            <text:p>4000041</text:p>
          </table:table-cell>
          <table:table-cell table:style-name="Default" office:value-type="string" calcext:value-type="string">
            <text:p>DELZA FRANCISCA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067.27" calcext:value-type="currency">
            <text:p>R$ 1.067,27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874.51" calcext:value-type="currency">
            <text:p>R$ 13.874,51</text:p>
          </table:table-cell>
          <table:table-cell table:style-name="ce9" office:value-type="currency" office:currency="BRL" office:value="-893.65" calcext:value-type="currency">
            <text:p>-R$ 893,65</text:p>
          </table:table-cell>
          <table:table-cell table:style-name="ce9" office:value-type="currency" office:currency="BRL" office:value="-2150.14" calcext:value-type="currency">
            <text:p>-R$ 2.150,1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043.79" calcext:value-type="currency">
            <text:p>-R$ 3.043,79</text:p>
          </table:table-cell>
          <table:table-cell table:style-name="ce9" office:value-type="currency" office:currency="BRL" office:value="10830.72" calcext:value-type="currency">
            <text:p>R$ 10.830,72</text:p>
          </table:table-cell>
          <table:table-cell table:number-columns-repeated="16365"/>
        </table:table-row>
        <table:table-row table:style-name="ro2">
          <table:table-cell office:value-type="float" office:value="4000201" calcext:value-type="float">
            <text:p>4000201</text:p>
          </table:table-cell>
          <table:table-cell table:style-name="Default" office:value-type="string" calcext:value-type="string">
            <text:p>DENISE DO COUTO RAMOS CAVALCANTI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40612.77" calcext:value-type="currency">
            <text:p>R$ 40.612,7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0612.77" calcext:value-type="currency">
            <text:p>R$ 40.612,77</text:p>
          </table:table-cell>
          <table:table-cell table:style-name="ce9" office:value-type="currency" office:currency="BRL" office:value="-5654.1" calcext:value-type="currency">
            <text:p>-R$ 5.654,10</text:p>
          </table:table-cell>
          <table:table-cell table:style-name="ce9" office:value-type="currency" office:currency="BRL" office:value="-8194.03" calcext:value-type="currency">
            <text:p>-R$ 8.194,0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848.13" calcext:value-type="currency">
            <text:p>-R$ 13.848,13</text:p>
          </table:table-cell>
          <table:table-cell table:style-name="ce9" office:value-type="currency" office:currency="BRL" office:value="26764.64" calcext:value-type="currency">
            <text:p>R$ 26.764,64</text:p>
          </table:table-cell>
          <table:table-cell table:number-columns-repeated="16365"/>
        </table:table-row>
        <table:table-row table:style-name="ro2">
          <table:table-cell office:value-type="float" office:value="4000324" calcext:value-type="float">
            <text:p>4000324</text:p>
          </table:table-cell>
          <table:table-cell table:style-name="Default" office:value-type="string" calcext:value-type="string">
            <text:p>DINALVA DOS SANTOS MONT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3399.74" calcext:value-type="currency">
            <text:p>R$ 3.399,7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99.74" calcext:value-type="currency">
            <text:p>R$ 3.399,74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99.74" calcext:value-type="currency">
            <text:p>R$ 3.399,74</text:p>
          </table:table-cell>
          <table:table-cell table:number-columns-repeated="16365"/>
        </table:table-row>
        <table:table-row table:style-name="ro2">
          <table:table-cell office:value-type="float" office:value="4000177" calcext:value-type="float">
            <text:p>4000177</text:p>
          </table:table-cell>
          <table:table-cell table:style-name="Default" office:value-type="string" calcext:value-type="string">
            <text:p>DIONE MACULAN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47636.27" calcext:value-type="currency">
            <text:p>R$ 47.636,2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7636.27" calcext:value-type="currency">
            <text:p>R$ 47.636,27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3627.75" calcext:value-type="currency">
            <text:p>-R$ 3.627,75</text:p>
          </table:table-cell>
          <table:table-cell table:style-name="ce9" office:value-type="currency" office:currency="BRL" office:value="-18877.48" calcext:value-type="currency">
            <text:p>-R$ 18.877,48</text:p>
          </table:table-cell>
          <table:table-cell table:style-name="ce9" office:value-type="currency" office:currency="BRL" office:value="28758.79" calcext:value-type="currency">
            <text:p>R$ 28.758,79</text:p>
          </table:table-cell>
          <table:table-cell table:number-columns-repeated="16365"/>
        </table:table-row>
        <table:table-row table:style-name="ro2">
          <table:table-cell office:value-type="float" office:value="4000318" calcext:value-type="float">
            <text:p>4000318</text:p>
          </table:table-cell>
          <table:table-cell table:style-name="Default" office:value-type="string" calcext:value-type="string">
            <text:p>DORA ANTÔNIA DA SILVA LIGEIRO BAS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27031.66" calcext:value-type="currency">
            <text:p>R$ 27.031,6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7031.66" calcext:value-type="currency">
            <text:p>R$ 27.031,66</text:p>
          </table:table-cell>
          <table:table-cell table:style-name="ce9" office:value-type="currency" office:currency="BRL" office:value="-3073.69" calcext:value-type="currency">
            <text:p>-R$ 3.073,69</text:p>
          </table:table-cell>
          <table:table-cell table:style-name="ce9" office:value-type="currency" office:currency="BRL" office:value="-5168.84" calcext:value-type="currency">
            <text:p>-R$ 5.168,8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242.53" calcext:value-type="currency">
            <text:p>-R$ 8.242,53</text:p>
          </table:table-cell>
          <table:table-cell table:style-name="ce9" office:value-type="currency" office:currency="BRL" office:value="18789.13" calcext:value-type="currency">
            <text:p>R$ 18.789,13</text:p>
          </table:table-cell>
          <table:table-cell table:number-columns-repeated="16365"/>
        </table:table-row>
        <table:table-row table:style-name="ro2">
          <table:table-cell office:value-type="float" office:value="4000085" calcext:value-type="float">
            <text:p>4000085</text:p>
          </table:table-cell>
          <table:table-cell table:style-name="Default" office:value-type="string" calcext:value-type="string">
            <text:p>DORALICE FRANCISCA DE JESUS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3275.53" calcext:value-type="currency">
            <text:p>R$ 3.275,53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6082.77" calcext:value-type="currency">
            <text:p>R$ 16.082,77</text:p>
          </table:table-cell>
          <table:table-cell table:style-name="ce9" office:value-type="currency" office:currency="BRL" office:value="-1258.01" calcext:value-type="currency">
            <text:p>-R$ 1.258,01</text:p>
          </table:table-cell>
          <table:table-cell table:style-name="ce9" office:value-type="currency" office:currency="BRL" office:value="-2657.21" calcext:value-type="currency">
            <text:p>-R$ 2.657,2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915.22" calcext:value-type="currency">
            <text:p>-R$ 3.915,22</text:p>
          </table:table-cell>
          <table:table-cell table:style-name="ce9" office:value-type="currency" office:currency="BRL" office:value="12167.55" calcext:value-type="currency">
            <text:p>R$ 12.167,55</text:p>
          </table:table-cell>
          <table:table-cell table:number-columns-repeated="16365"/>
        </table:table-row>
        <table:table-row table:style-name="ro2">
          <table:table-cell office:value-type="float" office:value="4100115" calcext:value-type="float">
            <text:p>4100115</text:p>
          </table:table-cell>
          <table:table-cell table:style-name="Default" office:value-type="string" calcext:value-type="string">
            <text:p>DORIS VICTOR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4226.38" calcext:value-type="currency">
            <text:p>R$ 4.226,38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033.62" calcext:value-type="currency">
            <text:p>R$ 17.033,62</text:p>
          </table:table-cell>
          <table:table-cell table:style-name="ce9" office:value-type="currency" office:currency="BRL" office:value="-1414.9" calcext:value-type="currency">
            <text:p>-R$ 1.414,90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14.9" calcext:value-type="currency">
            <text:p>-R$ 1.414,90</text:p>
          </table:table-cell>
          <table:table-cell table:style-name="ce9" office:value-type="currency" office:currency="BRL" office:value="15618.72" calcext:value-type="currency">
            <text:p>R$ 15.618,72</text:p>
          </table:table-cell>
          <table:table-cell table:number-columns-repeated="16365"/>
        </table:table-row>
        <table:table-row table:style-name="ro2">
          <table:table-cell office:value-type="float" office:value="4000281" calcext:value-type="float">
            <text:p>4000281</text:p>
          </table:table-cell>
          <table:table-cell table:style-name="Default" office:value-type="string" calcext:value-type="string">
            <text:p>DULCEMAR CONCEIÇÃO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3399.81" calcext:value-type="currency">
            <text:p>-R$ 3.399,81</text:p>
          </table:table-cell>
          <table:table-cell table:style-name="ce9" office:value-type="currency" office:currency="BRL" office:value="-5551.17" calcext:value-type="currency">
            <text:p>-R$ 5.551,1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7934.71" calcext:value-type="currency">
            <text:p>-R$ 17.934,71</text:p>
          </table:table-cell>
          <table:table-cell table:style-name="ce9" office:value-type="currency" office:currency="BRL" office:value="19797.1" calcext:value-type="currency">
            <text:p>R$ 19.797,10</text:p>
          </table:table-cell>
          <table:table-cell table:number-columns-repeated="16365"/>
        </table:table-row>
        <table:table-row table:style-name="ro2">
          <table:table-cell office:value-type="float" office:value="4000230" calcext:value-type="float">
            <text:p>4000230</text:p>
          </table:table-cell>
          <table:table-cell table:style-name="Default" office:value-type="string" calcext:value-type="string">
            <text:p>EDILSON GONÇ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9820.72" calcext:value-type="currency">
            <text:p>R$ 39.820,7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820.72" calcext:value-type="currency">
            <text:p>R$ 39.820,72</text:p>
          </table:table-cell>
          <table:table-cell table:style-name="ce9" office:value-type="currency" office:currency="BRL" office:value="-5503.61" calcext:value-type="currency">
            <text:p>-R$ 5.503,61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503.61" calcext:value-type="currency">
            <text:p>-R$ 5.503,61</text:p>
          </table:table-cell>
          <table:table-cell table:style-name="ce9" office:value-type="currency" office:currency="BRL" office:value="34317.11" calcext:value-type="currency">
            <text:p>R$ 34.317,11</text:p>
          </table:table-cell>
          <table:table-cell table:number-columns-repeated="16365"/>
        </table:table-row>
        <table:table-row table:style-name="ro2">
          <table:table-cell office:value-type="float" office:value="4000209" calcext:value-type="float">
            <text:p>4000209</text:p>
          </table:table-cell>
          <table:table-cell table:style-name="Default" office:value-type="string" calcext:value-type="string">
            <text:p>EDNA MARIA VILLAR LEÃO DE AQUI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1054.38" calcext:value-type="currency">
            <text:p>R$ 21.054,3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054.38" calcext:value-type="currency">
            <text:p>R$ 21.054,38</text:p>
          </table:table-cell>
          <table:table-cell table:style-name="ce9" office:value-type="currency" office:currency="BRL" office:value="-2078.33" calcext:value-type="currency">
            <text:p>-R$ 2.078,33</text:p>
          </table:table-cell>
          <table:table-cell table:style-name="ce9" office:value-type="currency" office:currency="BRL" office:value="-3798.81" calcext:value-type="currency">
            <text:p>-R$ 3.798,8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877.14" calcext:value-type="currency">
            <text:p>-R$ 5.877,14</text:p>
          </table:table-cell>
          <table:table-cell table:style-name="ce9" office:value-type="currency" office:currency="BRL" office:value="15177.24" calcext:value-type="currency">
            <text:p>R$ 15.177,24</text:p>
          </table:table-cell>
          <table:table-cell table:number-columns-repeated="16365"/>
        </table:table-row>
        <table:table-row table:style-name="ro2">
          <table:table-cell office:value-type="float" office:value="4000245" calcext:value-type="float">
            <text:p>4000245</text:p>
          </table:table-cell>
          <table:table-cell table:style-name="Default" office:value-type="string" calcext:value-type="string">
            <text:p>EDUARDO DE CASTILHO MARQUES DE SOU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7706.67" calcext:value-type="currency">
            <text:p>R$ 17.706,6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706.67" calcext:value-type="currency">
            <text:p>R$ 17.706,67</text:p>
          </table:table-cell>
          <table:table-cell table:style-name="ce9" office:value-type="currency" office:currency="BRL" office:value="-1525.96" calcext:value-type="currency">
            <text:p>-R$ 1.525,96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525.96" calcext:value-type="currency">
            <text:p>-R$ 1.525,96</text:p>
          </table:table-cell>
          <table:table-cell table:style-name="ce9" office:value-type="currency" office:currency="BRL" office:value="16180.71" calcext:value-type="currency">
            <text:p>R$ 16.180,71</text:p>
          </table:table-cell>
          <table:table-cell table:number-columns-repeated="16365"/>
        </table:table-row>
        <table:table-row table:style-name="ro2">
          <table:table-cell office:value-type="float" office:value="4000339" calcext:value-type="float">
            <text:p>4000339</text:p>
          </table:table-cell>
          <table:table-cell table:style-name="Default" office:value-type="string" calcext:value-type="string">
            <text:p>EDWALDO DE MEIRA BARBOSA NE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9ª REGIÃO - AL</text:p>
          </table:table-cell>
          <table:table-cell table:style-name="ce9" office:value-type="currency" office:currency="BRL" office:value="5116.14" calcext:value-type="currency">
            <text:p>R$ 5.116,1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116.14" calcext:value-type="currency">
            <text:p>R$ 5.116,1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1.28" calcext:value-type="currency">
            <text:p>-R$ 361,2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1.28" calcext:value-type="currency">
            <text:p>-R$ 361,28</text:p>
          </table:table-cell>
          <table:table-cell table:style-name="ce9" office:value-type="currency" office:currency="BRL" office:value="4754.86" calcext:value-type="currency">
            <text:p>R$ 4.754,86</text:p>
          </table:table-cell>
          <table:table-cell table:number-columns-repeated="16365"/>
        </table:table-row>
        <table:table-row table:style-name="ro2">
          <table:table-cell office:value-type="float" office:value="4000198" calcext:value-type="float">
            <text:p>4000198</text:p>
          </table:table-cell>
          <table:table-cell table:style-name="Default" office:value-type="string" calcext:value-type="string">
            <text:p>ELADIR MIRANDA CHAVES FERR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40324.1" calcext:value-type="currency">
            <text:p>R$ 40.324,1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0324.1" calcext:value-type="currency">
            <text:p>R$ 40.324,10</text:p>
          </table:table-cell>
          <table:table-cell table:style-name="ce9" office:value-type="currency" office:currency="BRL" office:value="-5599.25" calcext:value-type="currency">
            <text:p>-R$ 5.599,25</text:p>
          </table:table-cell>
          <table:table-cell table:style-name="ce9" office:value-type="currency" office:currency="BRL" office:value="-8129.73" calcext:value-type="currency">
            <text:p>-R$ 8.129,7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728.98" calcext:value-type="currency">
            <text:p>-R$ 13.728,98</text:p>
          </table:table-cell>
          <table:table-cell table:style-name="ce9" office:value-type="currency" office:currency="BRL" office:value="26595.12" calcext:value-type="currency">
            <text:p>R$ 26.595,12</text:p>
          </table:table-cell>
          <table:table-cell table:number-columns-repeated="16365"/>
        </table:table-row>
        <table:table-row table:style-name="ro2">
          <table:table-cell office:value-type="float" office:value="4000178" calcext:value-type="float">
            <text:p>4000178</text:p>
          </table:table-cell>
          <table:table-cell table:style-name="Default" office:value-type="string" calcext:value-type="string">
            <text:p>ELEN MARA NEGRO FILARD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48230.79" calcext:value-type="currency">
            <text:p>R$ 48.230,7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8230.79" calcext:value-type="currency">
            <text:p>R$ 48.230,79</text:p>
          </table:table-cell>
          <table:table-cell table:style-name="ce9" office:value-type="currency" office:currency="BRL" office:value="-5046.79" calcext:value-type="currency">
            <text:p>-R$ 5.046,79</text:p>
          </table:table-cell>
          <table:table-cell table:style-name="ce9" office:value-type="currency" office:currency="BRL" office:value="-7482.05" calcext:value-type="currency">
            <text:p>-R$ 7.482,05</text:p>
          </table:table-cell>
          <table:table-cell table:style-name="ce9" office:value-type="currency" office:currency="BRL" office:value="-10814.37" calcext:value-type="currency">
            <text:p>-R$ 10.814,37</text:p>
          </table:table-cell>
          <table:table-cell table:style-name="ce9" office:value-type="currency" office:currency="BRL" office:value="-23343.21" calcext:value-type="currency">
            <text:p>-R$ 23.343,21</text:p>
          </table:table-cell>
          <table:table-cell table:style-name="ce9" office:value-type="currency" office:currency="BRL" office:value="24887.58" calcext:value-type="currency">
            <text:p>R$ 24.887,58</text:p>
          </table:table-cell>
          <table:table-cell table:number-columns-repeated="16365"/>
        </table:table-row>
        <table:table-row table:style-name="ro2">
          <table:table-cell office:value-type="float" office:value="4000261" calcext:value-type="float">
            <text:p>4000261</text:p>
          </table:table-cell>
          <table:table-cell table:style-name="Default" office:value-type="string" calcext:value-type="string">
            <text:p>ELENA CORREI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11808.03" calcext:value-type="currency">
            <text:p>R$ 11.808,0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1808.03" calcext:value-type="currency">
            <text:p>R$ 11.808,03</text:p>
          </table:table-cell>
          <table:table-cell table:style-name="ce9" office:value-type="currency" office:currency="BRL" office:value="-583.19" calcext:value-type="currency">
            <text:p>-R$ 583,19</text:p>
          </table:table-cell>
          <table:table-cell table:style-name="ce9" office:value-type="currency" office:currency="BRL" office:value="-2190.83" calcext:value-type="currency">
            <text:p>-R$ 2.190,8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774.02" calcext:value-type="currency">
            <text:p>-R$ 2.774,02</text:p>
          </table:table-cell>
          <table:table-cell table:style-name="ce9" office:value-type="currency" office:currency="BRL" office:value="9034.01" calcext:value-type="currency">
            <text:p>R$ 9.034,01</text:p>
          </table:table-cell>
          <table:table-cell table:number-columns-repeated="16365"/>
        </table:table-row>
        <table:table-row table:style-name="ro2">
          <table:table-cell office:value-type="float" office:value="4000045" calcext:value-type="float">
            <text:p>4000045</text:p>
          </table:table-cell>
          <table:table-cell table:style-name="Default" office:value-type="string" calcext:value-type="string">
            <text:p>ELINEIDE BARBOSA DE ALBUQUERQU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800.45" calcext:value-type="currency">
            <text:p>R$ 800,4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204.06" calcext:value-type="currency">
            <text:p>R$ 7.204,06</text:p>
          </table:table-cell>
          <table:table-cell table:style-name="ce9" office:value-type="currency" office:currency="BRL" office:value="-490.84" calcext:value-type="currency">
            <text:p>-R$ 490,84</text:p>
          </table:table-cell>
          <table:table-cell table:style-name="ce9" office:value-type="currency" office:currency="BRL" office:value="-929.79" calcext:value-type="currency">
            <text:p>-R$ 929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20.63" calcext:value-type="currency">
            <text:p>-R$ 1.420,63</text:p>
          </table:table-cell>
          <table:table-cell table:style-name="ce9" office:value-type="currency" office:currency="BRL" office:value="5783.43" calcext:value-type="currency">
            <text:p>R$ 5.783,43</text:p>
          </table:table-cell>
          <table:table-cell table:number-columns-repeated="16365"/>
        </table:table-row>
        <table:table-row table:style-name="ro2">
          <table:table-cell office:value-type="float" office:value="4000282" calcext:value-type="float">
            <text:p>4000282</text:p>
          </table:table-cell>
          <table:table-cell table:style-name="Default" office:value-type="string" calcext:value-type="string">
            <text:p>ELISA NUNES DOURADO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3135.72" calcext:value-type="currency">
            <text:p>R$ 13.135,7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135.72" calcext:value-type="currency">
            <text:p>R$ 13.135,72</text:p>
          </table:table-cell>
          <table:table-cell table:style-name="ce9" office:value-type="currency" office:currency="BRL" office:value="-1469.57" calcext:value-type="currency">
            <text:p>-R$ 1.469,57</text:p>
          </table:table-cell>
          <table:table-cell table:style-name="ce9" office:value-type="currency" office:currency="BRL" office:value="-2312.19" calcext:value-type="currency">
            <text:p>-R$ 2.312,1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781.76" calcext:value-type="currency">
            <text:p>-R$ 3.781,76</text:p>
          </table:table-cell>
          <table:table-cell table:style-name="ce9" office:value-type="currency" office:currency="BRL" office:value="9353.96" calcext:value-type="currency">
            <text:p>R$ 9.353,96</text:p>
          </table:table-cell>
          <table:table-cell table:number-columns-repeated="16365"/>
        </table:table-row>
        <table:table-row table:style-name="ro2">
          <table:table-cell office:value-type="float" office:value="4000262" calcext:value-type="float">
            <text:p>4000262</text:p>
          </table:table-cell>
          <table:table-cell table:style-name="Default" office:value-type="string" calcext:value-type="string">
            <text:p>ELITA CAMPOS DE MORA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2752.53" calcext:value-type="currency">
            <text:p>R$ 2.752,53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14" calcext:value-type="currency">
            <text:p>R$ 0,1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156.28" calcext:value-type="currency">
            <text:p>R$ 9.156,28</text:p>
          </table:table-cell>
          <table:table-cell table:style-name="ce9" office:value-type="currency" office:currency="BRL" office:value="-552.43" calcext:value-type="currency">
            <text:p>-R$ 552,43</text:p>
          </table:table-cell>
          <table:table-cell table:style-name="ce9" office:value-type="currency" office:currency="BRL" office:value="-512.24" calcext:value-type="currency">
            <text:p>-R$ 512,2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43.65" calcext:value-type="currency">
            <text:p>-R$ 2.643,65</text:p>
          </table:table-cell>
          <table:table-cell table:style-name="ce9" office:value-type="currency" office:currency="BRL" office:value="6512.63" calcext:value-type="currency">
            <text:p>R$ 6.512,63</text:p>
          </table:table-cell>
          <table:table-cell table:number-columns-repeated="16365"/>
        </table:table-row>
        <table:table-row table:style-name="ro2">
          <table:table-cell office:value-type="float" office:value="4200045" calcext:value-type="float">
            <text:p>4200045</text:p>
          </table:table-cell>
          <table:table-cell table:style-name="Default" office:value-type="string" calcext:value-type="string">
            <text:p>ELIVANIA BARBOSA DE ALBUQUERQU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800.45" calcext:value-type="currency">
            <text:p>R$ 800,4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204.06" calcext:value-type="currency">
            <text:p>R$ 7.204,06</text:p>
          </table:table-cell>
          <table:table-cell table:style-name="ce9" office:value-type="currency" office:currency="BRL" office:value="-490.84" calcext:value-type="currency">
            <text:p>-R$ 490,84</text:p>
          </table:table-cell>
          <table:table-cell table:style-name="ce9" office:value-type="currency" office:currency="BRL" office:value="-929.79" calcext:value-type="currency">
            <text:p>-R$ 929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20.63" calcext:value-type="currency">
            <text:p>-R$ 1.420,63</text:p>
          </table:table-cell>
          <table:table-cell table:style-name="ce9" office:value-type="currency" office:currency="BRL" office:value="5783.43" calcext:value-type="currency">
            <text:p>R$ 5.783,43</text:p>
          </table:table-cell>
          <table:table-cell table:number-columns-repeated="16365"/>
        </table:table-row>
        <table:table-row table:style-name="ro2">
          <table:table-cell office:value-type="float" office:value="4000299" calcext:value-type="float">
            <text:p>4000299</text:p>
          </table:table-cell>
          <table:table-cell table:style-name="Default" office:value-type="string" calcext:value-type="string">
            <text:p>ELIZABETE RIBEIRO D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6989.7" calcext:value-type="currency">
            <text:p>R$ 6.989,7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989.7" calcext:value-type="currency">
            <text:p>R$ 6.989,70</text:p>
          </table:table-cell>
          <table:table-cell table:style-name="ce9" office:value-type="currency" office:currency="BRL" office:value="-455.48" calcext:value-type="currency">
            <text:p>-R$ 455,48</text:p>
          </table:table-cell>
          <table:table-cell table:style-name="ce9" office:value-type="currency" office:currency="BRL" office:value="-870.84" calcext:value-type="currency">
            <text:p>-R$ 870,8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26.32" calcext:value-type="currency">
            <text:p>-R$ 1.326,32</text:p>
          </table:table-cell>
          <table:table-cell table:style-name="ce9" office:value-type="currency" office:currency="BRL" office:value="5663.38" calcext:value-type="currency">
            <text:p>R$ 5.663,38</text:p>
          </table:table-cell>
          <table:table-cell table:number-columns-repeated="16365"/>
        </table:table-row>
        <table:table-row table:style-name="ro2">
          <table:table-cell office:value-type="float" office:value="4000081" calcext:value-type="float">
            <text:p>4000081</text:p>
          </table:table-cell>
          <table:table-cell table:style-name="Default" office:value-type="string" calcext:value-type="string">
            <text:p>ELIZABETH CRISTINA LOURENÇO BENEDI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21013.03" calcext:value-type="currency">
            <text:p>R$ 21.013,0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013.03" calcext:value-type="currency">
            <text:p>R$ 21.013,03</text:p>
          </table:table-cell>
          <table:table-cell table:style-name="ce9" office:value-type="currency" office:currency="BRL" office:value="-2071.5" calcext:value-type="currency">
            <text:p>-R$ 2.071,50</text:p>
          </table:table-cell>
          <table:table-cell table:style-name="ce9" office:value-type="currency" office:currency="BRL" office:value="-4312.92" calcext:value-type="currency">
            <text:p>-R$ 4.312,9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384.42" calcext:value-type="currency">
            <text:p>-R$ 6.384,42</text:p>
          </table:table-cell>
          <table:table-cell table:style-name="ce9" office:value-type="currency" office:currency="BRL" office:value="14628.61" calcext:value-type="currency">
            <text:p>R$ 14.628,61</text:p>
          </table:table-cell>
          <table:table-cell table:number-columns-repeated="16365"/>
        </table:table-row>
        <table:table-row table:style-name="ro2">
          <table:table-cell office:value-type="float" office:value="4000325" calcext:value-type="float">
            <text:p>4000325</text:p>
          </table:table-cell>
          <table:table-cell table:style-name="Default" office:value-type="string" calcext:value-type="string">
            <text:p>ELIZÂNGELA DE MORAIS CANDIDO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9" office:value-type="currency" office:currency="BRL" office:value="2624.33" calcext:value-type="currency">
            <text:p>R$ 2.624,33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4" calcext:value-type="currency">
            <text:p>R$ 0,2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624.57" calcext:value-type="currency">
            <text:p>R$ 2.624,57</text:p>
          </table:table-cell>
          <table:table-cell table:style-name="ce9" office:value-type="currency" office:currency="BRL" office:value="-4.28" calcext:value-type="currency">
            <text:p>-R$ 4,28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.28" calcext:value-type="currency">
            <text:p>-R$ 4,28</text:p>
          </table:table-cell>
          <table:table-cell table:style-name="ce9" office:value-type="currency" office:currency="BRL" office:value="2620.29" calcext:value-type="currency">
            <text:p>R$ 2.620,29</text:p>
          </table:table-cell>
          <table:table-cell table:number-columns-repeated="16365"/>
        </table:table-row>
        <table:table-row table:style-name="ro2">
          <table:table-cell office:value-type="float" office:value="4000151" calcext:value-type="float">
            <text:p>4000151</text:p>
          </table:table-cell>
          <table:table-cell table:style-name="Default" office:value-type="string" calcext:value-type="string">
            <text:p>ELZA GASPAR GINEFRA MO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43787.06" calcext:value-type="currency">
            <text:p>R$ 43.787,0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3787.06" calcext:value-type="currency">
            <text:p>R$ 43.787,0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7.95" calcext:value-type="currency">
            <text:p>-R$ 147,95</text:p>
          </table:table-cell>
          <table:table-cell table:style-name="ce9" office:value-type="currency" office:currency="BRL" office:value="-38353.78" calcext:value-type="currency">
            <text:p>-R$ 38.353,78</text:p>
          </table:table-cell>
          <table:table-cell table:style-name="ce9" office:value-type="currency" office:currency="BRL" office:value="-41577.41" calcext:value-type="currency">
            <text:p>-R$ 41.577,41</text:p>
          </table:table-cell>
          <table:table-cell table:style-name="ce9" office:value-type="currency" office:currency="BRL" office:value="2209.65" calcext:value-type="currency">
            <text:p>R$ 2.209,65</text:p>
          </table:table-cell>
          <table:table-cell table:number-columns-repeated="16365"/>
        </table:table-row>
        <table:table-row table:style-name="ro2">
          <table:table-cell office:value-type="float" office:value="4000341" calcext:value-type="float">
            <text:p>4000341</text:p>
          </table:table-cell>
          <table:table-cell table:style-name="Default" office:value-type="string" calcext:value-type="string">
            <text:p>EMA JOY DO EIRADO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23588.17" calcext:value-type="currency">
            <text:p>R$ 23.588,1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3588.17" calcext:value-type="currency">
            <text:p>R$ 23.588,17</text:p>
          </table:table-cell>
          <table:table-cell table:style-name="ce9" office:value-type="currency" office:currency="BRL" office:value="-2496.4" calcext:value-type="currency">
            <text:p>-R$ 2.496,40</text:p>
          </table:table-cell>
          <table:table-cell table:style-name="ce9" office:value-type="currency" office:currency="BRL" office:value="-4380.64" calcext:value-type="currency">
            <text:p>-R$ 4.380,6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877.04" calcext:value-type="currency">
            <text:p>-R$ 6.877,04</text:p>
          </table:table-cell>
          <table:table-cell table:style-name="ce9" office:value-type="currency" office:currency="BRL" office:value="16711.13" calcext:value-type="currency">
            <text:p>R$ 16.711,13</text:p>
          </table:table-cell>
          <table:table-cell table:number-columns-repeated="16365"/>
        </table:table-row>
        <table:table-row table:style-name="ro2">
          <table:table-cell office:value-type="float" office:value="4000006" calcext:value-type="float">
            <text:p>4000006</text:p>
          </table:table-cell>
          <table:table-cell table:style-name="Default" office:value-type="string" calcext:value-type="string">
            <text:p>EMILIA DOS SANTOS VI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7292.45" calcext:value-type="currency">
            <text:p>-R$ 7.292,45</text:p>
          </table:table-cell>
          <table:table-cell table:style-name="ce9" office:value-type="currency" office:currency="BRL" office:value="-22542.18" calcext:value-type="currency">
            <text:p>-R$ 22.542,18</text:p>
          </table:table-cell>
          <table:table-cell table:style-name="ce9" office:value-type="currency" office:currency="BRL" office:value="19265.91" calcext:value-type="currency">
            <text:p>R$ 19.265,91</text:p>
          </table:table-cell>
          <table:table-cell table:number-columns-repeated="16365"/>
        </table:table-row>
        <table:table-row table:style-name="ro2">
          <table:table-cell office:value-type="float" office:value="4000297" calcext:value-type="float">
            <text:p>4000297</text:p>
          </table:table-cell>
          <table:table-cell table:style-name="Default" office:value-type="string" calcext:value-type="string">
            <text:p>ERCILIA RIBEIRO D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6989.7" calcext:value-type="currency">
            <text:p>R$ 6.989,7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989.7" calcext:value-type="currency">
            <text:p>R$ 6.989,70</text:p>
          </table:table-cell>
          <table:table-cell table:style-name="ce9" office:value-type="currency" office:currency="BRL" office:value="-455.48" calcext:value-type="currency">
            <text:p>-R$ 455,48</text:p>
          </table:table-cell>
          <table:table-cell table:style-name="ce9" office:value-type="currency" office:currency="BRL" office:value="-379.03" calcext:value-type="currency">
            <text:p>-R$ 379,0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34.51" calcext:value-type="currency">
            <text:p>-R$ 834,51</text:p>
          </table:table-cell>
          <table:table-cell table:style-name="ce9" office:value-type="currency" office:currency="BRL" office:value="6155.19" calcext:value-type="currency">
            <text:p>R$ 6.155,19</text:p>
          </table:table-cell>
          <table:table-cell table:number-columns-repeated="16365"/>
        </table:table-row>
        <table:table-row table:style-name="ro2">
          <table:table-cell office:value-type="float" office:value="4000238" calcext:value-type="float">
            <text:p>4000238</text:p>
          </table:table-cell>
          <table:table-cell table:style-name="Default" office:value-type="string" calcext:value-type="string">
            <text:p>ESAUMAR FAVACHO BAND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34787.83" calcext:value-type="currency">
            <text:p>R$ 34.787,8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4787.83" calcext:value-type="currency">
            <text:p>R$ 34.787,83</text:p>
          </table:table-cell>
          <table:table-cell table:style-name="ce9" office:value-type="currency" office:currency="BRL" office:value="-4547.36" calcext:value-type="currency">
            <text:p>-R$ 4.547,36</text:p>
          </table:table-cell>
          <table:table-cell table:style-name="ce9" office:value-type="currency" office:currency="BRL" office:value="-6896.53" calcext:value-type="currency">
            <text:p>-R$ 6.896,5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443.89" calcext:value-type="currency">
            <text:p>-R$ 11.443,89</text:p>
          </table:table-cell>
          <table:table-cell table:style-name="ce9" office:value-type="currency" office:currency="BRL" office:value="23343.94" calcext:value-type="currency">
            <text:p>R$ 23.343,94</text:p>
          </table:table-cell>
          <table:table-cell table:number-columns-repeated="16365"/>
        </table:table-row>
        <table:table-row table:style-name="ro2">
          <table:table-cell office:value-type="float" office:value="4000255" calcext:value-type="float">
            <text:p>4000255</text:p>
          </table:table-cell>
          <table:table-cell table:style-name="Default" office:value-type="string" calcext:value-type="string">
            <text:p>EVANIDIA DA COSTA REI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19634.3" calcext:value-type="currency">
            <text:p>R$ 19.634,3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634.3" calcext:value-type="currency">
            <text:p>R$ 19.634,30</text:p>
          </table:table-cell>
          <table:table-cell table:style-name="ce9" office:value-type="currency" office:currency="BRL" office:value="-1844.01" calcext:value-type="currency">
            <text:p>-R$ 1.844,01</text:p>
          </table:table-cell>
          <table:table-cell table:style-name="ce9" office:value-type="currency" office:currency="BRL" office:value="-3996.32" calcext:value-type="currency">
            <text:p>-R$ 3.996,3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840.33" calcext:value-type="currency">
            <text:p>-R$ 5.840,33</text:p>
          </table:table-cell>
          <table:table-cell table:style-name="ce9" office:value-type="currency" office:currency="BRL" office:value="13793.97" calcext:value-type="currency">
            <text:p>R$ 13.793,97</text:p>
          </table:table-cell>
          <table:table-cell table:number-columns-repeated="16365"/>
        </table:table-row>
        <table:table-row table:style-name="ro2">
          <table:table-cell office:value-type="float" office:value="4000308" calcext:value-type="float">
            <text:p>4000308</text:p>
          </table:table-cell>
          <table:table-cell table:style-name="Default" office:value-type="string" calcext:value-type="string">
            <text:p>EVELIN DA SILVA MUNA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0455.79" calcext:value-type="currency">
            <text:p>R$ 10.455,7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455.79" calcext:value-type="currency">
            <text:p>R$ 10.455,79</text:p>
          </table:table-cell>
          <table:table-cell table:style-name="ce9" office:value-type="currency" office:currency="BRL" office:value="-387.11" calcext:value-type="currency">
            <text:p>-R$ 387,11</text:p>
          </table:table-cell>
          <table:table-cell table:style-name="ce9" office:value-type="currency" office:currency="BRL" office:value="-1824.02" calcext:value-type="currency">
            <text:p>-R$ 1.824,0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211.13" calcext:value-type="currency">
            <text:p>-R$ 2.211,13</text:p>
          </table:table-cell>
          <table:table-cell table:style-name="ce9" office:value-type="currency" office:currency="BRL" office:value="8244.66" calcext:value-type="currency">
            <text:p>R$ 8.244,66</text:p>
          </table:table-cell>
          <table:table-cell table:number-columns-repeated="16365"/>
        </table:table-row>
        <table:table-row table:style-name="ro2">
          <table:table-cell office:value-type="float" office:value="4000253" calcext:value-type="float">
            <text:p>4000253</text:p>
          </table:table-cell>
          <table:table-cell table:style-name="Default" office:value-type="string" calcext:value-type="string">
            <text:p>FABIO BERTOLACCINI DO AMA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3685.57" calcext:value-type="currency">
            <text:p>R$ 13.685,5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685.57" calcext:value-type="currency">
            <text:p>R$ 13.685,57</text:p>
          </table:table-cell>
          <table:table-cell table:style-name="ce9" office:value-type="currency" office:currency="BRL" office:value="-862.47" calcext:value-type="currency">
            <text:p>-R$ 862,47</text:p>
          </table:table-cell>
          <table:table-cell table:style-name="ce9" office:value-type="currency" office:currency="BRL" office:value="-2630.35" calcext:value-type="currency">
            <text:p>-R$ 2.630,3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92.82" calcext:value-type="currency">
            <text:p>-R$ 3.492,82</text:p>
          </table:table-cell>
          <table:table-cell table:style-name="ce9" office:value-type="currency" office:currency="BRL" office:value="10192.75" calcext:value-type="currency">
            <text:p>R$ 10.192,75</text:p>
          </table:table-cell>
          <table:table-cell table:number-columns-repeated="16365"/>
        </table:table-row>
        <table:table-row table:style-name="ro2">
          <table:table-cell office:value-type="float" office:value="4000160" calcext:value-type="float">
            <text:p>4000160</text:p>
          </table:table-cell>
          <table:table-cell table:style-name="Default" office:value-type="string" calcext:value-type="string">
            <text:p>FRANCISCA IZILDENE ESMERALD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COORDENAÇÃO DE ARQUITETURA E ENGENHARIA</text:p>
          </table:table-cell>
          <table:table-cell table:style-name="ce9" office:value-type="currency" office:currency="BRL" office:value="20076.42" calcext:value-type="currency">
            <text:p>R$ 20.076,4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0076.42" calcext:value-type="currency">
            <text:p>R$ 20.076,42</text:p>
          </table:table-cell>
          <table:table-cell table:style-name="ce9" office:value-type="currency" office:currency="BRL" office:value="-1916.96" calcext:value-type="currency">
            <text:p>-R$ 1.916,96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916.96" calcext:value-type="currency">
            <text:p>-R$ 1.916,96</text:p>
          </table:table-cell>
          <table:table-cell table:style-name="ce9" office:value-type="currency" office:currency="BRL" office:value="18159.46" calcext:value-type="currency">
            <text:p>R$ 18.159,46</text:p>
          </table:table-cell>
          <table:table-cell table:number-columns-repeated="16365"/>
        </table:table-row>
        <table:table-row table:style-name="ro2">
          <table:table-cell office:value-type="float" office:value="4000202" calcext:value-type="float">
            <text:p>4000202</text:p>
          </table:table-cell>
          <table:table-cell table:style-name="Default" office:value-type="string" calcext:value-type="string">
            <text:p>FRANCISCA MARLUCE PORTELA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32758.71" calcext:value-type="currency">
            <text:p>R$ 32.758,7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2758.71" calcext:value-type="currency">
            <text:p>R$ 32.758,71</text:p>
          </table:table-cell>
          <table:table-cell table:style-name="ce9" office:value-type="currency" office:currency="BRL" office:value="-4161.83" calcext:value-type="currency">
            <text:p>-R$ 4.161,83</text:p>
          </table:table-cell>
          <table:table-cell table:style-name="ce9" office:value-type="currency" office:currency="BRL" office:value="-6444.54" calcext:value-type="currency">
            <text:p>-R$ 6.444,5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606.37" calcext:value-type="currency">
            <text:p>-R$ 10.606,37</text:p>
          </table:table-cell>
          <table:table-cell table:style-name="ce9" office:value-type="currency" office:currency="BRL" office:value="22152.34" calcext:value-type="currency">
            <text:p>R$ 22.152,34</text:p>
          </table:table-cell>
          <table:table-cell table:number-columns-repeated="16365"/>
        </table:table-row>
        <table:table-row table:style-name="ro2">
          <table:table-cell office:value-type="float" office:value="4000147" calcext:value-type="float">
            <text:p>4000147</text:p>
          </table:table-cell>
          <table:table-cell table:style-name="Default" office:value-type="string" calcext:value-type="string">
            <text:p>FRANCISCA MARTINS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9" office:value-type="currency" office:currency="BRL" office:value="46423.32" calcext:value-type="currency">
            <text:p>R$ 46.423,3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6423.32" calcext:value-type="currency">
            <text:p>R$ 46.423,32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2414.8" calcext:value-type="currency">
            <text:p>-R$ 2.414,80</text:p>
          </table:table-cell>
          <table:table-cell table:style-name="ce9" office:value-type="currency" office:currency="BRL" office:value="-17664.53" calcext:value-type="currency">
            <text:p>-R$ 17.664,53</text:p>
          </table:table-cell>
          <table:table-cell table:style-name="ce9" office:value-type="currency" office:currency="BRL" office:value="28758.79" calcext:value-type="currency">
            <text:p>R$ 28.758,79</text:p>
          </table:table-cell>
          <table:table-cell table:number-columns-repeated="16365"/>
        </table:table-row>
        <table:table-row table:style-name="ro2">
          <table:table-cell office:value-type="float" office:value="4000315" calcext:value-type="float">
            <text:p>4000315</text:p>
          </table:table-cell>
          <table:table-cell table:style-name="Default" office:value-type="string" calcext:value-type="string">
            <text:p>FRANCISCO DE ASSIS XAVIER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9" office:value-type="currency" office:currency="BRL" office:value="11552.91" calcext:value-type="currency">
            <text:p>R$ 11.552,9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1552.91" calcext:value-type="currency">
            <text:p>R$ 11.552,91</text:p>
          </table:table-cell>
          <table:table-cell table:style-name="ce9" office:value-type="currency" office:currency="BRL" office:value="-546.2" calcext:value-type="currency">
            <text:p>-R$ 546,20</text:p>
          </table:table-cell>
          <table:table-cell table:style-name="ce9" office:value-type="currency" office:currency="BRL" office:value="-1607.25" calcext:value-type="currency">
            <text:p>-R$ 1.607,2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153.45" calcext:value-type="currency">
            <text:p>-R$ 2.153,45</text:p>
          </table:table-cell>
          <table:table-cell table:style-name="ce9" office:value-type="currency" office:currency="BRL" office:value="9399.46" calcext:value-type="currency">
            <text:p>R$ 9.399,46</text:p>
          </table:table-cell>
          <table:table-cell table:number-columns-repeated="16365"/>
        </table:table-row>
        <table:table-row table:style-name="ro2">
          <table:table-cell office:value-type="float" office:value="4000326" calcext:value-type="float">
            <text:p>4000326</text:p>
          </table:table-cell>
          <table:table-cell table:style-name="Default" office:value-type="string" calcext:value-type="string">
            <text:p>GABRIEL CANDIDO LIM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9" office:value-type="currency" office:currency="BRL" office:value="2624.33" calcext:value-type="currency">
            <text:p>R$ 2.624,33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4" calcext:value-type="currency">
            <text:p>R$ 0,2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624.57" calcext:value-type="currency">
            <text:p>R$ 2.624,57</text:p>
          </table:table-cell>
          <table:table-cell table:style-name="ce9" office:value-type="currency" office:currency="BRL" office:value="-4.28" calcext:value-type="currency">
            <text:p>-R$ 4,28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.28" calcext:value-type="currency">
            <text:p>-R$ 4,28</text:p>
          </table:table-cell>
          <table:table-cell table:style-name="ce9" office:value-type="currency" office:currency="BRL" office:value="2620.29" calcext:value-type="currency">
            <text:p>R$ 2.620,29</text:p>
          </table:table-cell>
          <table:table-cell table:number-columns-repeated="16365"/>
        </table:table-row>
        <table:table-row table:style-name="ro2">
          <table:table-cell office:value-type="float" office:value="4000098" calcext:value-type="float">
            <text:p>4000098</text:p>
          </table:table-cell>
          <table:table-cell table:style-name="Default" office:value-type="string" calcext:value-type="string">
            <text:p>GABRIELA TRYBO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455.62" calcext:value-type="currency">
            <text:p>-R$ 455,62</text:p>
          </table:table-cell>
          <table:table-cell table:style-name="ce9" office:value-type="currency" office:currency="BRL" office:value="-15705.35" calcext:value-type="currency">
            <text:p>-R$ 15.705,35</text:p>
          </table:table-cell>
          <table:table-cell table:style-name="ce9" office:value-type="currency" office:currency="BRL" office:value="24012.34" calcext:value-type="currency">
            <text:p>R$ 24.012,34</text:p>
          </table:table-cell>
          <table:table-cell table:number-columns-repeated="16365"/>
        </table:table-row>
        <table:table-row table:style-name="ro2">
          <table:table-cell office:value-type="float" office:value="4000366" calcext:value-type="float">
            <text:p>4000366</text:p>
          </table:table-cell>
          <table:table-cell table:style-name="Default" office:value-type="string" calcext:value-type="string">
            <text:p>GEORGE RUDOLF MEZZO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15140.26" calcext:value-type="currency">
            <text:p>R$ 15.140,2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140.26" calcext:value-type="currency">
            <text:p>R$ 15.140,26</text:p>
          </table:table-cell>
          <table:table-cell table:style-name="ce9" office:value-type="currency" office:currency="BRL" office:value="-1845.48" calcext:value-type="currency">
            <text:p>-R$ 1.845,48</text:p>
          </table:table-cell>
          <table:table-cell table:style-name="ce9" office:value-type="currency" office:currency="BRL" office:value="-2760.06" calcext:value-type="currency">
            <text:p>-R$ 2.760,0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605.54" calcext:value-type="currency">
            <text:p>-R$ 4.605,54</text:p>
          </table:table-cell>
          <table:table-cell table:style-name="ce9" office:value-type="currency" office:currency="BRL" office:value="10534.72" calcext:value-type="currency">
            <text:p>R$ 10.534,72</text:p>
          </table:table-cell>
          <table:table-cell table:number-columns-repeated="16365"/>
        </table:table-row>
        <table:table-row table:style-name="ro2">
          <table:table-cell office:value-type="float" office:value="4000310" calcext:value-type="float">
            <text:p>4000310</text:p>
          </table:table-cell>
          <table:table-cell table:style-name="Default" office:value-type="string" calcext:value-type="string">
            <text:p>GERALDA RAMOS MAGALHÃ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2301.96" calcext:value-type="currency">
            <text:p>R$ 12.301,9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301.96" calcext:value-type="currency">
            <text:p>R$ 12.301,96</text:p>
          </table:table-cell>
          <table:table-cell table:style-name="ce9" office:value-type="currency" office:currency="BRL" office:value="-654.81" calcext:value-type="currency">
            <text:p>-R$ 654,81</text:p>
          </table:table-cell>
          <table:table-cell table:style-name="ce9" office:value-type="currency" office:currency="BRL" office:value="-1783.37" calcext:value-type="currency">
            <text:p>-R$ 1.783,3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438.18" calcext:value-type="currency">
            <text:p>-R$ 2.438,18</text:p>
          </table:table-cell>
          <table:table-cell table:style-name="ce9" office:value-type="currency" office:currency="BRL" office:value="9863.78" calcext:value-type="currency">
            <text:p>R$ 9.863,78</text:p>
          </table:table-cell>
          <table:table-cell table:number-columns-repeated="16365"/>
        </table:table-row>
        <table:table-row table:style-name="ro2">
          <table:table-cell office:value-type="float" office:value="4000360" calcext:value-type="float">
            <text:p>4000360</text:p>
          </table:table-cell>
          <table:table-cell table:style-name="Default" office:value-type="string" calcext:value-type="string">
            <text:p>GINETE LUCY LE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6824.15" calcext:value-type="currency">
            <text:p>R$ 6.824,1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824.15" calcext:value-type="currency">
            <text:p>R$ 6.824,1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57.04" calcext:value-type="currency">
            <text:p>-R$ 457,0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57.04" calcext:value-type="currency">
            <text:p>-R$ 457,04</text:p>
          </table:table-cell>
          <table:table-cell table:style-name="ce9" office:value-type="currency" office:currency="BRL" office:value="6367.11" calcext:value-type="currency">
            <text:p>R$ 6.367,11</text:p>
          </table:table-cell>
          <table:table-cell table:number-columns-repeated="16365"/>
        </table:table-row>
        <table:table-row table:style-name="ro2">
          <table:table-cell office:value-type="float" office:value="4100035" calcext:value-type="float">
            <text:p>4100035</text:p>
          </table:table-cell>
          <table:table-cell table:style-name="Default" office:value-type="string" calcext:value-type="string">
            <text:p>GLORIA FATIM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667.04" calcext:value-type="currency">
            <text:p>R$ 667,0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070.65" calcext:value-type="currency">
            <text:p>R$ 7.070,65</text:p>
          </table:table-cell>
          <table:table-cell table:style-name="ce9" office:value-type="currency" office:currency="BRL" office:value="-468.83" calcext:value-type="currency">
            <text:p>-R$ 468,83</text:p>
          </table:table-cell>
          <table:table-cell table:style-name="ce9" office:value-type="currency" office:currency="BRL" office:value="-395.9" calcext:value-type="currency">
            <text:p>-R$ 395,9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64.73" calcext:value-type="currency">
            <text:p>-R$ 864,73</text:p>
          </table:table-cell>
          <table:table-cell table:style-name="ce9" office:value-type="currency" office:currency="BRL" office:value="6205.92" calcext:value-type="currency">
            <text:p>R$ 6.205,92</text:p>
          </table:table-cell>
          <table:table-cell table:number-columns-repeated="16365"/>
        </table:table-row>
        <table:table-row table:style-name="ro2">
          <table:table-cell office:value-type="float" office:value="4000330" calcext:value-type="float">
            <text:p>4000330</text:p>
          </table:table-cell>
          <table:table-cell table:style-name="Default" office:value-type="string" calcext:value-type="string">
            <text:p>GLORIA REGINA LORETO SAMPA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25159.96" calcext:value-type="currency">
            <text:p>R$ 25.159,9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5159.96" calcext:value-type="currency">
            <text:p>R$ 25.159,96</text:p>
          </table:table-cell>
          <table:table-cell table:style-name="ce9" office:value-type="currency" office:currency="BRL" office:value="-2755.75" calcext:value-type="currency">
            <text:p>-R$ 2.755,75</text:p>
          </table:table-cell>
          <table:table-cell table:style-name="ce9" office:value-type="currency" office:currency="BRL" office:value="-4741.56" calcext:value-type="currency">
            <text:p>-R$ 4.741,5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497.31" calcext:value-type="currency">
            <text:p>-R$ 7.497,31</text:p>
          </table:table-cell>
          <table:table-cell table:style-name="ce9" office:value-type="currency" office:currency="BRL" office:value="17662.65" calcext:value-type="currency">
            <text:p>R$ 17.662,65</text:p>
          </table:table-cell>
          <table:table-cell table:number-columns-repeated="16365"/>
        </table:table-row>
        <table:table-row table:style-name="ro2">
          <table:table-cell office:value-type="float" office:value="4000365" calcext:value-type="float">
            <text:p>4000365</text:p>
          </table:table-cell>
          <table:table-cell table:style-name="Default" office:value-type="string" calcext:value-type="string">
            <text:p>GUGLIELMO MARCONI THOME LOP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2700.7" calcext:value-type="currency">
            <text:p>R$ 2.700,7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700.7" calcext:value-type="currency">
            <text:p>R$ 2.700,70</text:p>
          </table:table-cell>
          <table:table-cell table:number-columns-repeated="3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86.51" calcext:value-type="currency">
            <text:p>-R$ 286,51</text:p>
          </table:table-cell>
          <table:table-cell table:style-name="ce9" office:value-type="currency" office:currency="BRL" office:value="2414.19" calcext:value-type="currency">
            <text:p>R$ 2.414,19</text:p>
          </table:table-cell>
          <table:table-cell table:number-columns-repeated="16365"/>
        </table:table-row>
        <table:table-row table:style-name="ro2">
          <table:table-cell office:value-type="float" office:value="4100183" calcext:value-type="float">
            <text:p>4100183</text:p>
          </table:table-cell>
          <table:table-cell table:style-name="Default" office:value-type="string" calcext:value-type="string">
            <text:p>GUILHERME AUGUSTO PESSÔA DE ME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6680.43" calcext:value-type="currency">
            <text:p>R$ 6.680,4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680.43" calcext:value-type="currency">
            <text:p>R$ 6.680,43</text:p>
          </table:table-cell>
          <table:table-cell table:style-name="ce9" office:value-type="currency" office:currency="BRL" office:value="-404.45" calcext:value-type="currency">
            <text:p>-R$ 404,45</text:p>
          </table:table-cell>
          <table:table-cell table:style-name="ce9" office:value-type="currency" office:currency="BRL" office:value="-785.79" calcext:value-type="currency">
            <text:p>-R$ 785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90.24" calcext:value-type="currency">
            <text:p>-R$ 1.190,24</text:p>
          </table:table-cell>
          <table:table-cell table:style-name="ce9" office:value-type="currency" office:currency="BRL" office:value="5490.19" calcext:value-type="currency">
            <text:p>R$ 5.490,19</text:p>
          </table:table-cell>
          <table:table-cell table:number-columns-repeated="16365"/>
        </table:table-row>
        <table:table-row table:style-name="ro2">
          <table:table-cell office:value-type="float" office:value="4000348" calcext:value-type="float">
            <text:p>4000348</text:p>
          </table:table-cell>
          <table:table-cell table:style-name="Default" office:value-type="string" calcext:value-type="string">
            <text:p>GUILHERME BERGONCI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1217.97" calcext:value-type="currency">
            <text:p>R$ 1.217,97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13" calcext:value-type="currency">
            <text:p>R$ 0,1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18.1" calcext:value-type="currency">
            <text:p>R$ 1.218,10</text:p>
          </table:table-cell>
          <table:table-cell table:number-columns-repeated="3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20.93" calcext:value-type="currency">
            <text:p>-R$ 120,93</text:p>
          </table:table-cell>
          <table:table-cell table:style-name="ce9" office:value-type="currency" office:currency="BRL" office:value="1097.17" calcext:value-type="currency">
            <text:p>R$ 1.097,17</text:p>
          </table:table-cell>
          <table:table-cell table:number-columns-repeated="16365"/>
        </table:table-row>
        <table:table-row table:style-name="ro2">
          <table:table-cell office:value-type="float" office:value="4000108" calcext:value-type="float">
            <text:p>4000108</text:p>
          </table:table-cell>
          <table:table-cell table:style-name="Default" office:value-type="string" calcext:value-type="string">
            <text:p>HELENA HOFMEISTER MARTIN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style-name="ce9" office:value-type="currency" office:currency="BRL" office:value="-5094.78" calcext:value-type="currency">
            <text:p>-R$ 5.094,78</text:p>
          </table:table-cell>
          <table:table-cell table:style-name="ce9" office:value-type="currency" office:currency="BRL" office:value="-7538.31" calcext:value-type="currency">
            <text:p>-R$ 7.538,31</text:p>
          </table:table-cell>
          <table:table-cell table:style-name="ce9" office:value-type="currency" office:currency="BRL" office:value="-10884.05" calcext:value-type="currency">
            <text:p>-R$ 10.884,05</text:p>
          </table:table-cell>
          <table:table-cell table:style-name="ce9" office:value-type="currency" office:currency="BRL" office:value="-23517.14" calcext:value-type="currency">
            <text:p>-R$ 23.517,14</text:p>
          </table:table-cell>
          <table:table-cell table:style-name="ce9" office:value-type="currency" office:currency="BRL" office:value="18290.95" calcext:value-type="currency">
            <text:p>R$ 18.290,95</text:p>
          </table:table-cell>
          <table:table-cell table:number-columns-repeated="16365"/>
        </table:table-row>
        <table:table-row table:style-name="ro2">
          <table:table-cell office:value-type="float" office:value="4000203" calcext:value-type="float">
            <text:p>4000203</text:p>
          </table:table-cell>
          <table:table-cell table:style-name="Default" office:value-type="string" calcext:value-type="string">
            <text:p>HENRIQUETA GONÇALV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9" office:value-type="currency" office:currency="BRL" office:value="16900.66" calcext:value-type="currency">
            <text:p>R$ 16.900,6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6900.66" calcext:value-type="currency">
            <text:p>R$ 16.900,66</text:p>
          </table:table-cell>
          <table:table-cell table:style-name="ce9" office:value-type="currency" office:currency="BRL" office:value="-1392.96" calcext:value-type="currency">
            <text:p>-R$ 1.392,96</text:p>
          </table:table-cell>
          <table:table-cell table:style-name="ce9" office:value-type="currency" office:currency="BRL" office:value="-3368.61" calcext:value-type="currency">
            <text:p>-R$ 3.368,6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761.57" calcext:value-type="currency">
            <text:p>-R$ 4.761,57</text:p>
          </table:table-cell>
          <table:table-cell table:style-name="ce9" office:value-type="currency" office:currency="BRL" office:value="12139.09" calcext:value-type="currency">
            <text:p>R$ 12.139,09</text:p>
          </table:table-cell>
          <table:table-cell table:number-columns-repeated="16365"/>
        </table:table-row>
        <table:table-row table:style-name="ro2">
          <table:table-cell office:value-type="float" office:value="4000244" calcext:value-type="float">
            <text:p>4000244</text:p>
          </table:table-cell>
          <table:table-cell table:style-name="Default" office:value-type="string" calcext:value-type="string">
            <text:p>IEDA LY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10597.96" calcext:value-type="currency">
            <text:p>R$ 10.597,9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597.96" calcext:value-type="currency">
            <text:p>R$ 10.597,96</text:p>
          </table:table-cell>
          <table:table-cell table:style-name="ce9" office:value-type="currency" office:currency="BRL" office:value="-407.73" calcext:value-type="currency">
            <text:p>-R$ 407,73</text:p>
          </table:table-cell>
          <table:table-cell table:style-name="ce9" office:value-type="currency" office:currency="BRL" office:value="-1382.71" calcext:value-type="currency">
            <text:p>-R$ 1.382,7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790.44" calcext:value-type="currency">
            <text:p>-R$ 1.790,44</text:p>
          </table:table-cell>
          <table:table-cell table:style-name="ce9" office:value-type="currency" office:currency="BRL" office:value="8807.52" calcext:value-type="currency">
            <text:p>R$ 8.807,52</text:p>
          </table:table-cell>
          <table:table-cell table:number-columns-repeated="16365"/>
        </table:table-row>
        <table:table-row table:style-name="ro2">
          <table:table-cell office:value-type="float" office:value="4000268" calcext:value-type="float">
            <text:p>4000268</text:p>
          </table:table-cell>
          <table:table-cell table:style-name="Default" office:value-type="string" calcext:value-type="string">
            <text:p>INAIÁ SARAIVA PRUDE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1451.65" calcext:value-type="currency">
            <text:p>R$ 31.451,6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1451.65" calcext:value-type="currency">
            <text:p>R$ 31.451,65</text:p>
          </table:table-cell>
          <table:table-cell table:style-name="ce9" office:value-type="currency" office:currency="BRL" office:value="-3913.49" calcext:value-type="currency">
            <text:p>-R$ 3.913,49</text:p>
          </table:table-cell>
          <table:table-cell table:style-name="ce9" office:value-type="currency" office:currency="BRL" office:value="-6676.99" calcext:value-type="currency">
            <text:p>-R$ 6.676,9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590.48" calcext:value-type="currency">
            <text:p>-R$ 10.590,48</text:p>
          </table:table-cell>
          <table:table-cell table:style-name="ce9" office:value-type="currency" office:currency="BRL" office:value="20861.17" calcext:value-type="currency">
            <text:p>R$ 20.861,17</text:p>
          </table:table-cell>
          <table:table-cell table:number-columns-repeated="16365"/>
        </table:table-row>
        <table:table-row table:style-name="ro2">
          <table:table-cell office:value-type="float" office:value="4000356" calcext:value-type="float">
            <text:p>4000356</text:p>
          </table:table-cell>
          <table:table-cell table:style-name="Default" office:value-type="string" calcext:value-type="string">
            <text:p>INES AYRES PEREIRA HOSKE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22754.7" calcext:value-type="currency">
            <text:p>R$ 22.754,7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2754.7" calcext:value-type="currency">
            <text:p>R$ 22.754,70</text:p>
          </table:table-cell>
          <table:table-cell table:style-name="ce9" office:value-type="currency" office:currency="BRL" office:value="-2358.88" calcext:value-type="currency">
            <text:p>-R$ 2.358,88</text:p>
          </table:table-cell>
          <table:table-cell table:style-name="ce9" office:value-type="currency" office:currency="BRL" office:value="-4189.25" calcext:value-type="currency">
            <text:p>-R$ 4.189,2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548.13" calcext:value-type="currency">
            <text:p>-R$ 6.548,13</text:p>
          </table:table-cell>
          <table:table-cell table:style-name="ce9" office:value-type="currency" office:currency="BRL" office:value="16206.57" calcext:value-type="currency">
            <text:p>R$ 16.206,57</text:p>
          </table:table-cell>
          <table:table-cell table:number-columns-repeated="16365"/>
        </table:table-row>
        <table:table-row table:style-name="ro2">
          <table:table-cell office:value-type="float" office:value="4000084" calcext:value-type="float">
            <text:p>4000084</text:p>
          </table:table-cell>
          <table:table-cell table:style-name="Default" office:value-type="string" calcext:value-type="string">
            <text:p>INGRID BERNADETE PONTUAL DE AZEVEDO JOURDA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5427.99" calcext:value-type="currency">
            <text:p>-R$ 5.427,99</text:p>
          </table:table-cell>
          <table:table-cell table:style-name="ce9" office:value-type="currency" office:currency="BRL" office:value="-7928.95" calcext:value-type="currency">
            <text:p>-R$ 7.928,9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356.94" calcext:value-type="currency">
            <text:p>-R$ 13.356,94</text:p>
          </table:table-cell>
          <table:table-cell table:style-name="ce9" office:value-type="currency" office:currency="BRL" office:value="24374.87" calcext:value-type="currency">
            <text:p>R$ 24.374,87</text:p>
          </table:table-cell>
          <table:table-cell table:number-columns-repeated="16365"/>
        </table:table-row>
        <table:table-row table:style-name="ro2">
          <table:table-cell office:value-type="float" office:value="4000070" calcext:value-type="float">
            <text:p>4000070</text:p>
          </table:table-cell>
          <table:table-cell table:style-name="Default" office:value-type="string" calcext:value-type="string">
            <text:p>IONEIA DE SOUSA MARQ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9474.03" calcext:value-type="currency">
            <text:p>-R$ 9.474,03</text:p>
          </table:table-cell>
          <table:table-cell table:style-name="ce9" office:value-type="currency" office:currency="BRL" office:value="-2046.38" calcext:value-type="currency">
            <text:p>-R$ 2.046,38</text:p>
          </table:table-cell>
          <table:table-cell table:style-name="ce9" office:value-type="currency" office:currency="BRL" office:value="-17819.7" calcext:value-type="currency">
            <text:p>-R$ 17.819,70</text:p>
          </table:table-cell>
          <table:table-cell table:style-name="ce9" office:value-type="currency" office:currency="BRL" office:value="23988.39" calcext:value-type="currency">
            <text:p>R$ 23.988,39</text:p>
          </table:table-cell>
          <table:table-cell table:number-columns-repeated="16365"/>
        </table:table-row>
        <table:table-row table:style-name="ro2">
          <table:table-cell office:value-type="float" office:value="4000254" calcext:value-type="float">
            <text:p>4000254</text:p>
          </table:table-cell>
          <table:table-cell table:style-name="Default" office:value-type="string" calcext:value-type="string">
            <text:p>IRENE FER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9" office:value-type="currency" office:currency="BRL" office:value="26357.99" calcext:value-type="currency">
            <text:p>R$ 26.357,9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6357.99" calcext:value-type="currency">
            <text:p>R$ 26.357,99</text:p>
          </table:table-cell>
          <table:table-cell table:style-name="ce9" office:value-type="currency" office:currency="BRL" office:value="-2953.42" calcext:value-type="currency">
            <text:p>-R$ 2.953,42</text:p>
          </table:table-cell>
          <table:table-cell table:style-name="ce9" office:value-type="currency" office:currency="BRL" office:value="-5016.66" calcext:value-type="currency">
            <text:p>-R$ 5.016,6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970.08" calcext:value-type="currency">
            <text:p>-R$ 7.970,08</text:p>
          </table:table-cell>
          <table:table-cell table:style-name="ce9" office:value-type="currency" office:currency="BRL" office:value="18387.91" calcext:value-type="currency">
            <text:p>R$ 18.387,91</text:p>
          </table:table-cell>
          <table:table-cell table:number-columns-repeated="16365"/>
        </table:table-row>
        <table:table-row table:style-name="ro2">
          <table:table-cell office:value-type="float" office:value="4000157" calcext:value-type="float">
            <text:p>4000157</text:p>
          </table:table-cell>
          <table:table-cell table:style-name="Default" office:value-type="string" calcext:value-type="string">
            <text:p>IRIS ARLINDA LIMA VASCONCELLOS PE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21807.97" calcext:value-type="currency">
            <text:p>R$ 21.807,9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807.97" calcext:value-type="currency">
            <text:p>R$ 21.807,97</text:p>
          </table:table-cell>
          <table:table-cell table:style-name="ce9" office:value-type="currency" office:currency="BRL" office:value="-2202.67" calcext:value-type="currency">
            <text:p>-R$ 2.202,67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202.67" calcext:value-type="currency">
            <text:p>-R$ 2.202,67</text:p>
          </table:table-cell>
          <table:table-cell table:style-name="ce9" office:value-type="currency" office:currency="BRL" office:value="19605.3" calcext:value-type="currency">
            <text:p>R$ 19.605,30</text:p>
          </table:table-cell>
          <table:table-cell table:number-columns-repeated="16365"/>
        </table:table-row>
        <table:table-row table:style-name="ro2">
          <table:table-cell office:value-type="float" office:value="4100052" calcext:value-type="float">
            <text:p>4100052</text:p>
          </table:table-cell>
          <table:table-cell table:style-name="Default" office:value-type="string" calcext:value-type="string">
            <text:p>ISABELA NASSER LIN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9474.03" calcext:value-type="currency">
            <text:p>-R$ 9.474,03</text:p>
          </table:table-cell>
          <table:table-cell table:style-name="ce9" office:value-type="currency" office:currency="BRL" office:value="-1642.22" calcext:value-type="currency">
            <text:p>-R$ 1.642,22</text:p>
          </table:table-cell>
          <table:table-cell table:style-name="ce9" office:value-type="currency" office:currency="BRL" office:value="-17415.54" calcext:value-type="currency">
            <text:p>-R$ 17.415,54</text:p>
          </table:table-cell>
          <table:table-cell table:style-name="ce9" office:value-type="currency" office:currency="BRL" office:value="22302.15" calcext:value-type="currency">
            <text:p>R$ 22.302,15</text:p>
          </table:table-cell>
          <table:table-cell table:number-columns-repeated="16365"/>
        </table:table-row>
        <table:table-row table:style-name="ro2">
          <table:table-cell office:value-type="float" office:value="4000205" calcext:value-type="float">
            <text:p>4000205</text:p>
          </table:table-cell>
          <table:table-cell table:style-name="Default" office:value-type="string" calcext:value-type="string">
            <text:p>ISABELLA SOUSA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35004.83" calcext:value-type="currency">
            <text:p>R$ 35.004,8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5004.83" calcext:value-type="currency">
            <text:p>R$ 35.004,83</text:p>
          </table:table-cell>
          <table:table-cell table:style-name="ce9" office:value-type="currency" office:currency="BRL" office:value="-4588.59" calcext:value-type="currency">
            <text:p>-R$ 4.588,59</text:p>
          </table:table-cell>
          <table:table-cell table:style-name="ce9" office:value-type="currency" office:currency="BRL" office:value="-7468.46" calcext:value-type="currency">
            <text:p>-R$ 7.468,4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2057.05" calcext:value-type="currency">
            <text:p>-R$ 12.057,05</text:p>
          </table:table-cell>
          <table:table-cell table:style-name="ce9" office:value-type="currency" office:currency="BRL" office:value="22947.78" calcext:value-type="currency">
            <text:p>R$ 22.947,78</text:p>
          </table:table-cell>
          <table:table-cell table:number-columns-repeated="16365"/>
        </table:table-row>
        <table:table-row table:style-name="ro2">
          <table:table-cell office:value-type="float" office:value="4000278" calcext:value-type="float">
            <text:p>4000278</text:p>
          </table:table-cell>
          <table:table-cell table:style-name="Default" office:value-type="string" calcext:value-type="string">
            <text:p>ITELVINA FERREIRA RODRIGUES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9" office:value-type="currency" office:currency="BRL" office:value="30478.05" calcext:value-type="currency">
            <text:p>R$ 30.478,0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0478.05" calcext:value-type="currency">
            <text:p>R$ 30.478,05</text:p>
          </table:table-cell>
          <table:table-cell table:style-name="ce9" office:value-type="currency" office:currency="BRL" office:value="-3728.5" calcext:value-type="currency">
            <text:p>-R$ 3.728,50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728.5" calcext:value-type="currency">
            <text:p>-R$ 3.728,50</text:p>
          </table:table-cell>
          <table:table-cell table:style-name="ce9" office:value-type="currency" office:currency="BRL" office:value="26749.55" calcext:value-type="currency">
            <text:p>R$ 26.749,55</text:p>
          </table:table-cell>
          <table:table-cell table:number-columns-repeated="16365"/>
        </table:table-row>
        <table:table-row table:style-name="ro2">
          <table:table-cell office:value-type="float" office:value="4000121" calcext:value-type="float">
            <text:p>4000121</text:p>
          </table:table-cell>
          <table:table-cell table:style-name="Default" office:value-type="string" calcext:value-type="string">
            <text:p>IVETE COSTA LE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11709.48" calcext:value-type="currency">
            <text:p>R$ 11.709,48</text:p>
          </table:table-cell>
          <table:table-cell table:style-name="ce9" office:value-type="currency" office:currency="BRL" office:value="6670.67" calcext:value-type="currency">
            <text:p>R$ 6.670,67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380.15" calcext:value-type="currency">
            <text:p>R$ 18.380,15</text:p>
          </table:table-cell>
          <table:table-cell table:style-name="ce9" office:value-type="currency" office:currency="BRL" office:value="-1637.08" calcext:value-type="currency">
            <text:p>-R$ 1.637,08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637.08" calcext:value-type="currency">
            <text:p>-R$ 1.637,08</text:p>
          </table:table-cell>
          <table:table-cell table:style-name="ce9" office:value-type="currency" office:currency="BRL" office:value="16743.07" calcext:value-type="currency">
            <text:p>R$ 16.743,07</text:p>
          </table:table-cell>
          <table:table-cell table:number-columns-repeated="16365"/>
        </table:table-row>
        <table:table-row table:style-name="ro2">
          <table:table-cell office:value-type="float" office:value="4000359" calcext:value-type="float">
            <text:p>4000359</text:p>
          </table:table-cell>
          <table:table-cell table:style-name="Default" office:value-type="string" calcext:value-type="string">
            <text:p>JADIAEL FELIX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9" office:value-type="currency" office:currency="BRL" office:value="8822.4" calcext:value-type="currency">
            <text:p>R$ 8.822,4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8822.4" calcext:value-type="currency">
            <text:p>R$ 8.822,40</text:p>
          </table:table-cell>
          <table:table-cell table:style-name="ce9" office:value-type="currency" office:currency="BRL" office:value="-150.27" calcext:value-type="currency">
            <text:p>-R$ 150,27</text:p>
          </table:table-cell>
          <table:table-cell table:style-name="ce9" office:value-type="currency" office:currency="BRL" office:value="-965.24" calcext:value-type="currency">
            <text:p>-R$ 965,2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15.51" calcext:value-type="currency">
            <text:p>-R$ 1.115,51</text:p>
          </table:table-cell>
          <table:table-cell table:style-name="ce9" office:value-type="currency" office:currency="BRL" office:value="7706.89" calcext:value-type="currency">
            <text:p>R$ 7.706,89</text:p>
          </table:table-cell>
          <table:table-cell table:number-columns-repeated="16365"/>
        </table:table-row>
        <table:table-row table:style-name="ro2">
          <table:table-cell office:value-type="float" office:value="4000233" calcext:value-type="float">
            <text:p>4000233</text:p>
          </table:table-cell>
          <table:table-cell table:style-name="Default" office:value-type="string" calcext:value-type="string">
            <text:p>JAILSON CARVALHO BRI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9" office:value-type="currency" office:currency="BRL" office:value="12181.71" calcext:value-type="currency">
            <text:p>R$ 12.181,7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181.71" calcext:value-type="currency">
            <text:p>R$ 12.181,71</text:p>
          </table:table-cell>
          <table:table-cell table:style-name="ce9" office:value-type="currency" office:currency="BRL" office:value="-637.37" calcext:value-type="currency">
            <text:p>-R$ 637,37</text:p>
          </table:table-cell>
          <table:table-cell table:style-name="ce9" office:value-type="currency" office:currency="BRL" office:value="-2278.69" calcext:value-type="currency">
            <text:p>-R$ 2.278,6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916.06" calcext:value-type="currency">
            <text:p>-R$ 2.916,06</text:p>
          </table:table-cell>
          <table:table-cell table:style-name="ce9" office:value-type="currency" office:currency="BRL" office:value="9265.65" calcext:value-type="currency">
            <text:p>R$ 9.265,65</text:p>
          </table:table-cell>
          <table:table-cell table:number-columns-repeated="16365"/>
        </table:table-row>
        <table:table-row table:style-name="ro2">
          <table:table-cell office:value-type="float" office:value="4000291" calcext:value-type="float">
            <text:p>4000291</text:p>
          </table:table-cell>
          <table:table-cell table:style-name="Default" office:value-type="string" calcext:value-type="string">
            <text:p>JANAINA FERNANDA MARIA MO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6581.4" calcext:value-type="currency">
            <text:p>R$ 6.581,40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38" calcext:value-type="currency">
            <text:p>R$ 0,3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581.78" calcext:value-type="currency">
            <text:p>R$ 6.581,78</text:p>
          </table:table-cell>
          <table:table-cell table:style-name="ce9" office:value-type="currency" office:currency="BRL" office:value="-389.87" calcext:value-type="currency">
            <text:p>-R$ 389,87</text:p>
          </table:table-cell>
          <table:table-cell table:style-name="ce9" office:value-type="currency" office:currency="BRL" office:value="-758.66" calcext:value-type="currency">
            <text:p>-R$ 758,6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48.53" calcext:value-type="currency">
            <text:p>-R$ 1.148,53</text:p>
          </table:table-cell>
          <table:table-cell table:style-name="ce9" office:value-type="currency" office:currency="BRL" office:value="5433.25" calcext:value-type="currency">
            <text:p>R$ 5.433,25</text:p>
          </table:table-cell>
          <table:table-cell table:number-columns-repeated="16365"/>
        </table:table-row>
        <table:table-row table:style-name="ro2">
          <table:table-cell office:value-type="float" office:value="4000351" calcext:value-type="float">
            <text:p>4000351</text:p>
          </table:table-cell>
          <table:table-cell table:style-name="Default" office:value-type="string" calcext:value-type="string">
            <text:p>JOAO ALBERTO ARAUJ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379.33" calcext:value-type="currency">
            <text:p>R$ 3.379,3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79.33" calcext:value-type="currency">
            <text:p>R$ 3.379,33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79.33" calcext:value-type="currency">
            <text:p>R$ 3.379,33</text:p>
          </table:table-cell>
          <table:table-cell table:number-columns-repeated="16365"/>
        </table:table-row>
        <table:table-row table:style-name="ro2">
          <table:table-cell office:value-type="float" office:value="4000087" calcext:value-type="float">
            <text:p>4000087</text:p>
          </table:table-cell>
          <table:table-cell table:style-name="Default" office:value-type="string" calcext:value-type="string">
            <text:p>JOAO DA CRUZ CUNHA 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21013.03" calcext:value-type="currency">
            <text:p>R$ 21.013,03</text:p>
          </table:table-cell>
          <table:table-cell table:style-name="ce9" office:value-type="currency" office:currency="BRL" office:value="3486.63" calcext:value-type="currency">
            <text:p>R$ 3.486,63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99.66" calcext:value-type="currency">
            <text:p>R$ 24.499,66</text:p>
          </table:table-cell>
          <table:table-cell table:style-name="ce9" office:value-type="currency" office:currency="BRL" office:value="-2646.8" calcext:value-type="currency">
            <text:p>-R$ 2.646,80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46.8" calcext:value-type="currency">
            <text:p>-R$ 2.646,80</text:p>
          </table:table-cell>
          <table:table-cell table:style-name="ce9" office:value-type="currency" office:currency="BRL" office:value="21852.86" calcext:value-type="currency">
            <text:p>R$ 21.852,86</text:p>
          </table:table-cell>
          <table:table-cell table:number-columns-repeated="16365"/>
        </table:table-row>
        <table:table-row table:style-name="ro2">
          <table:table-cell office:value-type="float" office:value="4000277" calcext:value-type="float">
            <text:p>4000277</text:p>
          </table:table-cell>
          <table:table-cell table:style-name="Default" office:value-type="string" calcext:value-type="string">
            <text:p>JOAO GABRIEL MATIOSKI SO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5523.01" calcext:value-type="currency">
            <text:p>R$ 5.523,0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523.01" calcext:value-type="currency">
            <text:p>R$ 5.523,01</text:p>
          </table:table-cell>
          <table:table-cell table:style-name="ce9" office:value-type="currency" office:currency="BRL" office:value="-236.35" calcext:value-type="currency">
            <text:p>-R$ 236,35</text:p>
          </table:table-cell>
          <table:table-cell table:style-name="ce9" office:value-type="currency" office:currency="BRL" office:value="-467.5" calcext:value-type="currency">
            <text:p>-R$ 467,5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03.85" calcext:value-type="currency">
            <text:p>-R$ 703,85</text:p>
          </table:table-cell>
          <table:table-cell table:style-name="ce9" office:value-type="currency" office:currency="BRL" office:value="4819.16" calcext:value-type="currency">
            <text:p>R$ 4.819,16</text:p>
          </table:table-cell>
          <table:table-cell table:number-columns-repeated="16365"/>
        </table:table-row>
        <table:table-row table:style-name="ro2">
          <table:table-cell office:value-type="float" office:value="4000076" calcext:value-type="float">
            <text:p>4000076</text:p>
          </table:table-cell>
          <table:table-cell table:style-name="Default" office:value-type="string" calcext:value-type="string">
            <text:p>JOCELINO MENDES LIM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5877.78" calcext:value-type="currency">
            <text:p>-R$ 5.877,78</text:p>
          </table:table-cell>
          <table:table-cell table:style-name="ce9" office:value-type="currency" office:currency="BRL" office:value="-7323.71" calcext:value-type="currency">
            <text:p>-R$ 7.323,7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201.49" calcext:value-type="currency">
            <text:p>-R$ 13.201,49</text:p>
          </table:table-cell>
          <table:table-cell table:style-name="ce9" office:value-type="currency" office:currency="BRL" office:value="24530.32" calcext:value-type="currency">
            <text:p>R$ 24.530,32</text:p>
          </table:table-cell>
          <table:table-cell table:number-columns-repeated="16365"/>
        </table:table-row>
        <table:table-row table:style-name="ro2">
          <table:table-cell office:value-type="float" office:value="4000296" calcext:value-type="float">
            <text:p>4000296</text:p>
          </table:table-cell>
          <table:table-cell table:style-name="Default" office:value-type="string" calcext:value-type="string">
            <text:p>JOCELY RODRIGUES GOM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9" office:value-type="currency" office:currency="BRL" office:value="13413.75" calcext:value-type="currency">
            <text:p>R$ 13.413,7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413.75" calcext:value-type="currency">
            <text:p>R$ 13.413,75</text:p>
          </table:table-cell>
          <table:table-cell table:style-name="ce9" office:value-type="currency" office:currency="BRL" office:value="-817.62" calcext:value-type="currency">
            <text:p>-R$ 817,62</text:p>
          </table:table-cell>
          <table:table-cell table:style-name="ce9" office:value-type="currency" office:currency="BRL" office:value="-2044.34" calcext:value-type="currency">
            <text:p>-R$ 2.044,3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861.96" calcext:value-type="currency">
            <text:p>-R$ 2.861,96</text:p>
          </table:table-cell>
          <table:table-cell table:style-name="ce9" office:value-type="currency" office:currency="BRL" office:value="10551.79" calcext:value-type="currency">
            <text:p>R$ 10.551,79</text:p>
          </table:table-cell>
          <table:table-cell table:number-columns-repeated="16365"/>
        </table:table-row>
        <table:table-row table:style-name="ro2">
          <table:table-cell office:value-type="float" office:value="4000223" calcext:value-type="float">
            <text:p>4000223</text:p>
          </table:table-cell>
          <table:table-cell table:style-name="Default" office:value-type="string" calcext:value-type="string">
            <text:p>JOSÉ CARLOS SOUSA RIB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5106.72" calcext:value-type="currency">
            <text:p>-R$ 5.106,72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106.72" calcext:value-type="currency">
            <text:p>-R$ 5.106,72</text:p>
          </table:table-cell>
          <table:table-cell table:style-name="ce9" office:value-type="currency" office:currency="BRL" office:value="32625.09" calcext:value-type="currency">
            <text:p>R$ 32.625,09</text:p>
          </table:table-cell>
          <table:table-cell table:number-columns-repeated="16365"/>
        </table:table-row>
        <table:table-row table:style-name="ro2">
          <table:table-cell office:value-type="float" office:value="4000123" calcext:value-type="float">
            <text:p>4000123</text:p>
          </table:table-cell>
          <table:table-cell table:style-name="Default" office:value-type="string" calcext:value-type="string">
            <text:p>JOSE DA CRUZ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013.9" calcext:value-type="currency">
            <text:p>R$ 1.013,90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821.14" calcext:value-type="currency">
            <text:p>R$ 13.821,14</text:p>
          </table:table-cell>
          <table:table-cell table:style-name="ce9" office:value-type="currency" office:currency="BRL" office:value="-884.84" calcext:value-type="currency">
            <text:p>-R$ 884,84</text:p>
          </table:table-cell>
          <table:table-cell table:style-name="ce9" office:value-type="currency" office:currency="BRL" office:value="-2137.88" calcext:value-type="currency">
            <text:p>-R$ 2.137,8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022.72" calcext:value-type="currency">
            <text:p>-R$ 3.022,72</text:p>
          </table:table-cell>
          <table:table-cell table:style-name="ce9" office:value-type="currency" office:currency="BRL" office:value="10798.42" calcext:value-type="currency">
            <text:p>R$ 10.798,42</text:p>
          </table:table-cell>
          <table:table-cell table:number-columns-repeated="16365"/>
        </table:table-row>
        <table:table-row table:style-name="ro2">
          <table:table-cell office:value-type="float" office:value="4000320" calcext:value-type="float">
            <text:p>4000320</text:p>
          </table:table-cell>
          <table:table-cell table:style-name="Default" office:value-type="string" calcext:value-type="string">
            <text:p>JOSIANI APARECIDA BELTHER VARGAS VALER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25472.04" calcext:value-type="currency">
            <text:p>R$ 25.472,0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5472.04" calcext:value-type="currency">
            <text:p>R$ 25.472,04</text:p>
          </table:table-cell>
          <table:table-cell table:style-name="ce9" office:value-type="currency" office:currency="BRL" office:value="-2424.67" calcext:value-type="currency">
            <text:p>-R$ 2.424,67</text:p>
          </table:table-cell>
          <table:table-cell table:style-name="ce9" office:value-type="currency" office:currency="BRL" office:value="-4804.41" calcext:value-type="currency">
            <text:p>-R$ 4.804,4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547.67" calcext:value-type="currency">
            <text:p>-R$ 9.547,67</text:p>
          </table:table-cell>
          <table:table-cell table:style-name="ce9" office:value-type="currency" office:currency="BRL" office:value="15924.37" calcext:value-type="currency">
            <text:p>R$ 15.924,37</text:p>
          </table:table-cell>
          <table:table-cell table:number-columns-repeated="16365"/>
        </table:table-row>
        <table:table-row table:style-name="ro2">
          <table:table-cell office:value-type="float" office:value="4000288" calcext:value-type="float">
            <text:p>4000288</text:p>
          </table:table-cell>
          <table:table-cell table:style-name="Default" office:value-type="string" calcext:value-type="string">
            <text:p>JOYCE CRISTHIANE DA SILVA OJEDA HOSER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3188.54" calcext:value-type="currency">
            <text:p>R$ 3.188,54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7" calcext:value-type="currency">
            <text:p>R$ 0,2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188.81" calcext:value-type="currency">
            <text:p>R$ 3.188,81</text:p>
          </table:table-cell>
          <table:table-cell table:style-name="ce9" office:value-type="currency" office:currency="BRL" office:value="-86.09" calcext:value-type="currency">
            <text:p>-R$ 86,09</text:p>
          </table:table-cell>
          <table:table-cell table:style-name="ce9" office:value-type="currency" office:currency="BRL" office:value="-27.36" calcext:value-type="currency">
            <text:p>-R$ 27,3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3.45" calcext:value-type="currency">
            <text:p>-R$ 113,45</text:p>
          </table:table-cell>
          <table:table-cell table:style-name="ce9" office:value-type="currency" office:currency="BRL" office:value="3075.36" calcext:value-type="currency">
            <text:p>R$ 3.075,36</text:p>
          </table:table-cell>
          <table:table-cell table:number-columns-repeated="16365"/>
        </table:table-row>
        <table:table-row table:style-name="ro2">
          <table:table-cell office:value-type="float" office:value="4000224" calcext:value-type="float">
            <text:p>4000224</text:p>
          </table:table-cell>
          <table:table-cell table:style-name="Default" office:value-type="string" calcext:value-type="string">
            <text:p>JULIANA RODRIGU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5011.86" calcext:value-type="currency">
            <text:p>R$ 5.011,8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011.86" calcext:value-type="currency">
            <text:p>R$ 5.011,86</text:p>
          </table:table-cell>
          <table:table-cell table:style-name="ce9" office:value-type="currency" office:currency="BRL" office:value="-162.23" calcext:value-type="currency">
            <text:p>-R$ 162,23</text:p>
          </table:table-cell>
          <table:table-cell table:style-name="ce9" office:value-type="currency" office:currency="BRL" office:value="-337.81" calcext:value-type="currency">
            <text:p>-R$ 337,8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00.04" calcext:value-type="currency">
            <text:p>-R$ 500,04</text:p>
          </table:table-cell>
          <table:table-cell table:style-name="ce9" office:value-type="currency" office:currency="BRL" office:value="4511.82" calcext:value-type="currency">
            <text:p>R$ 4.511,82</text:p>
          </table:table-cell>
          <table:table-cell table:number-columns-repeated="16365"/>
        </table:table-row>
        <table:table-row table:style-name="ro2">
          <table:table-cell office:value-type="float" office:value="4000342" calcext:value-type="float">
            <text:p>4000342</text:p>
          </table:table-cell>
          <table:table-cell table:style-name="Default" office:value-type="string" calcext:value-type="string">
            <text:p>JUREMA CARVALHAES BARB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4912.85" calcext:value-type="currency">
            <text:p>R$ 14.912,8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912.85" calcext:value-type="currency">
            <text:p>R$ 14.912,85</text:p>
          </table:table-cell>
          <table:table-cell table:style-name="ce9" office:value-type="currency" office:currency="BRL" office:value="-1064.98" calcext:value-type="currency">
            <text:p>-R$ 1.064,98</text:p>
          </table:table-cell>
          <table:table-cell table:style-name="ce9" office:value-type="currency" office:currency="BRL" office:value="-2388.56" calcext:value-type="currency">
            <text:p>-R$ 2.388,5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53.54" calcext:value-type="currency">
            <text:p>-R$ 3.453,54</text:p>
          </table:table-cell>
          <table:table-cell table:style-name="ce9" office:value-type="currency" office:currency="BRL" office:value="11459.31" calcext:value-type="currency">
            <text:p>R$ 11.459,31</text:p>
          </table:table-cell>
          <table:table-cell table:number-columns-repeated="16365"/>
        </table:table-row>
        <table:table-row table:style-name="ro2">
          <table:table-cell office:value-type="float" office:value="4000332" calcext:value-type="float">
            <text:p>4000332</text:p>
          </table:table-cell>
          <table:table-cell table:style-name="Default" office:value-type="string" calcext:value-type="string">
            <text:p>JUVELINA MOREIRA SAMPA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9" office:value-type="currency" office:currency="BRL" office:value="8289.62" calcext:value-type="currency">
            <text:p>R$ 8.289,6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8289.62" calcext:value-type="currency">
            <text:p>R$ 8.289,62</text:p>
          </table:table-cell>
          <table:table-cell table:style-name="ce9" office:value-type="currency" office:currency="BRL" office:value="-73.02" calcext:value-type="currency">
            <text:p>-R$ 73,02</text:p>
          </table:table-cell>
          <table:table-cell table:style-name="ce9" office:value-type="currency" office:currency="BRL" office:value="-839.97" calcext:value-type="currency">
            <text:p>-R$ 839,9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12.99" calcext:value-type="currency">
            <text:p>-R$ 912,99</text:p>
          </table:table-cell>
          <table:table-cell table:style-name="ce9" office:value-type="currency" office:currency="BRL" office:value="7376.63" calcext:value-type="currency">
            <text:p>R$ 7.376,63</text:p>
          </table:table-cell>
          <table:table-cell table:number-columns-repeated="16365"/>
        </table:table-row>
        <table:table-row table:style-name="ro2">
          <table:table-cell office:value-type="float" office:value="4200061" calcext:value-type="float">
            <text:p>4200061</text:p>
          </table:table-cell>
          <table:table-cell table:style-name="Default" office:value-type="string" calcext:value-type="string">
            <text:p>LARISS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0452.02" calcext:value-type="currency">
            <text:p>R$ 10.452,0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452.02" calcext:value-type="currency">
            <text:p>R$ 10.452,02</text:p>
          </table:table-cell>
          <table:table-cell table:style-name="ce9" office:value-type="currency" office:currency="BRL" office:value="-1826.28" calcext:value-type="currency">
            <text:p>-R$ 1.826,28</text:p>
          </table:table-cell>
          <table:table-cell table:style-name="ce9" office:value-type="currency" office:currency="BRL" office:value="-1991.31" calcext:value-type="currency">
            <text:p>-R$ 1.991,3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817.59" calcext:value-type="currency">
            <text:p>-R$ 3.817,59</text:p>
          </table:table-cell>
          <table:table-cell table:style-name="ce9" office:value-type="currency" office:currency="BRL" office:value="6634.43" calcext:value-type="currency">
            <text:p>R$ 6.634,43</text:p>
          </table:table-cell>
          <table:table-cell table:number-columns-repeated="16365"/>
        </table:table-row>
        <table:table-row table:style-name="ro2">
          <table:table-cell office:value-type="float" office:value="4000163" calcext:value-type="float">
            <text:p>4000163</text:p>
          </table:table-cell>
          <table:table-cell table:style-name="Default" office:value-type="string" calcext:value-type="string">
            <text:p>LEDA MARIA DAVILA PINH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47201.22" calcext:value-type="currency">
            <text:p>R$ 47.201,2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7201.22" calcext:value-type="currency">
            <text:p>R$ 47.201,22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3192.7" calcext:value-type="currency">
            <text:p>-R$ 3.192,70</text:p>
          </table:table-cell>
          <table:table-cell table:style-name="ce9" office:value-type="currency" office:currency="BRL" office:value="-18442.43" calcext:value-type="currency">
            <text:p>-R$ 18.442,43</text:p>
          </table:table-cell>
          <table:table-cell table:style-name="ce9" office:value-type="currency" office:currency="BRL" office:value="28758.79" calcext:value-type="currency">
            <text:p>R$ 28.758,79</text:p>
          </table:table-cell>
          <table:table-cell table:number-columns-repeated="16365"/>
        </table:table-row>
        <table:table-row table:style-name="ro2">
          <table:table-cell office:value-type="float" office:value="4000155" calcext:value-type="float">
            <text:p>4000155</text:p>
          </table:table-cell>
          <table:table-cell table:style-name="Default" office:value-type="string" calcext:value-type="string">
            <text:p>LILIA DAMASIO PILATTO VAZ TOS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11387.69" calcext:value-type="currency">
            <text:p>R$ 11.38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1387.69" calcext:value-type="currency">
            <text:p>R$ 11.387,69</text:p>
          </table:table-cell>
          <table:table-cell table:style-name="ce9" office:value-type="currency" office:currency="BRL" office:value="-522.24" calcext:value-type="currency">
            <text:p>-R$ 522,24</text:p>
          </table:table-cell>
          <table:table-cell table:style-name="ce9" office:value-type="currency" office:currency="BRL" office:value="-2080.29" calcext:value-type="currency">
            <text:p>-R$ 2.080,2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02.53" calcext:value-type="currency">
            <text:p>-R$ 2.602,53</text:p>
          </table:table-cell>
          <table:table-cell table:style-name="ce9" office:value-type="currency" office:currency="BRL" office:value="8785.16" calcext:value-type="currency">
            <text:p>R$ 8.785,16</text:p>
          </table:table-cell>
          <table:table-cell table:number-columns-repeated="16365"/>
        </table:table-row>
        <table:table-row table:style-name="ro2">
          <table:table-cell office:value-type="float" office:value="4400050" calcext:value-type="float">
            <text:p>4400050</text:p>
          </table:table-cell>
          <table:table-cell table:style-name="Default" office:value-type="string" calcext:value-type="string">
            <text:p>LOURDES ALENCAR DE PAUL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800.45" calcext:value-type="currency">
            <text:p>R$ 800,4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204.06" calcext:value-type="currency">
            <text:p>R$ 7.204,06</text:p>
          </table:table-cell>
          <table:table-cell table:style-name="ce9" office:value-type="currency" office:currency="BRL" office:value="-490.84" calcext:value-type="currency">
            <text:p>-R$ 490,84</text:p>
          </table:table-cell>
          <table:table-cell table:style-name="ce9" office:value-type="currency" office:currency="BRL" office:value="-929.79" calcext:value-type="currency">
            <text:p>-R$ 929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20.63" calcext:value-type="currency">
            <text:p>-R$ 1.420,63</text:p>
          </table:table-cell>
          <table:table-cell table:style-name="ce9" office:value-type="currency" office:currency="BRL" office:value="5783.43" calcext:value-type="currency">
            <text:p>R$ 5.783,43</text:p>
          </table:table-cell>
          <table:table-cell table:number-columns-repeated="16365"/>
        </table:table-row>
        <table:table-row table:style-name="ro2">
          <table:table-cell office:value-type="float" office:value="4000329" calcext:value-type="float">
            <text:p>4000329</text:p>
          </table:table-cell>
          <table:table-cell table:style-name="Default" office:value-type="string" calcext:value-type="string">
            <text:p>LUCAS INAC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8884.43" calcext:value-type="currency">
            <text:p>R$ 8.884,4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8884.43" calcext:value-type="currency">
            <text:p>R$ 8.884,43</text:p>
          </table:table-cell>
          <table:table-cell table:style-name="ce9" office:value-type="currency" office:currency="BRL" office:value="-159.27" calcext:value-type="currency">
            <text:p>-R$ 159,27</text:p>
          </table:table-cell>
          <table:table-cell table:style-name="ce9" office:value-type="currency" office:currency="BRL" office:value="-1391.89" calcext:value-type="currency">
            <text:p>-R$ 1.391,8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551.16" calcext:value-type="currency">
            <text:p>-R$ 1.551,16</text:p>
          </table:table-cell>
          <table:table-cell table:style-name="ce9" office:value-type="currency" office:currency="BRL" office:value="7333.27" calcext:value-type="currency">
            <text:p>R$ 7.333,27</text:p>
          </table:table-cell>
          <table:table-cell table:number-columns-repeated="16365"/>
        </table:table-row>
        <table:table-row table:style-name="ro2">
          <table:table-cell office:value-type="float" office:value="4000267" calcext:value-type="float">
            <text:p>4000267</text:p>
          </table:table-cell>
          <table:table-cell table:style-name="Default" office:value-type="string" calcext:value-type="string">
            <text:p>LUCAS SANTO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7054.06" calcext:value-type="currency">
            <text:p>R$ 7.054,0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054.06" calcext:value-type="currency">
            <text:p>R$ 7.054,06</text:p>
          </table:table-cell>
          <table:table-cell table:style-name="ce9" office:value-type="currency" office:currency="BRL" office:value="-466.09" calcext:value-type="currency">
            <text:p>-R$ 466,09</text:p>
          </table:table-cell>
          <table:table-cell table:style-name="ce9" office:value-type="currency" office:currency="BRL" office:value="-888.54" calcext:value-type="currency">
            <text:p>-R$ 888,5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54.63" calcext:value-type="currency">
            <text:p>-R$ 1.354,63</text:p>
          </table:table-cell>
          <table:table-cell table:style-name="ce9" office:value-type="currency" office:currency="BRL" office:value="5699.43" calcext:value-type="currency">
            <text:p>R$ 5.699,43</text:p>
          </table:table-cell>
          <table:table-cell table:number-columns-repeated="16365"/>
        </table:table-row>
        <table:table-row table:style-name="ro2">
          <table:table-cell office:value-type="float" office:value="4000349" calcext:value-type="float">
            <text:p>4000349</text:p>
          </table:table-cell>
          <table:table-cell table:style-name="Default" office:value-type="string" calcext:value-type="string">
            <text:p>LUCIA MARIA RODRIGUE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9" office:value-type="currency" office:currency="BRL" office:value="7930.72" calcext:value-type="currency">
            <text:p>R$ 7.930,7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930.72" calcext:value-type="currency">
            <text:p>R$ 7.930,72</text:p>
          </table:table-cell>
          <table:table-cell table:style-name="ce9" office:value-type="currency" office:currency="BRL" office:value="-20.98" calcext:value-type="currency">
            <text:p>-R$ 20,98</text:p>
          </table:table-cell>
          <table:table-cell table:style-name="ce9" office:value-type="currency" office:currency="BRL" office:value="-755.58" calcext:value-type="currency">
            <text:p>-R$ 755,5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76.56" calcext:value-type="currency">
            <text:p>-R$ 776,56</text:p>
          </table:table-cell>
          <table:table-cell table:style-name="ce9" office:value-type="currency" office:currency="BRL" office:value="7154.16" calcext:value-type="currency">
            <text:p>R$ 7.154,16</text:p>
          </table:table-cell>
          <table:table-cell table:number-columns-repeated="16365"/>
        </table:table-row>
        <table:table-row table:style-name="ro2">
          <table:table-cell office:value-type="float" office:value="4100056" calcext:value-type="float">
            <text:p>4100056</text:p>
          </table:table-cell>
          <table:table-cell table:style-name="Default" office:value-type="string" calcext:value-type="string">
            <text:p>LUCIANA FERREIRA SETTE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style-name="ce9" office:value-type="currency" office:currency="BRL" office:value="-2981.72" calcext:value-type="currency">
            <text:p>-R$ 2.981,72</text:p>
          </table:table-cell>
          <table:table-cell table:style-name="ce9" office:value-type="currency" office:currency="BRL" office:value="-4092.14" calcext:value-type="currency">
            <text:p>-R$ 4.092,1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073.86" calcext:value-type="currency">
            <text:p>-R$ 7.073,86</text:p>
          </table:table-cell>
          <table:table-cell table:style-name="ce9" office:value-type="currency" office:currency="BRL" office:value="11792.04" calcext:value-type="currency">
            <text:p>R$ 11.792,04</text:p>
          </table:table-cell>
          <table:table-cell table:number-columns-repeated="16365"/>
        </table:table-row>
        <table:table-row table:style-name="ro2">
          <table:table-cell office:value-type="float" office:value="4000363" calcext:value-type="float">
            <text:p>4000363</text:p>
          </table:table-cell>
          <table:table-cell table:style-name="Default" office:value-type="string" calcext:value-type="string">
            <text:p>LUCIO CESAR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9" office:value-type="currency" office:currency="BRL" office:value="3958.62" calcext:value-type="currency">
            <text:p>R$ 3.958,6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58.62" calcext:value-type="currency">
            <text:p>R$ 3.958,62</text:p>
          </table:table-cell>
          <table:table-cell table:number-columns-repeated="3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766.35" calcext:value-type="currency">
            <text:p>-R$ 2.766,35</text:p>
          </table:table-cell>
          <table:table-cell table:style-name="ce9" office:value-type="currency" office:currency="BRL" office:value="1192.27" calcext:value-type="currency">
            <text:p>R$ 1.192,27</text:p>
          </table:table-cell>
          <table:table-cell table:number-columns-repeated="16365"/>
        </table:table-row>
        <table:table-row table:style-name="ro2">
          <table:table-cell office:value-type="float" office:value="4000289" calcext:value-type="float">
            <text:p>4000289</text:p>
          </table:table-cell>
          <table:table-cell table:style-name="Default" office:value-type="string" calcext:value-type="string">
            <text:p>LUIS FELIPE OJEDA HOS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3188.54" calcext:value-type="currency">
            <text:p>R$ 3.188,54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7" calcext:value-type="currency">
            <text:p>R$ 0,2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188.81" calcext:value-type="currency">
            <text:p>R$ 3.188,81</text:p>
          </table:table-cell>
          <table:table-cell table:style-name="ce9" office:value-type="currency" office:currency="BRL" office:value="-86.09" calcext:value-type="currency">
            <text:p>-R$ 86,09</text:p>
          </table:table-cell>
          <table:table-cell table:style-name="ce9" office:value-type="currency" office:currency="BRL" office:value="-27.36" calcext:value-type="currency">
            <text:p>-R$ 27,3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3.45" calcext:value-type="currency">
            <text:p>-R$ 113,45</text:p>
          </table:table-cell>
          <table:table-cell table:style-name="ce9" office:value-type="currency" office:currency="BRL" office:value="3075.36" calcext:value-type="currency">
            <text:p>R$ 3.075,36</text:p>
          </table:table-cell>
          <table:table-cell table:number-columns-repeated="16365"/>
        </table:table-row>
        <table:table-row table:style-name="ro2">
          <table:table-cell office:value-type="float" office:value="4000218" calcext:value-type="float">
            <text:p>4000218</text:p>
          </table:table-cell>
          <table:table-cell table:style-name="Default" office:value-type="string" calcext:value-type="string">
            <text:p>LUIZ VICTOR DE SOUZA BOT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13321.66" calcext:value-type="currency">
            <text:p>R$ 13.321,6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321.66" calcext:value-type="currency">
            <text:p>R$ 13.321,66</text:p>
          </table:table-cell>
          <table:table-cell table:style-name="ce9" office:value-type="currency" office:currency="BRL" office:value="-802.67" calcext:value-type="currency">
            <text:p>-R$ 802,67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02.67" calcext:value-type="currency">
            <text:p>-R$ 802,67</text:p>
          </table:table-cell>
          <table:table-cell table:style-name="ce9" office:value-type="currency" office:currency="BRL" office:value="12518.99" calcext:value-type="currency">
            <text:p>R$ 12.518,99</text:p>
          </table:table-cell>
          <table:table-cell table:number-columns-repeated="16365"/>
        </table:table-row>
        <table:table-row table:style-name="ro2">
          <table:table-cell office:value-type="float" office:value="4000290" calcext:value-type="float">
            <text:p>4000290</text:p>
          </table:table-cell>
          <table:table-cell table:style-name="Default" office:value-type="string" calcext:value-type="string">
            <text:p>LUIZE ISABELLE OJEDA HOS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3188.54" calcext:value-type="currency">
            <text:p>R$ 3.188,54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7" calcext:value-type="currency">
            <text:p>R$ 0,2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188.81" calcext:value-type="currency">
            <text:p>R$ 3.188,81</text:p>
          </table:table-cell>
          <table:table-cell table:style-name="ce9" office:value-type="currency" office:currency="BRL" office:value="-86.09" calcext:value-type="currency">
            <text:p>-R$ 86,09</text:p>
          </table:table-cell>
          <table:table-cell table:style-name="ce9" office:value-type="currency" office:currency="BRL" office:value="-27.36" calcext:value-type="currency">
            <text:p>-R$ 27,3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3.45" calcext:value-type="currency">
            <text:p>-R$ 113,45</text:p>
          </table:table-cell>
          <table:table-cell table:style-name="ce9" office:value-type="currency" office:currency="BRL" office:value="3075.36" calcext:value-type="currency">
            <text:p>R$ 3.075,36</text:p>
          </table:table-cell>
          <table:table-cell table:number-columns-repeated="16365"/>
        </table:table-row>
        <table:table-row table:style-name="ro2">
          <table:table-cell office:value-type="float" office:value="4000340" calcext:value-type="float">
            <text:p>4000340</text:p>
          </table:table-cell>
          <table:table-cell table:style-name="Default" office:value-type="string" calcext:value-type="string">
            <text:p>LUZIA CAMPELLO FAR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5929.12" calcext:value-type="currency">
            <text:p>R$ 15.929,1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929.12" calcext:value-type="currency">
            <text:p>R$ 15.929,12</text:p>
          </table:table-cell>
          <table:table-cell table:style-name="ce9" office:value-type="currency" office:currency="BRL" office:value="-1232.66" calcext:value-type="currency">
            <text:p>-R$ 1.232,66</text:p>
          </table:table-cell>
          <table:table-cell table:style-name="ce9" office:value-type="currency" office:currency="BRL" office:value="-2621.93" calcext:value-type="currency">
            <text:p>-R$ 2.621,9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854.59" calcext:value-type="currency">
            <text:p>-R$ 3.854,59</text:p>
          </table:table-cell>
          <table:table-cell table:style-name="ce9" office:value-type="currency" office:currency="BRL" office:value="12074.53" calcext:value-type="currency">
            <text:p>R$ 12.074,53</text:p>
          </table:table-cell>
          <table:table-cell table:number-columns-repeated="16365"/>
        </table:table-row>
        <table:table-row table:style-name="ro2">
          <table:table-cell office:value-type="float" office:value="4000317" calcext:value-type="float">
            <text:p>4000317</text:p>
          </table:table-cell>
          <table:table-cell table:style-name="Default" office:value-type="string" calcext:value-type="string">
            <text:p>LUZIA ROSA LEITE BIT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2451.97" calcext:value-type="currency">
            <text:p>R$ 12.451,9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451.97" calcext:value-type="currency">
            <text:p>R$ 12.451,97</text:p>
          </table:table-cell>
          <table:table-cell table:style-name="ce9" office:value-type="currency" office:currency="BRL" office:value="-676.56" calcext:value-type="currency">
            <text:p>-R$ 676,56</text:p>
          </table:table-cell>
          <table:table-cell table:style-name="ce9" office:value-type="currency" office:currency="BRL" office:value="-1818.64" calcext:value-type="currency">
            <text:p>-R$ 1.818,6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495.2" calcext:value-type="currency">
            <text:p>-R$ 2.495,20</text:p>
          </table:table-cell>
          <table:table-cell table:style-name="ce9" office:value-type="currency" office:currency="BRL" office:value="9956.77" calcext:value-type="currency">
            <text:p>R$ 9.956,77</text:p>
          </table:table-cell>
          <table:table-cell table:number-columns-repeated="16365"/>
        </table:table-row>
        <table:table-row table:style-name="ro2">
          <table:table-cell office:value-type="float" office:value="4000183" calcext:value-type="float">
            <text:p>4000183</text:p>
          </table:table-cell>
          <table:table-cell table:style-name="Default" office:value-type="string" calcext:value-type="string">
            <text:p>LUZIARA PESSOA DO CAR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6680.43" calcext:value-type="currency">
            <text:p>R$ 6.680,4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680.43" calcext:value-type="currency">
            <text:p>R$ 6.680,43</text:p>
          </table:table-cell>
          <table:table-cell table:style-name="ce9" office:value-type="currency" office:currency="BRL" office:value="-404.45" calcext:value-type="currency">
            <text:p>-R$ 404,45</text:p>
          </table:table-cell>
          <table:table-cell table:style-name="ce9" office:value-type="currency" office:currency="BRL" office:value="-785.79" calcext:value-type="currency">
            <text:p>-R$ 785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90.24" calcext:value-type="currency">
            <text:p>-R$ 1.190,24</text:p>
          </table:table-cell>
          <table:table-cell table:style-name="ce9" office:value-type="currency" office:currency="BRL" office:value="5490.19" calcext:value-type="currency">
            <text:p>R$ 5.490,19</text:p>
          </table:table-cell>
          <table:table-cell table:number-columns-repeated="16365"/>
        </table:table-row>
        <table:table-row table:style-name="ro2">
          <table:table-cell office:value-type="float" office:value="4000078" calcext:value-type="float">
            <text:p>4000078</text:p>
          </table:table-cell>
          <table:table-cell table:style-name="Default" office:value-type="string" calcext:value-type="string">
            <text:p>LUZIMAR DE OLIVEIRA ROBER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291.77" calcext:value-type="currency">
            <text:p>R$ 1.291,77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099.01" calcext:value-type="currency">
            <text:p>R$ 14.099,01</text:p>
          </table:table-cell>
          <table:table-cell table:style-name="ce9" office:value-type="currency" office:currency="BRL" office:value="-930.69" calcext:value-type="currency">
            <text:p>-R$ 930,69</text:p>
          </table:table-cell>
          <table:table-cell table:style-name="ce9" office:value-type="currency" office:currency="BRL" office:value="-2725.28" calcext:value-type="currency">
            <text:p>-R$ 2.725,2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55.97" calcext:value-type="currency">
            <text:p>-R$ 3.655,97</text:p>
          </table:table-cell>
          <table:table-cell table:style-name="ce9" office:value-type="currency" office:currency="BRL" office:value="10443.04" calcext:value-type="currency">
            <text:p>R$ 10.443,04</text:p>
          </table:table-cell>
          <table:table-cell table:number-columns-repeated="16365"/>
        </table:table-row>
        <table:table-row table:style-name="ro2">
          <table:table-cell office:value-type="float" office:value="4000287" calcext:value-type="float">
            <text:p>4000287</text:p>
          </table:table-cell>
          <table:table-cell table:style-name="Default" office:value-type="string" calcext:value-type="string">
            <text:p>MAGDALA ELIZABETH ALVAR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SEÇÃO DE APOSENTADORIAS E PENSÕES</text:p>
          </table:table-cell>
          <table:table-cell table:style-name="ce9" office:value-type="currency" office:currency="BRL" office:value="30833.03" calcext:value-type="currency">
            <text:p>R$ 30.833,0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0833.03" calcext:value-type="currency">
            <text:p>R$ 30.833,03</text:p>
          </table:table-cell>
          <table:table-cell table:style-name="ce9" office:value-type="currency" office:currency="BRL" office:value="-3795.95" calcext:value-type="currency">
            <text:p>-R$ 3.795,95</text:p>
          </table:table-cell>
          <table:table-cell table:style-name="ce9" office:value-type="currency" office:currency="BRL" office:value="-6015.6" calcext:value-type="currency">
            <text:p>-R$ 6.015,6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811.55" calcext:value-type="currency">
            <text:p>-R$ 9.811,55</text:p>
          </table:table-cell>
          <table:table-cell table:style-name="ce9" office:value-type="currency" office:currency="BRL" office:value="21021.48" calcext:value-type="currency">
            <text:p>R$ 21.021,48</text:p>
          </table:table-cell>
          <table:table-cell table:number-columns-repeated="16365"/>
        </table:table-row>
        <table:table-row table:style-name="ro2">
          <table:table-cell office:value-type="float" office:value="4100042" calcext:value-type="float">
            <text:p>4100042</text:p>
          </table:table-cell>
          <table:table-cell table:style-name="Default" office:value-type="string" calcext:value-type="string">
            <text:p>MARCEL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style-name="ce9" office:value-type="currency" office:currency="BRL" office:value="-1276.68" calcext:value-type="currency">
            <text:p>-R$ 1.276,68</text:p>
          </table:table-cell>
          <table:table-cell table:style-name="ce9" office:value-type="currency" office:currency="BRL" office:value="-1346.97" calcext:value-type="currency">
            <text:p>-R$ 1.346,9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23.65" calcext:value-type="currency">
            <text:p>-R$ 2.623,65</text:p>
          </table:table-cell>
          <table:table-cell table:style-name="ce9" office:value-type="currency" office:currency="BRL" office:value="6809.3" calcext:value-type="currency">
            <text:p>R$ 6.809,30</text:p>
          </table:table-cell>
          <table:table-cell table:number-columns-repeated="16365"/>
        </table:table-row>
        <table:table-row table:style-name="ro2">
          <table:table-cell office:value-type="float" office:value="4000346" calcext:value-type="float">
            <text:p>4000346</text:p>
          </table:table-cell>
          <table:table-cell table:style-name="Default" office:value-type="string" calcext:value-type="string">
            <text:p>MARCELO MEDEIROS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1217.97" calcext:value-type="currency">
            <text:p>R$ 1.217,97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13" calcext:value-type="currency">
            <text:p>R$ 0,1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18.1" calcext:value-type="currency">
            <text:p>R$ 1.218,10</text:p>
          </table:table-cell>
          <table:table-cell table:number-columns-repeated="3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20.93" calcext:value-type="currency">
            <text:p>-R$ 120,93</text:p>
          </table:table-cell>
          <table:table-cell table:style-name="ce9" office:value-type="currency" office:currency="BRL" office:value="1097.17" calcext:value-type="currency">
            <text:p>R$ 1.097,17</text:p>
          </table:table-cell>
          <table:table-cell table:number-columns-repeated="16365"/>
        </table:table-row>
        <table:table-row table:style-name="ro2">
          <table:table-cell office:value-type="float" office:value="4000354" calcext:value-type="float">
            <text:p>4000354</text:p>
          </table:table-cell>
          <table:table-cell table:style-name="Default" office:value-type="string" calcext:value-type="string">
            <text:p>MARIA ANTONELA SILVA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5872.87" calcext:value-type="currency">
            <text:p>R$ 5.872,8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872.87" calcext:value-type="currency">
            <text:p>R$ 5.872,87</text:p>
          </table:table-cell>
          <table:table-cell table:style-name="ce9" office:value-type="currency" office:currency="BRL" office:value="-100.7" calcext:value-type="currency">
            <text:p>-R$ 100,70</text:p>
          </table:table-cell>
          <table:table-cell table:style-name="ce9" office:value-type="currency" office:currency="BRL" office:value="-242.33" calcext:value-type="currency">
            <text:p>-R$ 242,3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628.43" calcext:value-type="currency">
            <text:p>-R$ 1.628,43</text:p>
          </table:table-cell>
          <table:table-cell table:style-name="ce9" office:value-type="currency" office:currency="BRL" office:value="4244.44" calcext:value-type="currency">
            <text:p>R$ 4.244,44</text:p>
          </table:table-cell>
          <table:table-cell table:number-columns-repeated="16365"/>
        </table:table-row>
        <table:table-row table:style-name="ro2">
          <table:table-cell office:value-type="float" office:value="4000352" calcext:value-type="float">
            <text:p>4000352</text:p>
          </table:table-cell>
          <table:table-cell table:style-name="Default" office:value-type="string" calcext:value-type="string">
            <text:p>MARIA APARECIDA DE LIMA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7558.88" calcext:value-type="currency">
            <text:p>R$ 7.558,8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558.88" calcext:value-type="currency">
            <text:p>R$ 7.558,8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27.88" calcext:value-type="currency">
            <text:p>-R$ 427,8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268.66" calcext:value-type="currency">
            <text:p>-R$ 1.268,66</text:p>
          </table:table-cell>
          <table:table-cell table:style-name="ce9" office:value-type="currency" office:currency="BRL" office:value="6290.22" calcext:value-type="currency">
            <text:p>R$ 6.290,22</text:p>
          </table:table-cell>
          <table:table-cell table:number-columns-repeated="16365"/>
        </table:table-row>
        <table:table-row table:style-name="ro2">
          <table:table-cell office:value-type="float" office:value="4000014" calcext:value-type="float">
            <text:p>4000014</text:p>
          </table:table-cell>
          <table:table-cell table:style-name="Default" office:value-type="string" calcext:value-type="string">
            <text:p>MARIA APARECIDA FERREIRA GOM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334.08" calcext:value-type="currency">
            <text:p>R$ 1.334,08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141.32" calcext:value-type="currency">
            <text:p>R$ 14.141,32</text:p>
          </table:table-cell>
          <table:table-cell table:style-name="ce9" office:value-type="currency" office:currency="BRL" office:value="-937.67" calcext:value-type="currency">
            <text:p>-R$ 937,67</text:p>
          </table:table-cell>
          <table:table-cell table:style-name="ce9" office:value-type="currency" office:currency="BRL" office:value="-2211.4" calcext:value-type="currency">
            <text:p>-R$ 2.211,4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149.07" calcext:value-type="currency">
            <text:p>-R$ 3.149,07</text:p>
          </table:table-cell>
          <table:table-cell table:style-name="ce9" office:value-type="currency" office:currency="BRL" office:value="10992.25" calcext:value-type="currency">
            <text:p>R$ 10.992,25</text:p>
          </table:table-cell>
          <table:table-cell table:number-columns-repeated="16365"/>
        </table:table-row>
        <table:table-row table:style-name="ro2">
          <table:table-cell office:value-type="float" office:value="4000126" calcext:value-type="float">
            <text:p>4000126</text:p>
          </table:table-cell>
          <table:table-cell table:style-name="Default" office:value-type="string" calcext:value-type="string">
            <text:p>MARIA APARECIDA FIGUEIRA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547.54" calcext:value-type="currency">
            <text:p>R$ 1.547,5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354.78" calcext:value-type="currency">
            <text:p>R$ 14.354,78</text:p>
          </table:table-cell>
          <table:table-cell table:style-name="ce9" office:value-type="currency" office:currency="BRL" office:value="-972.89" calcext:value-type="currency">
            <text:p>-R$ 972,89</text:p>
          </table:table-cell>
          <table:table-cell table:style-name="ce9" office:value-type="currency" office:currency="BRL" office:value="-2260.42" calcext:value-type="currency">
            <text:p>-R$ 2.260,4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233.31" calcext:value-type="currency">
            <text:p>-R$ 3.233,31</text:p>
          </table:table-cell>
          <table:table-cell table:style-name="ce9" office:value-type="currency" office:currency="BRL" office:value="11121.47" calcext:value-type="currency">
            <text:p>R$ 11.121,47</text:p>
          </table:table-cell>
          <table:table-cell table:number-columns-repeated="16365"/>
        </table:table-row>
        <table:table-row table:style-name="ro2">
          <table:table-cell office:value-type="float" office:value="4000260" calcext:value-type="float">
            <text:p>4000260</text:p>
          </table:table-cell>
          <table:table-cell table:style-name="Default" office:value-type="string" calcext:value-type="string">
            <text:p>MARIA APARECIDA NEVES WEB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11687.2" calcext:value-type="currency">
            <text:p>R$ 11.687,2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1687.2" calcext:value-type="currency">
            <text:p>R$ 11.687,20</text:p>
          </table:table-cell>
          <table:table-cell table:style-name="ce9" office:value-type="currency" office:currency="BRL" office:value="-565.67" calcext:value-type="currency">
            <text:p>-R$ 565,67</text:p>
          </table:table-cell>
          <table:table-cell table:style-name="ce9" office:value-type="currency" office:currency="BRL" office:value="-1638.82" calcext:value-type="currency">
            <text:p>-R$ 1.638,8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204.49" calcext:value-type="currency">
            <text:p>-R$ 2.204,49</text:p>
          </table:table-cell>
          <table:table-cell table:style-name="ce9" office:value-type="currency" office:currency="BRL" office:value="9482.71" calcext:value-type="currency">
            <text:p>R$ 9.482,71</text:p>
          </table:table-cell>
          <table:table-cell table:number-columns-repeated="16365"/>
        </table:table-row>
        <table:table-row table:style-name="ro2">
          <table:table-cell office:value-type="float" office:value="4000182" calcext:value-type="float">
            <text:p>4000182</text:p>
          </table:table-cell>
          <table:table-cell table:style-name="Default" office:value-type="string" calcext:value-type="string">
            <text:p>MARIA AUXILIADORA PARAENSE DA PAIX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14800.96" calcext:value-type="currency">
            <text:p>R$ 14.800,9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800.96" calcext:value-type="currency">
            <text:p>R$ 14.800,96</text:p>
          </table:table-cell>
          <table:table-cell table:style-name="ce9" office:value-type="currency" office:currency="BRL" office:value="-1046.51" calcext:value-type="currency">
            <text:p>-R$ 1.046,51</text:p>
          </table:table-cell>
          <table:table-cell table:style-name="ce9" office:value-type="currency" office:currency="BRL" office:value="-2886.47" calcext:value-type="currency">
            <text:p>-R$ 2.886,4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932.98" calcext:value-type="currency">
            <text:p>-R$ 3.932,98</text:p>
          </table:table-cell>
          <table:table-cell table:style-name="ce9" office:value-type="currency" office:currency="BRL" office:value="10867.98" calcext:value-type="currency">
            <text:p>R$ 10.867,98</text:p>
          </table:table-cell>
          <table:table-cell table:number-columns-repeated="16365"/>
        </table:table-row>
        <table:table-row table:style-name="ro2">
          <table:table-cell office:value-type="float" office:value="4000179" calcext:value-type="float">
            <text:p>4000179</text:p>
          </table:table-cell>
          <table:table-cell table:style-name="Default" office:value-type="string" calcext:value-type="string">
            <text:p>MARIA AUXILIADORA SILVA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15805.38" calcext:value-type="currency">
            <text:p>R$ 15.805,3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805.38" calcext:value-type="currency">
            <text:p>R$ 15.805,38</text:p>
          </table:table-cell>
          <table:table-cell table:style-name="ce9" office:value-type="currency" office:currency="BRL" office:value="-1212.24" calcext:value-type="currency">
            <text:p>-R$ 1.212,24</text:p>
          </table:table-cell>
          <table:table-cell table:style-name="ce9" office:value-type="currency" office:currency="BRL" office:value="-2593.51" calcext:value-type="currency">
            <text:p>-R$ 2.593,5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805.75" calcext:value-type="currency">
            <text:p>-R$ 3.805,75</text:p>
          </table:table-cell>
          <table:table-cell table:style-name="ce9" office:value-type="currency" office:currency="BRL" office:value="11999.63" calcext:value-type="currency">
            <text:p>R$ 11.999,63</text:p>
          </table:table-cell>
          <table:table-cell table:number-columns-repeated="16365"/>
        </table:table-row>
        <table:table-row table:style-name="ro2">
          <table:table-cell office:value-type="float" office:value="4000208" calcext:value-type="float">
            <text:p>4000208</text:p>
          </table:table-cell>
          <table:table-cell table:style-name="Default" office:value-type="string" calcext:value-type="string">
            <text:p>MARIA CECÍLIA DA SILVA DE JESU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8188.77" calcext:value-type="currency">
            <text:p>R$ 18.188,7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188.77" calcext:value-type="currency">
            <text:p>R$ 18.188,77</text:p>
          </table:table-cell>
          <table:table-cell table:style-name="ce9" office:value-type="currency" office:currency="BRL" office:value="-1605.5" calcext:value-type="currency">
            <text:p>-R$ 1.605,50</text:p>
          </table:table-cell>
          <table:table-cell table:style-name="ce9" office:value-type="currency" office:currency="BRL" office:value="-2984.24" calcext:value-type="currency">
            <text:p>-R$ 2.984,2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589.74" calcext:value-type="currency">
            <text:p>-R$ 4.589,74</text:p>
          </table:table-cell>
          <table:table-cell table:style-name="ce9" office:value-type="currency" office:currency="BRL" office:value="13599.03" calcext:value-type="currency">
            <text:p>R$ 13.599,03</text:p>
          </table:table-cell>
          <table:table-cell table:number-columns-repeated="16365"/>
        </table:table-row>
        <table:table-row table:style-name="ro2">
          <table:table-cell office:value-type="float" office:value="4100012" calcext:value-type="float">
            <text:p>4100012</text:p>
          </table:table-cell>
          <table:table-cell table:style-name="Default" office:value-type="string" calcext:value-type="string">
            <text:p>MARIA CHRISTINA DA COSTA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1048.91" calcext:value-type="currency">
            <text:p>-R$ 1.048,91</text:p>
          </table:table-cell>
          <table:table-cell table:style-name="ce9" office:value-type="currency" office:currency="BRL" office:value="-16298.64" calcext:value-type="currency">
            <text:p>-R$ 16.298,64</text:p>
          </table:table-cell>
          <table:table-cell table:style-name="ce9" office:value-type="currency" office:currency="BRL" office:value="23419.05" calcext:value-type="currency">
            <text:p>R$ 23.419,05</text:p>
          </table:table-cell>
          <table:table-cell table:number-columns-repeated="16365"/>
        </table:table-row>
        <table:table-row table:style-name="ro2">
          <table:table-cell office:value-type="float" office:value="4000124" calcext:value-type="float">
            <text:p>4000124</text:p>
          </table:table-cell>
          <table:table-cell table:style-name="Default" office:value-type="string" calcext:value-type="string">
            <text:p>MARIA CLEI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0977.63" calcext:value-type="currency">
            <text:p>R$ 10.977,63</text:p>
          </table:table-cell>
          <table:table-cell table:style-name="ce9" office:value-type="currency" office:currency="BRL" office:value="1547.54" calcext:value-type="currency">
            <text:p>R$ 1.547,5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525.17" calcext:value-type="currency">
            <text:p>R$ 12.525,17</text:p>
          </table:table-cell>
          <table:table-cell table:style-name="ce9" office:value-type="currency" office:currency="BRL" office:value="-687.17" calcext:value-type="currency">
            <text:p>-R$ 687,17</text:p>
          </table:table-cell>
          <table:table-cell table:style-name="ce9" office:value-type="currency" office:currency="BRL" office:value="-2359.45" calcext:value-type="currency">
            <text:p>-R$ 2.359,4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046.62" calcext:value-type="currency">
            <text:p>-R$ 3.046,62</text:p>
          </table:table-cell>
          <table:table-cell table:style-name="ce9" office:value-type="currency" office:currency="BRL" office:value="9478.55" calcext:value-type="currency">
            <text:p>R$ 9.478,55</text:p>
          </table:table-cell>
          <table:table-cell table:number-columns-repeated="16365"/>
        </table:table-row>
        <table:table-row table:style-name="ro2">
          <table:table-cell office:value-type="float" office:value="4000094" calcext:value-type="float">
            <text:p>4000094</text:p>
          </table:table-cell>
          <table:table-cell table:style-name="Default" office:value-type="string" calcext:value-type="string">
            <text:p>MARIA CONSUELO ANDRAD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10977.63" calcext:value-type="currency">
            <text:p>R$ 10.977,63</text:p>
          </table:table-cell>
          <table:table-cell table:style-name="ce9" office:value-type="currency" office:currency="BRL" office:value="7698.14" calcext:value-type="currency">
            <text:p>R$ 7.698,1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675.77" calcext:value-type="currency">
            <text:p>R$ 18.675,77</text:p>
          </table:table-cell>
          <table:table-cell table:style-name="ce9" office:value-type="currency" office:currency="BRL" office:value="-1685.86" calcext:value-type="currency">
            <text:p>-R$ 1.685,86</text:p>
          </table:table-cell>
          <table:table-cell table:style-name="ce9" office:value-type="currency" office:currency="BRL" office:value="-3776.22" calcext:value-type="currency">
            <text:p>-R$ 3.776,2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462.08" calcext:value-type="currency">
            <text:p>-R$ 5.462,08</text:p>
          </table:table-cell>
          <table:table-cell table:style-name="ce9" office:value-type="currency" office:currency="BRL" office:value="13213.69" calcext:value-type="currency">
            <text:p>R$ 13.213,69</text:p>
          </table:table-cell>
          <table:table-cell table:number-columns-repeated="16365"/>
        </table:table-row>
        <table:table-row table:style-name="ro2">
          <table:table-cell office:value-type="float" office:value="4000302" calcext:value-type="float">
            <text:p>4000302</text:p>
          </table:table-cell>
          <table:table-cell table:style-name="Default" office:value-type="string" calcext:value-type="string">
            <text:p>MARIA DAS GRAÇAS BORGES NUNES FERNAND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28528.52" calcext:value-type="currency">
            <text:p>R$ 28.528,5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8528.52" calcext:value-type="currency">
            <text:p>R$ 28.528,52</text:p>
          </table:table-cell>
          <table:table-cell table:style-name="ce9" office:value-type="currency" office:currency="BRL" office:value="-3358.09" calcext:value-type="currency">
            <text:p>-R$ 3.358,09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358.09" calcext:value-type="currency">
            <text:p>-R$ 3.358,09</text:p>
          </table:table-cell>
          <table:table-cell table:style-name="ce9" office:value-type="currency" office:currency="BRL" office:value="25170.43" calcext:value-type="currency">
            <text:p>R$ 25.170,43</text:p>
          </table:table-cell>
          <table:table-cell table:number-columns-repeated="16365"/>
        </table:table-row>
        <table:table-row table:style-name="ro2">
          <table:table-cell office:value-type="float" office:value="4100243" calcext:value-type="float">
            <text:p>4100243</text:p>
          </table:table-cell>
          <table:table-cell table:style-name="Default" office:value-type="string" calcext:value-type="string">
            <text:p>MARIA DAS GRAÇAS PE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6191.04" calcext:value-type="currency">
            <text:p>R$ 6.191,0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191.04" calcext:value-type="currency">
            <text:p>R$ 6.191,04</text:p>
          </table:table-cell>
          <table:table-cell table:style-name="ce9" office:value-type="currency" office:currency="BRL" office:value="-333.22" calcext:value-type="currency">
            <text:p>-R$ 333,22</text:p>
          </table:table-cell>
          <table:table-cell table:style-name="ce9" office:value-type="currency" office:currency="BRL" office:value="-226.84" calcext:value-type="currency">
            <text:p>-R$ 226,8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60.06" calcext:value-type="currency">
            <text:p>-R$ 560,06</text:p>
          </table:table-cell>
          <table:table-cell table:style-name="ce9" office:value-type="currency" office:currency="BRL" office:value="5630.98" calcext:value-type="currency">
            <text:p>R$ 5.630,98</text:p>
          </table:table-cell>
          <table:table-cell table:number-columns-repeated="16365"/>
        </table:table-row>
        <table:table-row table:style-name="ro2">
          <table:table-cell office:value-type="float" office:value="4000311" calcext:value-type="float">
            <text:p>4000311</text:p>
          </table:table-cell>
          <table:table-cell table:style-name="Default" office:value-type="string" calcext:value-type="string">
            <text:p>MARIA DAS GRAÇA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9" office:value-type="currency" office:currency="BRL" office:value="6052.87" calcext:value-type="currency">
            <text:p>R$ 6.052,8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052.87" calcext:value-type="currency">
            <text:p>R$ 6.052,87</text:p>
          </table:table-cell>
          <table:table-cell table:style-name="ce9" office:value-type="currency" office:currency="BRL" office:value="-313.18" calcext:value-type="currency">
            <text:p>-R$ 313,18</text:p>
          </table:table-cell>
          <table:table-cell table:style-name="ce9" office:value-type="currency" office:currency="BRL" office:value="-200.26" calcext:value-type="currency">
            <text:p>-R$ 200,2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13.44" calcext:value-type="currency">
            <text:p>-R$ 513,44</text:p>
          </table:table-cell>
          <table:table-cell table:style-name="ce9" office:value-type="currency" office:currency="BRL" office:value="5539.43" calcext:value-type="currency">
            <text:p>R$ 5.539,43</text:p>
          </table:table-cell>
          <table:table-cell table:number-columns-repeated="16365"/>
        </table:table-row>
        <table:table-row table:style-name="ro2">
          <table:table-cell office:value-type="float" office:value="4000259" calcext:value-type="float">
            <text:p>4000259</text:p>
          </table:table-cell>
          <table:table-cell table:style-name="Default" office:value-type="string" calcext:value-type="string">
            <text:p>MARIA DAS GRAÇAS SOUZA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16694.13" calcext:value-type="currency">
            <text:p>R$ 16.694,1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6694.13" calcext:value-type="currency">
            <text:p>R$ 16.694,13</text:p>
          </table:table-cell>
          <table:table-cell table:style-name="ce9" office:value-type="currency" office:currency="BRL" office:value="-1358.89" calcext:value-type="currency">
            <text:p>-R$ 1.358,89</text:p>
          </table:table-cell>
          <table:table-cell table:style-name="ce9" office:value-type="currency" office:currency="BRL" office:value="-2797.59" calcext:value-type="currency">
            <text:p>-R$ 2.797,5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156.48" calcext:value-type="currency">
            <text:p>-R$ 4.156,48</text:p>
          </table:table-cell>
          <table:table-cell table:style-name="ce9" office:value-type="currency" office:currency="BRL" office:value="12537.65" calcext:value-type="currency">
            <text:p>R$ 12.537,65</text:p>
          </table:table-cell>
          <table:table-cell table:number-columns-repeated="16365"/>
        </table:table-row>
        <table:table-row table:style-name="ro2">
          <table:table-cell office:value-type="float" office:value="4300201" calcext:value-type="float">
            <text:p>4300201</text:p>
          </table:table-cell>
          <table:table-cell table:style-name="Default" office:value-type="string" calcext:value-type="string">
            <text:p>MARIA DE BETÂNIA DE SOUSA FRANCO VIANN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28493.28" calcext:value-type="currency">
            <text:p>R$ 28.493,2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8493.28" calcext:value-type="currency">
            <text:p>R$ 28.493,28</text:p>
          </table:table-cell>
          <table:table-cell table:style-name="ce9" office:value-type="currency" office:currency="BRL" office:value="-3351.4" calcext:value-type="currency">
            <text:p>-R$ 3.351,40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351.4" calcext:value-type="currency">
            <text:p>-R$ 3.351,40</text:p>
          </table:table-cell>
          <table:table-cell table:style-name="ce9" office:value-type="currency" office:currency="BRL" office:value="25141.88" calcext:value-type="currency">
            <text:p>R$ 25.141,88</text:p>
          </table:table-cell>
          <table:table-cell table:number-columns-repeated="16365"/>
        </table:table-row>
        <table:table-row table:style-name="ro2">
          <table:table-cell office:value-type="float" office:value="4000312" calcext:value-type="float">
            <text:p>4000312</text:p>
          </table:table-cell>
          <table:table-cell table:style-name="Default" office:value-type="string" calcext:value-type="string">
            <text:p>MARIA DE FÁTIMA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9" office:value-type="currency" office:currency="BRL" office:value="6052.87" calcext:value-type="currency">
            <text:p>R$ 6.052,8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052.87" calcext:value-type="currency">
            <text:p>R$ 6.052,87</text:p>
          </table:table-cell>
          <table:table-cell table:style-name="ce9" office:value-type="currency" office:currency="BRL" office:value="-313.18" calcext:value-type="currency">
            <text:p>-R$ 313,18</text:p>
          </table:table-cell>
          <table:table-cell table:style-name="ce9" office:value-type="currency" office:currency="BRL" office:value="-200.26" calcext:value-type="currency">
            <text:p>-R$ 200,2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13.44" calcext:value-type="currency">
            <text:p>-R$ 513,44</text:p>
          </table:table-cell>
          <table:table-cell table:style-name="ce9" office:value-type="currency" office:currency="BRL" office:value="5539.43" calcext:value-type="currency">
            <text:p>R$ 5.539,43</text:p>
          </table:table-cell>
          <table:table-cell table:number-columns-repeated="16365"/>
        </table:table-row>
        <table:table-row table:style-name="ro2">
          <table:table-cell office:value-type="float" office:value="4000056" calcext:value-type="float">
            <text:p>4000056</text:p>
          </table:table-cell>
          <table:table-cell table:style-name="Default" office:value-type="string" calcext:value-type="string">
            <text:p>MARIA DE LOURDES FERREIRA SETTE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865.9" calcext:value-type="currency">
            <text:p>R$ 18.865,90</text:p>
          </table:table-cell>
          <table:table-cell table:style-name="ce9" office:value-type="currency" office:currency="BRL" office:value="-2981.72" calcext:value-type="currency">
            <text:p>-R$ 2.981,72</text:p>
          </table:table-cell>
          <table:table-cell table:style-name="ce9" office:value-type="currency" office:currency="BRL" office:value="-3568.55" calcext:value-type="currency">
            <text:p>-R$ 3.568,5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550.27" calcext:value-type="currency">
            <text:p>-R$ 6.550,27</text:p>
          </table:table-cell>
          <table:table-cell table:style-name="ce9" office:value-type="currency" office:currency="BRL" office:value="12315.63" calcext:value-type="currency">
            <text:p>R$ 12.315,63</text:p>
          </table:table-cell>
          <table:table-cell table:number-columns-repeated="16365"/>
        </table:table-row>
        <table:table-row table:style-name="ro2">
          <table:table-cell office:value-type="float" office:value="4000314" calcext:value-type="float">
            <text:p>4000314</text:p>
          </table:table-cell>
          <table:table-cell table:style-name="Default" office:value-type="string" calcext:value-type="string">
            <text:p>MARIA DE LOURDES SILVA ZUANY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7761.42" calcext:value-type="currency">
            <text:p>R$ 27.761,4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7761.42" calcext:value-type="currency">
            <text:p>R$ 27.761,42</text:p>
          </table:table-cell>
          <table:table-cell table:style-name="ce9" office:value-type="currency" office:currency="BRL" office:value="-3212.34" calcext:value-type="currency">
            <text:p>-R$ 3.212,34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212.34" calcext:value-type="currency">
            <text:p>-R$ 3.212,34</text:p>
          </table:table-cell>
          <table:table-cell table:style-name="ce9" office:value-type="currency" office:currency="BRL" office:value="24549.08" calcext:value-type="currency">
            <text:p>R$ 24.549,08</text:p>
          </table:table-cell>
          <table:table-cell table:number-columns-repeated="16365"/>
        </table:table-row>
        <table:table-row table:style-name="ro2">
          <table:table-cell office:value-type="float" office:value="4000149" calcext:value-type="float">
            <text:p>4000149</text:p>
          </table:table-cell>
          <table:table-cell table:style-name="Default" office:value-type="string" calcext:value-type="string">
            <text:p>MARIA DE NAZARE SEN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14575.54" calcext:value-type="currency">
            <text:p>R$ 14.575,5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575.54" calcext:value-type="currency">
            <text:p>R$ 14.575,54</text:p>
          </table:table-cell>
          <table:table-cell table:style-name="ce9" office:value-type="currency" office:currency="BRL" office:value="-1009.32" calcext:value-type="currency">
            <text:p>-R$ 1.009,32</text:p>
          </table:table-cell>
          <table:table-cell table:style-name="ce9" office:value-type="currency" office:currency="BRL" office:value="-2311.11" calcext:value-type="currency">
            <text:p>-R$ 2.311,1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320.43" calcext:value-type="currency">
            <text:p>-R$ 3.320,43</text:p>
          </table:table-cell>
          <table:table-cell table:style-name="ce9" office:value-type="currency" office:currency="BRL" office:value="11255.11" calcext:value-type="currency">
            <text:p>R$ 11.255,11</text:p>
          </table:table-cell>
          <table:table-cell table:number-columns-repeated="16365"/>
        </table:table-row>
        <table:table-row table:style-name="ro2">
          <table:table-cell office:value-type="float" office:value="4400042" calcext:value-type="float">
            <text:p>4400042</text:p>
          </table:table-cell>
          <table:table-cell table:style-name="Default" office:value-type="string" calcext:value-type="string">
            <text:p>MARIA DO CEO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style-name="ce9" office:value-type="currency" office:currency="BRL" office:value="-1276.68" calcext:value-type="currency">
            <text:p>-R$ 1.276,68</text:p>
          </table:table-cell>
          <table:table-cell table:style-name="ce9" office:value-type="currency" office:currency="BRL" office:value="-1346.97" calcext:value-type="currency">
            <text:p>-R$ 1.346,9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23.65" calcext:value-type="currency">
            <text:p>-R$ 2.623,65</text:p>
          </table:table-cell>
          <table:table-cell table:style-name="ce9" office:value-type="currency" office:currency="BRL" office:value="6809.3" calcext:value-type="currency">
            <text:p>R$ 6.809,30</text:p>
          </table:table-cell>
          <table:table-cell table:number-columns-repeated="16365"/>
        </table:table-row>
        <table:table-row table:style-name="ro2">
          <table:table-cell office:value-type="float" office:value="4000051" calcext:value-type="float">
            <text:p>4000051</text:p>
          </table:table-cell>
          <table:table-cell table:style-name="Default" office:value-type="string" calcext:value-type="string">
            <text:p>MARIA DO SOCORRO CEBALLOS DA CUNHA ME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6299.29" calcext:value-type="currency">
            <text:p>-R$ 6.299,29</text:p>
          </table:table-cell>
          <table:table-cell table:style-name="ce9" office:value-type="currency" office:currency="BRL" office:value="-8950.44" calcext:value-type="currency">
            <text:p>-R$ 8.950,44</text:p>
          </table:table-cell>
          <table:table-cell table:style-name="ce9" office:value-type="currency" office:currency="BRL" office:value="-455.62" calcext:value-type="currency">
            <text:p>-R$ 455,62</text:p>
          </table:table-cell>
          <table:table-cell table:style-name="ce9" office:value-type="currency" office:currency="BRL" office:value="-15705.35" calcext:value-type="currency">
            <text:p>-R$ 15.705,35</text:p>
          </table:table-cell>
          <table:table-cell table:style-name="ce9" office:value-type="currency" office:currency="BRL" office:value="24012.34" calcext:value-type="currency">
            <text:p>R$ 24.012,34</text:p>
          </table:table-cell>
          <table:table-cell table:number-columns-repeated="16365"/>
        </table:table-row>
        <table:table-row table:style-name="ro2">
          <table:table-cell office:value-type="float" office:value="4000239" calcext:value-type="float">
            <text:p>4000239</text:p>
          </table:table-cell>
          <table:table-cell table:style-name="Default" office:value-type="string" calcext:value-type="string">
            <text:p>MARIA ELEONORA UCHÔA BARBO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9" office:value-type="currency" office:currency="BRL" office:value="14178.18" calcext:value-type="currency">
            <text:p>R$ 14.178,1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178.18" calcext:value-type="currency">
            <text:p>R$ 14.178,18</text:p>
          </table:table-cell>
          <table:table-cell table:style-name="ce9" office:value-type="currency" office:currency="BRL" office:value="-943.75" calcext:value-type="currency">
            <text:p>-R$ 943,75</text:p>
          </table:table-cell>
          <table:table-cell table:style-name="ce9" office:value-type="currency" office:currency="BRL" office:value="-2219.87" calcext:value-type="currency">
            <text:p>-R$ 2.219,8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163.62" calcext:value-type="currency">
            <text:p>-R$ 3.163,62</text:p>
          </table:table-cell>
          <table:table-cell table:style-name="ce9" office:value-type="currency" office:currency="BRL" office:value="11014.56" calcext:value-type="currency">
            <text:p>R$ 11.014,56</text:p>
          </table:table-cell>
          <table:table-cell table:number-columns-repeated="16365"/>
        </table:table-row>
        <table:table-row table:style-name="ro2">
          <table:table-cell office:value-type="float" office:value="4000140" calcext:value-type="float">
            <text:p>4000140</text:p>
          </table:table-cell>
          <table:table-cell table:style-name="Default" office:value-type="string" calcext:value-type="string">
            <text:p>MARIA FLOR DE MAIO THEOPHI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23213.32" calcext:value-type="currency">
            <text:p>R$ 23.213,3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3213.32" calcext:value-type="currency">
            <text:p>R$ 23.213,32</text:p>
          </table:table-cell>
          <table:table-cell table:style-name="ce9" office:value-type="currency" office:currency="BRL" office:value="-2434.55" calcext:value-type="currency">
            <text:p>-R$ 2.434,55</text:p>
          </table:table-cell>
          <table:table-cell table:style-name="ce9" office:value-type="currency" office:currency="BRL" office:value="-4294.56" calcext:value-type="currency">
            <text:p>-R$ 4.294,5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729.11" calcext:value-type="currency">
            <text:p>-R$ 6.729,11</text:p>
          </table:table-cell>
          <table:table-cell table:style-name="ce9" office:value-type="currency" office:currency="BRL" office:value="16484.21" calcext:value-type="currency">
            <text:p>R$ 16.484,21</text:p>
          </table:table-cell>
          <table:table-cell table:number-columns-repeated="16365"/>
        </table:table-row>
        <table:table-row table:style-name="ro2">
          <table:table-cell office:value-type="float" office:value="4000133" calcext:value-type="float">
            <text:p>4000133</text:p>
          </table:table-cell>
          <table:table-cell table:style-name="Default" office:value-type="string" calcext:value-type="string">
            <text:p>MARIA FRANCELINA DE ANDRA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6197.14" calcext:value-type="currency">
            <text:p>R$ 6.197,1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004.38" calcext:value-type="currency">
            <text:p>R$ 19.004,38</text:p>
          </table:table-cell>
          <table:table-cell table:style-name="ce9" office:value-type="currency" office:currency="BRL" office:value="-1740.08" calcext:value-type="currency">
            <text:p>-R$ 1.740,08</text:p>
          </table:table-cell>
          <table:table-cell table:style-name="ce9" office:value-type="currency" office:currency="BRL" office:value="-3328.08" calcext:value-type="currency">
            <text:p>-R$ 3.328,0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068.16" calcext:value-type="currency">
            <text:p>-R$ 5.068,16</text:p>
          </table:table-cell>
          <table:table-cell table:style-name="ce9" office:value-type="currency" office:currency="BRL" office:value="13936.22" calcext:value-type="currency">
            <text:p>R$ 13.936,22</text:p>
          </table:table-cell>
          <table:table-cell table:number-columns-repeated="16365"/>
        </table:table-row>
        <table:table-row table:style-name="ro2">
          <table:table-cell office:value-type="float" office:value="4000213" calcext:value-type="float">
            <text:p>4000213</text:p>
          </table:table-cell>
          <table:table-cell table:style-name="Default" office:value-type="string" calcext:value-type="string">
            <text:p>MARIA HELEN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5488.82" calcext:value-type="currency">
            <text:p>R$ 5.488,82</text:p>
          </table:table-cell>
          <table:table-cell table:style-name="ce9" office:value-type="currency" office:currency="BRL" office:value="159.86" calcext:value-type="currency">
            <text:p>R$ 159,86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648.68" calcext:value-type="currency">
            <text:p>R$ 5.648,6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80.26" calcext:value-type="currency">
            <text:p>-R$ 180,2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80.26" calcext:value-type="currency">
            <text:p>-R$ 180,26</text:p>
          </table:table-cell>
          <table:table-cell table:style-name="ce9" office:value-type="currency" office:currency="BRL" office:value="5468.42" calcext:value-type="currency">
            <text:p>R$ 5.468,42</text:p>
          </table:table-cell>
          <table:table-cell table:number-columns-repeated="16365"/>
        </table:table-row>
        <table:table-row table:style-name="ro2">
          <table:table-cell office:value-type="float" office:value="4000185" calcext:value-type="float">
            <text:p>4000185</text:p>
          </table:table-cell>
          <table:table-cell table:style-name="Default" office:value-type="string" calcext:value-type="string">
            <text:p>MARIA HELENA THUM DA SILVEIRA MARTIN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37709.34" calcext:value-type="currency">
            <text:p>R$ 37.709,3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09.34" calcext:value-type="currency">
            <text:p>R$ 37.709,34</text:p>
          </table:table-cell>
          <table:table-cell table:style-name="ce9" office:value-type="currency" office:currency="BRL" office:value="-5102.45" calcext:value-type="currency">
            <text:p>-R$ 5.102,45</text:p>
          </table:table-cell>
          <table:table-cell table:style-name="ce9" office:value-type="currency" office:currency="BRL" office:value="-7547.3" calcext:value-type="currency">
            <text:p>-R$ 7.547,3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2649.75" calcext:value-type="currency">
            <text:p>-R$ 12.649,75</text:p>
          </table:table-cell>
          <table:table-cell table:style-name="ce9" office:value-type="currency" office:currency="BRL" office:value="25059.59" calcext:value-type="currency">
            <text:p>R$ 25.059,59</text:p>
          </table:table-cell>
          <table:table-cell table:number-columns-repeated="16365"/>
        </table:table-row>
        <table:table-row table:style-name="ro2">
          <table:table-cell office:value-type="float" office:value="4000226" calcext:value-type="float">
            <text:p>4000226</text:p>
          </table:table-cell>
          <table:table-cell table:style-name="Default" office:value-type="string" calcext:value-type="string">
            <text:p>MARIA IZABEL GONÇALVES KOERN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34899.49" calcext:value-type="currency">
            <text:p>R$ 34.899,4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4899.49" calcext:value-type="currency">
            <text:p>R$ 34.899,49</text:p>
          </table:table-cell>
          <table:table-cell table:style-name="ce9" office:value-type="currency" office:currency="BRL" office:value="-4568.58" calcext:value-type="currency">
            <text:p>-R$ 4.568,58</text:p>
          </table:table-cell>
          <table:table-cell table:style-name="ce9" office:value-type="currency" office:currency="BRL" office:value="-6921.4" calcext:value-type="currency">
            <text:p>-R$ 6.921,4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489.98" calcext:value-type="currency">
            <text:p>-R$ 11.489,98</text:p>
          </table:table-cell>
          <table:table-cell table:style-name="ce9" office:value-type="currency" office:currency="BRL" office:value="23409.51" calcext:value-type="currency">
            <text:p>R$ 23.409,51</text:p>
          </table:table-cell>
          <table:table-cell table:number-columns-repeated="16365"/>
        </table:table-row>
        <table:table-row table:style-name="ro2">
          <table:table-cell office:value-type="float" office:value="4000032" calcext:value-type="float">
            <text:p>4000032</text:p>
          </table:table-cell>
          <table:table-cell table:style-name="Default" office:value-type="string" calcext:value-type="string">
            <text:p>MARIA JOSE DE ARAUJO KELLY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7731.81" calcext:value-type="currency">
            <text:p>R$ 37.731,81</text:p>
          </table:table-cell>
          <table:table-cell table:style-name="ce9" office:value-type="currency" office:currency="BRL" office:value="-6049.12" calcext:value-type="currency">
            <text:p>-R$ 6.049,12</text:p>
          </table:table-cell>
          <table:table-cell table:style-name="ce9" office:value-type="currency" office:currency="BRL" office:value="-8657.15" calcext:value-type="currency">
            <text:p>-R$ 8.657,1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706.27" calcext:value-type="currency">
            <text:p>-R$ 14.706,27</text:p>
          </table:table-cell>
          <table:table-cell table:style-name="ce9" office:value-type="currency" office:currency="BRL" office:value="23025.54" calcext:value-type="currency">
            <text:p>R$ 23.025,54</text:p>
          </table:table-cell>
          <table:table-cell table:number-columns-repeated="16365"/>
        </table:table-row>
        <table:table-row table:style-name="ro2">
          <table:table-cell office:value-type="float" office:value="4000197" calcext:value-type="float">
            <text:p>4000197</text:p>
          </table:table-cell>
          <table:table-cell table:style-name="Default" office:value-type="string" calcext:value-type="string">
            <text:p>MARIA MARGARIDA VALADARE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9128.6" calcext:value-type="currency">
            <text:p>R$ 19.128,6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128.6" calcext:value-type="currency">
            <text:p>R$ 19.128,60</text:p>
          </table:table-cell>
          <table:table-cell table:style-name="ce9" office:value-type="currency" office:currency="BRL" office:value="-1760.57" calcext:value-type="currency">
            <text:p>-R$ 1.760,57</text:p>
          </table:table-cell>
          <table:table-cell table:style-name="ce9" office:value-type="currency" office:currency="BRL" office:value="-3356.61" calcext:value-type="currency">
            <text:p>-R$ 3.356,6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117.18" calcext:value-type="currency">
            <text:p>-R$ 5.117,18</text:p>
          </table:table-cell>
          <table:table-cell table:style-name="ce9" office:value-type="currency" office:currency="BRL" office:value="14011.42" calcext:value-type="currency">
            <text:p>R$ 14.011,42</text:p>
          </table:table-cell>
          <table:table-cell table:number-columns-repeated="16365"/>
        </table:table-row>
        <table:table-row table:style-name="ro2">
          <table:table-cell office:value-type="float" office:value="4000362" calcext:value-type="float">
            <text:p>4000362</text:p>
          </table:table-cell>
          <table:table-cell table:style-name="Default" office:value-type="string" calcext:value-type="string">
            <text:p>MARIA PAULA DE CARVALHO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34229.53" calcext:value-type="currency">
            <text:p>R$ 34.229,5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4229.53" calcext:value-type="currency">
            <text:p>R$ 34.229,53</text:p>
          </table:table-cell>
          <table:table-cell table:style-name="ce9" office:value-type="currency" office:currency="BRL" office:value="-4441.29" calcext:value-type="currency">
            <text:p>-R$ 4.441,29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441.29" calcext:value-type="currency">
            <text:p>-R$ 4.441,29</text:p>
          </table:table-cell>
          <table:table-cell table:style-name="ce9" office:value-type="currency" office:currency="BRL" office:value="29788.24" calcext:value-type="currency">
            <text:p>R$ 29.788,24</text:p>
          </table:table-cell>
          <table:table-cell table:number-columns-repeated="16365"/>
        </table:table-row>
        <table:table-row table:style-name="ro2">
          <table:table-cell office:value-type="float" office:value="4000280" calcext:value-type="float">
            <text:p>4000280</text:p>
          </table:table-cell>
          <table:table-cell table:style-name="Default" office:value-type="string" calcext:value-type="string">
            <text:p>MARIA SALETE BIZERRIL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3153.94" calcext:value-type="currency">
            <text:p>R$ 13.153,9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153.94" calcext:value-type="currency">
            <text:p>R$ 13.153,94</text:p>
          </table:table-cell>
          <table:table-cell table:style-name="ce9" office:value-type="currency" office:currency="BRL" office:value="-778.35" calcext:value-type="currency">
            <text:p>-R$ 778,35</text:p>
          </table:table-cell>
          <table:table-cell table:style-name="ce9" office:value-type="currency" office:currency="BRL" office:value="-1983.69" calcext:value-type="currency">
            <text:p>-R$ 1.983,6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762.04" calcext:value-type="currency">
            <text:p>-R$ 2.762,04</text:p>
          </table:table-cell>
          <table:table-cell table:style-name="ce9" office:value-type="currency" office:currency="BRL" office:value="10391.9" calcext:value-type="currency">
            <text:p>R$ 10.391,90</text:p>
          </table:table-cell>
          <table:table-cell table:number-columns-repeated="16365"/>
        </table:table-row>
        <table:table-row table:style-name="ro2">
          <table:table-cell office:value-type="float" office:value="4000305" calcext:value-type="float">
            <text:p>4000305</text:p>
          </table:table-cell>
          <table:table-cell table:style-name="Default" office:value-type="string" calcext:value-type="string">
            <text:p>MARIA SUZETE OLIVEIRA CALIAR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9" office:value-type="currency" office:currency="BRL" office:value="7902.66" calcext:value-type="currency">
            <text:p>R$ 7.902,6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902.66" calcext:value-type="currency">
            <text:p>R$ 7.902,66</text:p>
          </table:table-cell>
          <table:table-cell table:style-name="ce9" office:value-type="currency" office:currency="BRL" office:value="-16.91" calcext:value-type="currency">
            <text:p>-R$ 16,91</text:p>
          </table:table-cell>
          <table:table-cell table:style-name="ce9" office:value-type="currency" office:currency="BRL" office:value="-1121.91" calcext:value-type="currency">
            <text:p>-R$ 1.121,9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38.82" calcext:value-type="currency">
            <text:p>-R$ 1.138,82</text:p>
          </table:table-cell>
          <table:table-cell table:style-name="ce9" office:value-type="currency" office:currency="BRL" office:value="6763.84" calcext:value-type="currency">
            <text:p>R$ 6.763,84</text:p>
          </table:table-cell>
          <table:table-cell table:number-columns-repeated="16365"/>
        </table:table-row>
        <table:table-row table:style-name="ro2">
          <table:table-cell office:value-type="float" office:value="4000276" calcext:value-type="float">
            <text:p>4000276</text:p>
          </table:table-cell>
          <table:table-cell table:style-name="Default" office:value-type="string" calcext:value-type="string">
            <text:p>MARIANA MATIOSKI SO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5523.01" calcext:value-type="currency">
            <text:p>R$ 5.523,0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523.01" calcext:value-type="currency">
            <text:p>R$ 5.523,01</text:p>
          </table:table-cell>
          <table:table-cell table:style-name="ce9" office:value-type="currency" office:currency="BRL" office:value="-236.35" calcext:value-type="currency">
            <text:p>-R$ 236,35</text:p>
          </table:table-cell>
          <table:table-cell table:style-name="ce9" office:value-type="currency" office:currency="BRL" office:value="-467.5" calcext:value-type="currency">
            <text:p>-R$ 467,5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03.85" calcext:value-type="currency">
            <text:p>-R$ 703,85</text:p>
          </table:table-cell>
          <table:table-cell table:style-name="ce9" office:value-type="currency" office:currency="BRL" office:value="4819.16" calcext:value-type="currency">
            <text:p>R$ 4.819,16</text:p>
          </table:table-cell>
          <table:table-cell table:number-columns-repeated="16365"/>
        </table:table-row>
        <table:table-row table:style-name="ro2">
          <table:table-cell office:value-type="float" office:value="4000322" calcext:value-type="float">
            <text:p>4000322</text:p>
          </table:table-cell>
          <table:table-cell table:style-name="Default" office:value-type="string" calcext:value-type="string">
            <text:p>MARILENA SILVA ALMEI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7934.18" calcext:value-type="currency">
            <text:p>R$ 7.934,1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934.18" calcext:value-type="currency">
            <text:p>R$ 7.934,18</text:p>
          </table:table-cell>
          <table:table-cell table:style-name="ce9" office:value-type="currency" office:currency="BRL" office:value="-21.48" calcext:value-type="currency">
            <text:p>-R$ 21,48</text:p>
          </table:table-cell>
          <table:table-cell table:style-name="ce9" office:value-type="currency" office:currency="BRL" office:value="-1130.57" calcext:value-type="currency">
            <text:p>-R$ 1.130,5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52.05" calcext:value-type="currency">
            <text:p>-R$ 1.152,05</text:p>
          </table:table-cell>
          <table:table-cell table:style-name="ce9" office:value-type="currency" office:currency="BRL" office:value="6782.13" calcext:value-type="currency">
            <text:p>R$ 6.782,13</text:p>
          </table:table-cell>
          <table:table-cell table:number-columns-repeated="16365"/>
        </table:table-row>
        <table:table-row table:style-name="ro2">
          <table:table-cell office:value-type="float" office:value="4000357" calcext:value-type="float">
            <text:p>4000357</text:p>
          </table:table-cell>
          <table:table-cell table:style-name="Default" office:value-type="string" calcext:value-type="string">
            <text:p>MARILIA FONSECA PENZI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23976.06" calcext:value-type="currency">
            <text:p>R$ 23.976,0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3976.06" calcext:value-type="currency">
            <text:p>R$ 23.976,06</text:p>
          </table:table-cell>
          <table:table-cell table:style-name="ce9" office:value-type="currency" office:currency="BRL" office:value="-2560.4" calcext:value-type="currency">
            <text:p>-R$ 2.560,40</text:p>
          </table:table-cell>
          <table:table-cell table:style-name="ce9" office:value-type="currency" office:currency="BRL" office:value="-4469.71" calcext:value-type="currency">
            <text:p>-R$ 4.469,7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030.11" calcext:value-type="currency">
            <text:p>-R$ 7.030,11</text:p>
          </table:table-cell>
          <table:table-cell table:style-name="ce9" office:value-type="currency" office:currency="BRL" office:value="16945.95" calcext:value-type="currency">
            <text:p>R$ 16.945,95</text:p>
          </table:table-cell>
          <table:table-cell table:number-columns-repeated="16365"/>
        </table:table-row>
        <table:table-row table:style-name="ro2">
          <table:table-cell office:value-type="float" office:value="4000216" calcext:value-type="float">
            <text:p>4000216</text:p>
          </table:table-cell>
          <table:table-cell table:style-name="Default" office:value-type="string" calcext:value-type="string">
            <text:p>MARISA NOGUEIRA DOS SANTOS CAB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29174.75" calcext:value-type="currency">
            <text:p>R$ 29.174,7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9174.75" calcext:value-type="currency">
            <text:p>R$ 29.174,75</text:p>
          </table:table-cell>
          <table:table-cell table:style-name="ce9" office:value-type="currency" office:currency="BRL" office:value="-3480.88" calcext:value-type="currency">
            <text:p>-R$ 3.480,88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80.88" calcext:value-type="currency">
            <text:p>-R$ 3.480,88</text:p>
          </table:table-cell>
          <table:table-cell table:style-name="ce9" office:value-type="currency" office:currency="BRL" office:value="25693.87" calcext:value-type="currency">
            <text:p>R$ 25.693,87</text:p>
          </table:table-cell>
          <table:table-cell table:number-columns-repeated="16365"/>
        </table:table-row>
        <table:table-row table:style-name="ro2">
          <table:table-cell office:value-type="float" office:value="4000217" calcext:value-type="float">
            <text:p>4000217</text:p>
          </table:table-cell>
          <table:table-cell table:style-name="Default" office:value-type="string" calcext:value-type="string">
            <text:p>MARLY CONTE LOFREDO MOUR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8030.83" calcext:value-type="currency">
            <text:p>R$ 18.030,8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030.83" calcext:value-type="currency">
            <text:p>R$ 18.030,83</text:p>
          </table:table-cell>
          <table:table-cell table:style-name="ce9" office:value-type="currency" office:currency="BRL" office:value="-1579.44" calcext:value-type="currency">
            <text:p>-R$ 1.579,44</text:p>
          </table:table-cell>
          <table:table-cell table:style-name="ce9" office:value-type="currency" office:currency="BRL" office:value="-3104.53" calcext:value-type="currency">
            <text:p>-R$ 3.104,5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683.97" calcext:value-type="currency">
            <text:p>-R$ 4.683,97</text:p>
          </table:table-cell>
          <table:table-cell table:style-name="ce9" office:value-type="currency" office:currency="BRL" office:value="13346.86" calcext:value-type="currency">
            <text:p>R$ 13.346,86</text:p>
          </table:table-cell>
          <table:table-cell table:number-columns-repeated="16365"/>
        </table:table-row>
        <table:table-row table:style-name="ro2">
          <table:table-cell office:value-type="float" office:value="4000284" calcext:value-type="float">
            <text:p>4000284</text:p>
          </table:table-cell>
          <table:table-cell table:style-name="Default" office:value-type="string" calcext:value-type="string">
            <text:p>MASSIMO MATTIASS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18522.3" calcext:value-type="currency">
            <text:p>R$ 18.522,3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522.3" calcext:value-type="currency">
            <text:p>R$ 18.522,30</text:p>
          </table:table-cell>
          <table:table-cell table:style-name="ce9" office:value-type="currency" office:currency="BRL" office:value="-2488.07" calcext:value-type="currency">
            <text:p>-R$ 2.488,07</text:p>
          </table:table-cell>
          <table:table-cell table:style-name="ce9" office:value-type="currency" office:currency="BRL" office:value="-3513.41" calcext:value-type="currency">
            <text:p>-R$ 3.513,4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001.48" calcext:value-type="currency">
            <text:p>-R$ 6.001,48</text:p>
          </table:table-cell>
          <table:table-cell table:style-name="ce9" office:value-type="currency" office:currency="BRL" office:value="12520.82" calcext:value-type="currency">
            <text:p>R$ 12.520,82</text:p>
          </table:table-cell>
          <table:table-cell table:number-columns-repeated="16365"/>
        </table:table-row>
        <table:table-row table:style-name="ro2">
          <table:table-cell office:value-type="float" office:value="4000232" calcext:value-type="float">
            <text:p>4000232</text:p>
          </table:table-cell>
          <table:table-cell table:style-name="Default" office:value-type="string" calcext:value-type="string">
            <text:p>MICHELINE MARTINS ARJON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17039.52" calcext:value-type="currency">
            <text:p>R$ 17.039,5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039.52" calcext:value-type="currency">
            <text:p>R$ 17.039,52</text:p>
          </table:table-cell>
          <table:table-cell table:style-name="ce9" office:value-type="currency" office:currency="BRL" office:value="-1415.88" calcext:value-type="currency">
            <text:p>-R$ 1.415,88</text:p>
          </table:table-cell>
          <table:table-cell table:style-name="ce9" office:value-type="currency" office:currency="BRL" office:value="-3400.5" calcext:value-type="currency">
            <text:p>-R$ 3.400,5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816.38" calcext:value-type="currency">
            <text:p>-R$ 4.816,38</text:p>
          </table:table-cell>
          <table:table-cell table:style-name="ce9" office:value-type="currency" office:currency="BRL" office:value="12223.14" calcext:value-type="currency">
            <text:p>R$ 12.223,14</text:p>
          </table:table-cell>
          <table:table-cell table:number-columns-repeated="16365"/>
        </table:table-row>
        <table:table-row table:style-name="ro2">
          <table:table-cell office:value-type="float" office:value="4000327" calcext:value-type="float">
            <text:p>4000327</text:p>
          </table:table-cell>
          <table:table-cell table:style-name="Default" office:value-type="string" calcext:value-type="string">
            <text:p>MIGUEL CANDIDO LIM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9" office:value-type="currency" office:currency="BRL" office:value="2624.33" calcext:value-type="currency">
            <text:p>R$ 2.624,33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4" calcext:value-type="currency">
            <text:p>R$ 0,2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624.57" calcext:value-type="currency">
            <text:p>R$ 2.624,57</text:p>
          </table:table-cell>
          <table:table-cell table:style-name="ce9" office:value-type="currency" office:currency="BRL" office:value="-4.28" calcext:value-type="currency">
            <text:p>-R$ 4,28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.28" calcext:value-type="currency">
            <text:p>-R$ 4,28</text:p>
          </table:table-cell>
          <table:table-cell table:style-name="ce9" office:value-type="currency" office:currency="BRL" office:value="2620.29" calcext:value-type="currency">
            <text:p>R$ 2.620,29</text:p>
          </table:table-cell>
          <table:table-cell table:number-columns-repeated="16365"/>
        </table:table-row>
        <table:table-row table:style-name="ro2">
          <table:table-cell office:value-type="float" office:value="4100040" calcext:value-type="float">
            <text:p>4100040</text:p>
          </table:table-cell>
          <table:table-cell table:style-name="Default" office:value-type="string" calcext:value-type="string">
            <text:p>MIRTES JUREMA MOREIRA BARELL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334.08" calcext:value-type="currency">
            <text:p>R$ 1.334,08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141.32" calcext:value-type="currency">
            <text:p>R$ 14.141,32</text:p>
          </table:table-cell>
          <table:table-cell table:style-name="ce9" office:value-type="currency" office:currency="BRL" office:value="-937.67" calcext:value-type="currency">
            <text:p>-R$ 937,67</text:p>
          </table:table-cell>
          <table:table-cell table:style-name="ce9" office:value-type="currency" office:currency="BRL" office:value="-2735" calcext:value-type="currency">
            <text:p>-R$ 2.735,0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672.67" calcext:value-type="currency">
            <text:p>-R$ 3.672,67</text:p>
          </table:table-cell>
          <table:table-cell table:style-name="ce9" office:value-type="currency" office:currency="BRL" office:value="10468.65" calcext:value-type="currency">
            <text:p>R$ 10.468,65</text:p>
          </table:table-cell>
          <table:table-cell table:number-columns-repeated="16365"/>
        </table:table-row>
        <table:table-row table:style-name="ro2">
          <table:table-cell office:value-type="float" office:value="4000206" calcext:value-type="float">
            <text:p>4000206</text:p>
          </table:table-cell>
          <table:table-cell table:style-name="Default" office:value-type="string" calcext:value-type="string">
            <text:p>MONICA APARECIDA CUEVA DE OLIVEIRA SPEZ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3663.93" calcext:value-type="currency">
            <text:p>-R$ 3.663,93</text:p>
          </table:table-cell>
          <table:table-cell table:style-name="ce9" office:value-type="currency" office:currency="BRL" office:value="-5860.82" calcext:value-type="currency">
            <text:p>-R$ 5.860,8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9104.25" calcext:value-type="currency">
            <text:p>-R$ 19.104,25</text:p>
          </table:table-cell>
          <table:table-cell table:style-name="ce9" office:value-type="currency" office:currency="BRL" office:value="20613.44" calcext:value-type="currency">
            <text:p>R$ 20.613,44</text:p>
          </table:table-cell>
          <table:table-cell table:number-columns-repeated="16365"/>
        </table:table-row>
        <table:table-row table:style-name="ro2">
          <table:table-cell office:value-type="float" office:value="4000021" calcext:value-type="float">
            <text:p>4000021</text:p>
          </table:table-cell>
          <table:table-cell table:style-name="Default" office:value-type="string" calcext:value-type="string">
            <text:p>MONICA GENRO 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494.17" calcext:value-type="currency">
            <text:p>R$ 1.494,17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301.41" calcext:value-type="currency">
            <text:p>R$ 14.301,41</text:p>
          </table:table-cell>
          <table:table-cell table:style-name="ce9" office:value-type="currency" office:currency="BRL" office:value="-964.09" calcext:value-type="currency">
            <text:p>-R$ 964,09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64.09" calcext:value-type="currency">
            <text:p>-R$ 964,09</text:p>
          </table:table-cell>
          <table:table-cell table:style-name="ce9" office:value-type="currency" office:currency="BRL" office:value="13337.32" calcext:value-type="currency">
            <text:p>R$ 13.337,32</text:p>
          </table:table-cell>
          <table:table-cell table:number-columns-repeated="16365"/>
        </table:table-row>
        <table:table-row table:style-name="ro2">
          <table:table-cell office:value-type="float" office:value="4000285" calcext:value-type="float">
            <text:p>4000285</text:p>
          </table:table-cell>
          <table:table-cell table:style-name="Default" office:value-type="string" calcext:value-type="string">
            <text:p>MYRIAM DA SILVA BAS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36564.23" calcext:value-type="currency">
            <text:p>R$ 36.564,2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6564.23" calcext:value-type="currency">
            <text:p>R$ 36.564,23</text:p>
          </table:table-cell>
          <table:table-cell table:style-name="ce9" office:value-type="currency" office:currency="BRL" office:value="-2052.79" calcext:value-type="currency">
            <text:p>-R$ 2.052,79</text:p>
          </table:table-cell>
          <table:table-cell table:style-name="ce9" office:value-type="currency" office:currency="BRL" office:value="-3763.27" calcext:value-type="currency">
            <text:p>-R$ 3.763,27</text:p>
          </table:table-cell>
          <table:table-cell table:style-name="ce9" office:value-type="currency" office:currency="BRL" office:value="-15664.65" calcext:value-type="currency">
            <text:p>-R$ 15.664,65</text:p>
          </table:table-cell>
          <table:table-cell table:style-name="ce9" office:value-type="currency" office:currency="BRL" office:value="-21480.71" calcext:value-type="currency">
            <text:p>-R$ 21.480,71</text:p>
          </table:table-cell>
          <table:table-cell table:style-name="ce9" office:value-type="currency" office:currency="BRL" office:value="15083.52" calcext:value-type="currency">
            <text:p>R$ 15.083,52</text:p>
          </table:table-cell>
          <table:table-cell table:number-columns-repeated="16365"/>
        </table:table-row>
        <table:table-row table:style-name="ro2">
          <table:table-cell office:value-type="float" office:value="4100224" calcext:value-type="float">
            <text:p>4100224</text:p>
          </table:table-cell>
          <table:table-cell table:style-name="Default" office:value-type="string" calcext:value-type="string">
            <text:p>NATÁLIA VIEIRA RODRIGU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5011.86" calcext:value-type="currency">
            <text:p>R$ 5.011,8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011.86" calcext:value-type="currency">
            <text:p>R$ 5.011,86</text:p>
          </table:table-cell>
          <table:table-cell table:style-name="ce9" office:value-type="currency" office:currency="BRL" office:value="-162.23" calcext:value-type="currency">
            <text:p>-R$ 162,23</text:p>
          </table:table-cell>
          <table:table-cell table:style-name="ce9" office:value-type="currency" office:currency="BRL" office:value="-337.81" calcext:value-type="currency">
            <text:p>-R$ 337,8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00.04" calcext:value-type="currency">
            <text:p>-R$ 500,04</text:p>
          </table:table-cell>
          <table:table-cell table:style-name="ce9" office:value-type="currency" office:currency="BRL" office:value="4511.82" calcext:value-type="currency">
            <text:p>R$ 4.511,82</text:p>
          </table:table-cell>
          <table:table-cell table:number-columns-repeated="16365"/>
        </table:table-row>
        <table:table-row table:style-name="ro2">
          <table:table-cell office:value-type="float" office:value="4000210" calcext:value-type="float">
            <text:p>4000210</text:p>
          </table:table-cell>
          <table:table-cell table:style-name="Default" office:value-type="string" calcext:value-type="string">
            <text:p>NELMA FREITAS ASSUMPÇ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36262.03" calcext:value-type="currency">
            <text:p>R$ 36.262,0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6262.03" calcext:value-type="currency">
            <text:p>R$ 36.262,03</text:p>
          </table:table-cell>
          <table:table-cell table:style-name="ce9" office:value-type="currency" office:currency="BRL" office:value="-443.35" calcext:value-type="currency">
            <text:p>-R$ 443,3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5418.43" calcext:value-type="currency">
            <text:p>-R$ 25.418,43</text:p>
          </table:table-cell>
          <table:table-cell table:style-name="ce9" office:value-type="currency" office:currency="BRL" office:value="-25861.78" calcext:value-type="currency">
            <text:p>-R$ 25.861,78</text:p>
          </table:table-cell>
          <table:table-cell table:style-name="ce9" office:value-type="currency" office:currency="BRL" office:value="10400.25" calcext:value-type="currency">
            <text:p>R$ 10.400,25</text:p>
          </table:table-cell>
          <table:table-cell table:number-columns-repeated="16365"/>
        </table:table-row>
        <table:table-row table:style-name="ro2">
          <table:table-cell office:value-type="float" office:value="4000075" calcext:value-type="float">
            <text:p>4000075</text:p>
          </table:table-cell>
          <table:table-cell table:style-name="Default" office:value-type="string" calcext:value-type="string">
            <text:p>NEYDE GUIMARAES PEIXO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21013.03" calcext:value-type="currency">
            <text:p>R$ 21.013,03</text:p>
          </table:table-cell>
          <table:table-cell table:style-name="ce9" office:value-type="currency" office:currency="BRL" office:value="12233.31" calcext:value-type="currency">
            <text:p>R$ 12.233,31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246.34" calcext:value-type="currency">
            <text:p>R$ 33.246,34</text:p>
          </table:table-cell>
          <table:table-cell table:style-name="ce9" office:value-type="currency" office:currency="BRL" office:value="-4254.48" calcext:value-type="currency">
            <text:p>-R$ 4.254,48</text:p>
          </table:table-cell>
          <table:table-cell table:style-name="ce9" office:value-type="currency" office:currency="BRL" office:value="-6553.16" calcext:value-type="currency">
            <text:p>-R$ 6.553,1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807.64" calcext:value-type="currency">
            <text:p>-R$ 10.807,64</text:p>
          </table:table-cell>
          <table:table-cell table:style-name="ce9" office:value-type="currency" office:currency="BRL" office:value="22438.7" calcext:value-type="currency">
            <text:p>R$ 22.438,70</text:p>
          </table:table-cell>
          <table:table-cell table:number-columns-repeated="16365"/>
        </table:table-row>
        <table:table-row table:style-name="ro2">
          <table:table-cell office:value-type="float" office:value="4000187" calcext:value-type="float">
            <text:p>4000187</text:p>
          </table:table-cell>
          <table:table-cell table:style-name="Default" office:value-type="string" calcext:value-type="string">
            <text:p>NILA DE SOUZA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13425.38" calcext:value-type="currency">
            <text:p>R$ 13.425,3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425.38" calcext:value-type="currency">
            <text:p>R$ 13.425,38</text:p>
          </table:table-cell>
          <table:table-cell table:style-name="ce9" office:value-type="currency" office:currency="BRL" office:value="-819.54" calcext:value-type="currency">
            <text:p>-R$ 819,54</text:p>
          </table:table-cell>
          <table:table-cell table:style-name="ce9" office:value-type="currency" office:currency="BRL" office:value="-2570.6" calcext:value-type="currency">
            <text:p>-R$ 2.570,6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390.14" calcext:value-type="currency">
            <text:p>-R$ 3.390,14</text:p>
          </table:table-cell>
          <table:table-cell table:style-name="ce9" office:value-type="currency" office:currency="BRL" office:value="10035.24" calcext:value-type="currency">
            <text:p>R$ 10.035,24</text:p>
          </table:table-cell>
          <table:table-cell table:number-columns-repeated="16365"/>
        </table:table-row>
        <table:table-row table:style-name="ro2">
          <table:table-cell office:value-type="float" office:value="4000265" calcext:value-type="float">
            <text:p>4000265</text:p>
          </table:table-cell>
          <table:table-cell table:style-name="Default" office:value-type="string" calcext:value-type="string">
            <text:p>NILBERTO DA GAMA CORRE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2730.03" calcext:value-type="currency">
            <text:p>R$ 12.730,0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730.03" calcext:value-type="currency">
            <text:p>R$ 12.730,03</text:p>
          </table:table-cell>
          <table:table-cell table:style-name="ce9" office:value-type="currency" office:currency="BRL" office:value="-716.88" calcext:value-type="currency">
            <text:p>-R$ 716,88</text:p>
          </table:table-cell>
          <table:table-cell table:style-name="ce9" office:value-type="currency" office:currency="BRL" office:value="-2407.61" calcext:value-type="currency">
            <text:p>-R$ 2.407,6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124.49" calcext:value-type="currency">
            <text:p>-R$ 3.124,49</text:p>
          </table:table-cell>
          <table:table-cell table:style-name="ce9" office:value-type="currency" office:currency="BRL" office:value="9605.54" calcext:value-type="currency">
            <text:p>R$ 9.605,54</text:p>
          </table:table-cell>
          <table:table-cell table:number-columns-repeated="16365"/>
        </table:table-row>
        <table:table-row table:style-name="ro2">
          <table:table-cell office:value-type="float" office:value="4000274" calcext:value-type="float">
            <text:p>4000274</text:p>
          </table:table-cell>
          <table:table-cell table:style-name="Default" office:value-type="string" calcext:value-type="string">
            <text:p>NILZA DA CONCEIÇÃO CARVA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34132.16" calcext:value-type="currency">
            <text:p>R$ 34.132,1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4132.16" calcext:value-type="currency">
            <text:p>R$ 34.132,16</text:p>
          </table:table-cell>
          <table:table-cell table:style-name="ce9" office:value-type="currency" office:currency="BRL" office:value="-4422.79" calcext:value-type="currency">
            <text:p>-R$ 4.422,79</text:p>
          </table:table-cell>
          <table:table-cell table:style-name="ce9" office:value-type="currency" office:currency="BRL" office:value="-6750.48" calcext:value-type="currency">
            <text:p>-R$ 6.750,4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173.27" calcext:value-type="currency">
            <text:p>-R$ 11.173,27</text:p>
          </table:table-cell>
          <table:table-cell table:style-name="ce9" office:value-type="currency" office:currency="BRL" office:value="22958.89" calcext:value-type="currency">
            <text:p>R$ 22.958,89</text:p>
          </table:table-cell>
          <table:table-cell table:number-columns-repeated="16365"/>
        </table:table-row>
        <table:table-row table:style-name="ro2">
          <table:table-cell office:value-type="float" office:value="4000119" calcext:value-type="float">
            <text:p>4000119</text:p>
          </table:table-cell>
          <table:table-cell table:style-name="Default" office:value-type="string" calcext:value-type="string">
            <text:p>NYLSA THEREZA CAROU DO AMA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9129.15" calcext:value-type="currency">
            <text:p>R$ 9.129,1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1936.39" calcext:value-type="currency">
            <text:p>R$ 21.936,39</text:p>
          </table:table-cell>
          <table:table-cell table:style-name="ce9" office:value-type="currency" office:currency="BRL" office:value="-2223.86" calcext:value-type="currency">
            <text:p>-R$ 2.223,86</text:p>
          </table:table-cell>
          <table:table-cell table:style-name="ce9" office:value-type="currency" office:currency="BRL" office:value="-4001.35" calcext:value-type="currency">
            <text:p>-R$ 4.001,3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225.21" calcext:value-type="currency">
            <text:p>-R$ 6.225,21</text:p>
          </table:table-cell>
          <table:table-cell table:style-name="ce9" office:value-type="currency" office:currency="BRL" office:value="15711.18" calcext:value-type="currency">
            <text:p>R$ 15.711,18</text:p>
          </table:table-cell>
          <table:table-cell table:number-columns-repeated="16365"/>
        </table:table-row>
        <table:table-row table:style-name="ro2">
          <table:table-cell office:value-type="float" office:value="4000263" calcext:value-type="float">
            <text:p>4000263</text:p>
          </table:table-cell>
          <table:table-cell table:style-name="Default" office:value-type="string" calcext:value-type="string">
            <text:p>PAULO ROBERTO CASTANHEIRA DE MORAES FI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2752.53" calcext:value-type="currency">
            <text:p>R$ 2.752,53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14" calcext:value-type="currency">
            <text:p>R$ 0,1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156.28" calcext:value-type="currency">
            <text:p>R$ 9.156,28</text:p>
          </table:table-cell>
          <table:table-cell table:style-name="ce9" office:value-type="currency" office:currency="BRL" office:value="-552.43" calcext:value-type="currency">
            <text:p>-R$ 552,43</text:p>
          </table:table-cell>
          <table:table-cell table:style-name="ce9" office:value-type="currency" office:currency="BRL" office:value="-1032.43" calcext:value-type="currency">
            <text:p>-R$ 1.032,4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163.84" calcext:value-type="currency">
            <text:p>-R$ 3.163,84</text:p>
          </table:table-cell>
          <table:table-cell table:style-name="ce9" office:value-type="currency" office:currency="BRL" office:value="5992.44" calcext:value-type="currency">
            <text:p>R$ 5.992,44</text:p>
          </table:table-cell>
          <table:table-cell table:number-columns-repeated="16365"/>
        </table:table-row>
        <table:table-row table:style-name="ro2">
          <table:table-cell office:value-type="float" office:value="4000192" calcext:value-type="float">
            <text:p>4000192</text:p>
          </table:table-cell>
          <table:table-cell table:style-name="Default" office:value-type="string" calcext:value-type="string">
            <text:p>PAULO ROBERTO GERM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27246.85" calcext:value-type="currency">
            <text:p>R$ 27.246,8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7246.85" calcext:value-type="currency">
            <text:p>R$ 27.246,85</text:p>
          </table:table-cell>
          <table:table-cell table:style-name="ce9" office:value-type="currency" office:currency="BRL" office:value="-3114.58" calcext:value-type="currency">
            <text:p>-R$ 3.114,58</text:p>
          </table:table-cell>
          <table:table-cell table:style-name="ce9" office:value-type="currency" office:currency="BRL" office:value="-5740.37" calcext:value-type="currency">
            <text:p>-R$ 5.740,3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854.95" calcext:value-type="currency">
            <text:p>-R$ 8.854,95</text:p>
          </table:table-cell>
          <table:table-cell table:style-name="ce9" office:value-type="currency" office:currency="BRL" office:value="18391.9" calcext:value-type="currency">
            <text:p>R$ 18.391,90</text:p>
          </table:table-cell>
          <table:table-cell table:number-columns-repeated="16365"/>
        </table:table-row>
        <table:table-row table:style-name="ro2">
          <table:table-cell office:value-type="float" office:value="4000301" calcext:value-type="float">
            <text:p>4000301</text:p>
          </table:table-cell>
          <table:table-cell table:style-name="Default" office:value-type="string" calcext:value-type="string">
            <text:p>PRISCILA NUN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3620.39" calcext:value-type="currency">
            <text:p>R$ 13.620,3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620.39" calcext:value-type="currency">
            <text:p>R$ 13.620,39</text:p>
          </table:table-cell>
          <table:table-cell table:style-name="ce9" office:value-type="currency" office:currency="BRL" office:value="-851.72" calcext:value-type="currency">
            <text:p>-R$ 851,72</text:p>
          </table:table-cell>
          <table:table-cell table:style-name="ce9" office:value-type="currency" office:currency="BRL" office:value="-2615.38" calcext:value-type="currency">
            <text:p>-R$ 2.615,3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67.1" calcext:value-type="currency">
            <text:p>-R$ 3.467,10</text:p>
          </table:table-cell>
          <table:table-cell table:style-name="ce9" office:value-type="currency" office:currency="BRL" office:value="10153.29" calcext:value-type="currency">
            <text:p>R$ 10.153,29</text:p>
          </table:table-cell>
          <table:table-cell table:number-columns-repeated="16365"/>
        </table:table-row>
        <table:table-row table:style-name="ro2">
          <table:table-cell office:value-type="float" office:value="4000333" calcext:value-type="float">
            <text:p>4000333</text:p>
          </table:table-cell>
          <table:table-cell table:style-name="Default" office:value-type="string" calcext:value-type="string">
            <text:p>RAFFAEL LIM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440.17" calcext:value-type="currency">
            <text:p>R$ 2.440,17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0.22" calcext:value-type="currency">
            <text:p>R$ 0,2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0.39" calcext:value-type="currency">
            <text:p>R$ 2.440,39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0.39" calcext:value-type="currency">
            <text:p>R$ 2.440,39</text:p>
          </table:table-cell>
          <table:table-cell table:number-columns-repeated="16365"/>
        </table:table-row>
        <table:table-row table:style-name="ro2">
          <table:table-cell office:value-type="float" office:value="4000162" calcext:value-type="float">
            <text:p>4000162</text:p>
          </table:table-cell>
          <table:table-cell table:style-name="Default" office:value-type="string" calcext:value-type="string">
            <text:p>RAIMUNDA ARAUJO BASTOS TEIX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9005.57" calcext:value-type="currency">
            <text:p>R$ 9.005,57</text:p>
          </table:table-cell>
          <table:table-cell table:style-name="ce9" office:value-type="currency" office:currency="BRL" office:value="5140.54" calcext:value-type="currency">
            <text:p>R$ 5.140,5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146.11" calcext:value-type="currency">
            <text:p>R$ 14.146,11</text:p>
          </table:table-cell>
          <table:table-cell table:style-name="ce9" office:value-type="currency" office:currency="BRL" office:value="-1656.6" calcext:value-type="currency">
            <text:p>-R$ 1.656,60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656.6" calcext:value-type="currency">
            <text:p>-R$ 1.656,60</text:p>
          </table:table-cell>
          <table:table-cell table:style-name="ce9" office:value-type="currency" office:currency="BRL" office:value="12489.51" calcext:value-type="currency">
            <text:p>R$ 12.489,51</text:p>
          </table:table-cell>
          <table:table-cell table:number-columns-repeated="16365"/>
        </table:table-row>
        <table:table-row table:style-name="ro2">
          <table:table-cell office:value-type="float" office:value="4000229" calcext:value-type="float">
            <text:p>4000229</text:p>
          </table:table-cell>
          <table:table-cell table:style-name="Default" office:value-type="string" calcext:value-type="string">
            <text:p>RAIMUNDA MENDONÇA QUEIROZ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9" office:value-type="currency" office:currency="BRL" office:value="14652.81" calcext:value-type="currency">
            <text:p>R$ 14.652,8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652.81" calcext:value-type="currency">
            <text:p>R$ 14.652,81</text:p>
          </table:table-cell>
          <table:table-cell table:style-name="ce9" office:value-type="currency" office:currency="BRL" office:value="-1022.07" calcext:value-type="currency">
            <text:p>-R$ 1.022,07</text:p>
          </table:table-cell>
          <table:table-cell table:style-name="ce9" office:value-type="currency" office:currency="BRL" office:value="-2328.85" calcext:value-type="currency">
            <text:p>-R$ 2.328,8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350.92" calcext:value-type="currency">
            <text:p>-R$ 3.350,92</text:p>
          </table:table-cell>
          <table:table-cell table:style-name="ce9" office:value-type="currency" office:currency="BRL" office:value="11301.89" calcext:value-type="currency">
            <text:p>R$ 11.301,89</text:p>
          </table:table-cell>
          <table:table-cell table:number-columns-repeated="16365"/>
        </table:table-row>
        <table:table-row table:style-name="ro2">
          <table:table-cell office:value-type="float" office:value="4000211" calcext:value-type="float">
            <text:p>4000211</text:p>
          </table:table-cell>
          <table:table-cell table:style-name="Default" office:value-type="string" calcext:value-type="string">
            <text:p>RAIMUNDA MOREIRA DA COSTA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3824.84" calcext:value-type="currency">
            <text:p>R$ 13.824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824.84" calcext:value-type="currency">
            <text:p>R$ 13.824,84</text:p>
          </table:table-cell>
          <table:table-cell table:style-name="ce9" office:value-type="currency" office:currency="BRL" office:value="-885.45" calcext:value-type="currency">
            <text:p>-R$ 885,45</text:p>
          </table:table-cell>
          <table:table-cell table:style-name="ce9" office:value-type="currency" office:currency="BRL" office:value="-2138.73" calcext:value-type="currency">
            <text:p>-R$ 2.138,7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024.18" calcext:value-type="currency">
            <text:p>-R$ 3.024,18</text:p>
          </table:table-cell>
          <table:table-cell table:style-name="ce9" office:value-type="currency" office:currency="BRL" office:value="10800.66" calcext:value-type="currency">
            <text:p>R$ 10.800,66</text:p>
          </table:table-cell>
          <table:table-cell table:number-columns-repeated="16365"/>
        </table:table-row>
        <table:table-row table:style-name="ro2">
          <table:table-cell office:value-type="float" office:value="4000127" calcext:value-type="float">
            <text:p>4000127</text:p>
          </table:table-cell>
          <table:table-cell table:style-name="Default" office:value-type="string" calcext:value-type="string">
            <text:p>RAIMUNDA PINTO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1173.99" calcext:value-type="currency">
            <text:p>R$ 1.173,99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981.23" calcext:value-type="currency">
            <text:p>R$ 13.981,23</text:p>
          </table:table-cell>
          <table:table-cell table:style-name="ce9" office:value-type="currency" office:currency="BRL" office:value="-911.26" calcext:value-type="currency">
            <text:p>-R$ 911,26</text:p>
          </table:table-cell>
          <table:table-cell table:style-name="ce9" office:value-type="currency" office:currency="BRL" office:value="-2174.64" calcext:value-type="currency">
            <text:p>-R$ 2.174,6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085.9" calcext:value-type="currency">
            <text:p>-R$ 3.085,90</text:p>
          </table:table-cell>
          <table:table-cell table:style-name="ce9" office:value-type="currency" office:currency="BRL" office:value="10895.33" calcext:value-type="currency">
            <text:p>R$ 10.895,33</text:p>
          </table:table-cell>
          <table:table-cell table:number-columns-repeated="16365"/>
        </table:table-row>
        <table:table-row table:style-name="ro2">
          <table:table-cell office:value-type="float" office:value="4000337" calcext:value-type="float">
            <text:p>4000337</text:p>
          </table:table-cell>
          <table:table-cell table:style-name="Default" office:value-type="string" calcext:value-type="string">
            <text:p>REBECA DA SILVA MIRA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9" office:value-type="currency" office:currency="BRL" office:value="2724.2" calcext:value-type="currency">
            <text:p>R$ 2.724,2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724.2" calcext:value-type="currency">
            <text:p>R$ 2.724,20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724.2" calcext:value-type="currency">
            <text:p>R$ 2.724,20</text:p>
          </table:table-cell>
          <table:table-cell table:number-columns-repeated="16365"/>
        </table:table-row>
        <table:table-row table:style-name="ro2">
          <table:table-cell office:value-type="float" office:value="4000061" calcext:value-type="float">
            <text:p>4000061</text:p>
          </table:table-cell>
          <table:table-cell table:style-name="Default" office:value-type="string" calcext:value-type="string">
            <text:p>REGIN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20904.04" calcext:value-type="currency">
            <text:p>R$ 20.904,0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0904.04" calcext:value-type="currency">
            <text:p>R$ 20.904,04</text:p>
          </table:table-cell>
          <table:table-cell table:style-name="ce9" office:value-type="currency" office:currency="BRL" office:value="-3652.56" calcext:value-type="currency">
            <text:p>-R$ 3.652,56</text:p>
          </table:table-cell>
          <table:table-cell table:style-name="ce9" office:value-type="currency" office:currency="BRL" office:value="-4355.03" calcext:value-type="currency">
            <text:p>-R$ 4.355,03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007.59" calcext:value-type="currency">
            <text:p>-R$ 8.007,59</text:p>
          </table:table-cell>
          <table:table-cell table:style-name="ce9" office:value-type="currency" office:currency="BRL" office:value="12896.45" calcext:value-type="currency">
            <text:p>R$ 12.896,45</text:p>
          </table:table-cell>
          <table:table-cell table:number-columns-repeated="16365"/>
        </table:table-row>
        <table:table-row table:style-name="ro2">
          <table:table-cell office:value-type="float" office:value="4000336" calcext:value-type="float">
            <text:p>4000336</text:p>
          </table:table-cell>
          <table:table-cell table:style-name="Default" office:value-type="string" calcext:value-type="string">
            <text:p>RENATO MUSSI JUNIO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9" office:value-type="currency" office:currency="BRL" office:value="23375.28" calcext:value-type="currency">
            <text:p>R$ 23.375,2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3375.28" calcext:value-type="currency">
            <text:p>R$ 23.375,28</text:p>
          </table:table-cell>
          <table:table-cell table:style-name="ce9" office:value-type="currency" office:currency="BRL" office:value="-2461.28" calcext:value-type="currency">
            <text:p>-R$ 2.461,28</text:p>
          </table:table-cell>
          <table:table-cell table:style-name="ce9" office:value-type="currency" office:currency="BRL" office:value="-4331.75" calcext:value-type="currency">
            <text:p>-R$ 4.331,7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793.03" calcext:value-type="currency">
            <text:p>-R$ 6.793,03</text:p>
          </table:table-cell>
          <table:table-cell table:style-name="ce9" office:value-type="currency" office:currency="BRL" office:value="16582.25" calcext:value-type="currency">
            <text:p>R$ 16.582,25</text:p>
          </table:table-cell>
          <table:table-cell table:number-columns-repeated="16365"/>
        </table:table-row>
        <table:table-row table:style-name="ro2">
          <table:table-cell office:value-type="float" office:value="4000077" calcext:value-type="float">
            <text:p>4000077</text:p>
          </table:table-cell>
          <table:table-cell table:style-name="Default" office:value-type="string" calcext:value-type="string">
            <text:p>RITA ANDIARA AGUIAR CAVALCA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9717.69" calcext:value-type="currency">
            <text:p>R$ 39.717,69</text:p>
          </table:table-cell>
          <table:table-cell table:style-name="ce9" office:value-type="currency" office:currency="BRL" office:value="-5867.31" calcext:value-type="currency">
            <text:p>-R$ 5.867,31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867.31" calcext:value-type="currency">
            <text:p>-R$ 5.867,31</text:p>
          </table:table-cell>
          <table:table-cell table:style-name="ce9" office:value-type="currency" office:currency="BRL" office:value="33850.38" calcext:value-type="currency">
            <text:p>R$ 33.850,38</text:p>
          </table:table-cell>
          <table:table-cell table:number-columns-repeated="16365"/>
        </table:table-row>
        <table:table-row table:style-name="ro2">
          <table:table-cell office:value-type="float" office:value="4000168" calcext:value-type="float">
            <text:p>4000168</text:p>
          </table:table-cell>
          <table:table-cell table:style-name="Default" office:value-type="string" calcext:value-type="string">
            <text:p>ROMILDA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9540.06" calcext:value-type="currency">
            <text:p>R$ 29.540,0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9540.06" calcext:value-type="currency">
            <text:p>R$ 29.540,06</text:p>
          </table:table-cell>
          <table:table-cell table:style-name="ce9" office:value-type="currency" office:currency="BRL" office:value="-3550.29" calcext:value-type="currency">
            <text:p>-R$ 3.550,29</text:p>
          </table:table-cell>
          <table:table-cell table:style-name="ce9" office:value-type="currency" office:currency="BRL" office:value="-5727.59" calcext:value-type="currency">
            <text:p>-R$ 5.727,5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277.88" calcext:value-type="currency">
            <text:p>-R$ 9.277,88</text:p>
          </table:table-cell>
          <table:table-cell table:style-name="ce9" office:value-type="currency" office:currency="BRL" office:value="20262.18" calcext:value-type="currency">
            <text:p>R$ 20.262,18</text:p>
          </table:table-cell>
          <table:table-cell table:number-columns-repeated="16365"/>
        </table:table-row>
        <table:table-row table:style-name="ro2">
          <table:table-cell office:value-type="float" office:value="4000227" calcext:value-type="float">
            <text:p>4000227</text:p>
          </table:table-cell>
          <table:table-cell table:style-name="Default" office:value-type="string" calcext:value-type="string">
            <text:p>ROSA BARBOZA FUEN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8078.19" calcext:value-type="currency">
            <text:p>R$ 18.078,1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078.19" calcext:value-type="currency">
            <text:p>R$ 18.078,19</text:p>
          </table:table-cell>
          <table:table-cell table:style-name="ce9" office:value-type="currency" office:currency="BRL" office:value="-1587.26" calcext:value-type="currency">
            <text:p>-R$ 1.587,26</text:p>
          </table:table-cell>
          <table:table-cell table:style-name="ce9" office:value-type="currency" office:currency="BRL" office:value="-3115.41" calcext:value-type="currency">
            <text:p>-R$ 3.115,4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702.67" calcext:value-type="currency">
            <text:p>-R$ 4.702,67</text:p>
          </table:table-cell>
          <table:table-cell table:style-name="ce9" office:value-type="currency" office:currency="BRL" office:value="13375.52" calcext:value-type="currency">
            <text:p>R$ 13.375,52</text:p>
          </table:table-cell>
          <table:table-cell table:number-columns-repeated="16365"/>
        </table:table-row>
        <table:table-row table:style-name="ro2">
          <table:table-cell office:value-type="float" office:value="4000142" calcext:value-type="float">
            <text:p>4000142</text:p>
          </table:table-cell>
          <table:table-cell table:style-name="Default" office:value-type="string" calcext:value-type="string">
            <text:p>ROSALIA QUEIROZ DA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42606.68" calcext:value-type="currency">
            <text:p>R$ 42.606,6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2606.68" calcext:value-type="currency">
            <text:p>R$ 42.606,68</text:p>
          </table:table-cell>
          <table:table-cell table:style-name="ce9" office:value-type="currency" office:currency="BRL" office:value="-6032.94" calcext:value-type="currency">
            <text:p>-R$ 6.032,94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032.94" calcext:value-type="currency">
            <text:p>-R$ 6.032,94</text:p>
          </table:table-cell>
          <table:table-cell table:style-name="ce9" office:value-type="currency" office:currency="BRL" office:value="36573.74" calcext:value-type="currency">
            <text:p>R$ 36.573,74</text:p>
          </table:table-cell>
          <table:table-cell table:number-columns-repeated="16365"/>
        </table:table-row>
        <table:table-row table:style-name="ro2">
          <table:table-cell office:value-type="float" office:value="4000353" calcext:value-type="float">
            <text:p>4000353</text:p>
          </table:table-cell>
          <table:table-cell table:style-name="Default" office:value-type="string" calcext:value-type="string">
            <text:p>ROSANA SAMIRA BANDIM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7609.74" calcext:value-type="currency">
            <text:p>R$ 7.609,74</text:p>
          </table:table-cell>
          <table:table-cell table:number-columns-repeated="5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8.72" calcext:value-type="currency">
            <text:p>R$ 338,7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948.46" calcext:value-type="currency">
            <text:p>R$ 7.948,4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41.35" calcext:value-type="currency">
            <text:p>-R$ 1.041,3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041.35" calcext:value-type="currency">
            <text:p>-R$ 1.041,35</text:p>
          </table:table-cell>
          <table:table-cell table:style-name="ce9" office:value-type="currency" office:currency="BRL" office:value="6907.11" calcext:value-type="currency">
            <text:p>R$ 6.907,11</text:p>
          </table:table-cell>
          <table:table-cell table:number-columns-repeated="16365"/>
        </table:table-row>
        <table:table-row table:style-name="ro2">
          <table:table-cell office:value-type="float" office:value="4000266" calcext:value-type="float">
            <text:p>4000266</text:p>
          </table:table-cell>
          <table:table-cell table:style-name="Default" office:value-type="string" calcext:value-type="string">
            <text:p>ROSELENE LUIZA BRASIL BRU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7054.06" calcext:value-type="currency">
            <text:p>R$ 7.054,0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054.06" calcext:value-type="currency">
            <text:p>R$ 7.054,06</text:p>
          </table:table-cell>
          <table:table-cell table:style-name="ce9" office:value-type="currency" office:currency="BRL" office:value="-466.09" calcext:value-type="currency">
            <text:p>-R$ 466,09</text:p>
          </table:table-cell>
          <table:table-cell table:style-name="ce9" office:value-type="currency" office:currency="BRL" office:value="-888.54" calcext:value-type="currency">
            <text:p>-R$ 888,5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54.63" calcext:value-type="currency">
            <text:p>-R$ 1.354,63</text:p>
          </table:table-cell>
          <table:table-cell table:style-name="ce9" office:value-type="currency" office:currency="BRL" office:value="5699.43" calcext:value-type="currency">
            <text:p>R$ 5.699,43</text:p>
          </table:table-cell>
          <table:table-cell table:number-columns-repeated="16365"/>
        </table:table-row>
        <table:table-row table:style-name="ro2">
          <table:table-cell office:value-type="float" office:value="4000007" calcext:value-type="float">
            <text:p>4000007</text:p>
          </table:table-cell>
          <table:table-cell table:style-name="Default" office:value-type="string" calcext:value-type="string">
            <text:p>ROSIMEIRE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373.54" calcext:value-type="currency">
            <text:p>R$ 373,5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180.78" calcext:value-type="currency">
            <text:p>R$ 13.180,78</text:p>
          </table:table-cell>
          <table:table-cell table:style-name="ce9" office:value-type="currency" office:currency="BRL" office:value="-782.24" calcext:value-type="currency">
            <text:p>-R$ 782,24</text:p>
          </table:table-cell>
          <table:table-cell table:style-name="ce9" office:value-type="currency" office:currency="BRL" office:value="-2513.59" calcext:value-type="currency">
            <text:p>-R$ 2.513,5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295.83" calcext:value-type="currency">
            <text:p>-R$ 3.295,83</text:p>
          </table:table-cell>
          <table:table-cell table:style-name="ce9" office:value-type="currency" office:currency="BRL" office:value="9884.95" calcext:value-type="currency">
            <text:p>R$ 9.884,95</text:p>
          </table:table-cell>
          <table:table-cell table:number-columns-repeated="16365"/>
        </table:table-row>
        <table:table-row table:style-name="ro2">
          <table:table-cell office:value-type="float" office:value="4000271" calcext:value-type="float">
            <text:p>4000271</text:p>
          </table:table-cell>
          <table:table-cell table:style-name="Default" office:value-type="string" calcext:value-type="string">
            <text:p>ROSMARI RUDOLF MEZZO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15140.26" calcext:value-type="currency">
            <text:p>R$ 15.140,2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5140.26" calcext:value-type="currency">
            <text:p>R$ 15.140,26</text:p>
          </table:table-cell>
          <table:table-cell table:style-name="ce9" office:value-type="currency" office:currency="BRL" office:value="-1401.88" calcext:value-type="currency">
            <text:p>-R$ 1.401,88</text:p>
          </table:table-cell>
          <table:table-cell table:style-name="ce9" office:value-type="currency" office:currency="BRL" office:value="-2217.98" calcext:value-type="currency">
            <text:p>-R$ 2.217,9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034.65" calcext:value-type="currency">
            <text:p>-R$ 6.034,65</text:p>
          </table:table-cell>
          <table:table-cell table:style-name="ce9" office:value-type="currency" office:currency="BRL" office:value="9105.61" calcext:value-type="currency">
            <text:p>R$ 9.105,61</text:p>
          </table:table-cell>
          <table:table-cell table:number-columns-repeated="16365"/>
        </table:table-row>
        <table:table-row table:style-name="ro2">
          <table:table-cell office:value-type="float" office:value="4000174" calcext:value-type="float">
            <text:p>4000174</text:p>
          </table:table-cell>
          <table:table-cell table:style-name="Default" office:value-type="string" calcext:value-type="string">
            <text:p>ROZALIA DE NORONHA WILLOCK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16325.64" calcext:value-type="currency">
            <text:p>R$ 16.325,6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6325.64" calcext:value-type="currency">
            <text:p>R$ 16.325,64</text:p>
          </table:table-cell>
          <table:table-cell table:style-name="ce9" office:value-type="currency" office:currency="BRL" office:value="-1298.09" calcext:value-type="currency">
            <text:p>-R$ 1.298,09</text:p>
          </table:table-cell>
          <table:table-cell table:style-name="ce9" office:value-type="currency" office:currency="BRL" office:value="-2712.98" calcext:value-type="currency">
            <text:p>-R$ 2.712,9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011.07" calcext:value-type="currency">
            <text:p>-R$ 4.011,07</text:p>
          </table:table-cell>
          <table:table-cell table:style-name="ce9" office:value-type="currency" office:currency="BRL" office:value="12314.57" calcext:value-type="currency">
            <text:p>R$ 12.314,57</text:p>
          </table:table-cell>
          <table:table-cell table:number-columns-repeated="16365"/>
        </table:table-row>
        <table:table-row table:style-name="ro2">
          <table:table-cell office:value-type="float" office:value="4000248" calcext:value-type="float">
            <text:p>4000248</text:p>
          </table:table-cell>
          <table:table-cell table:style-name="Default" office:value-type="string" calcext:value-type="string">
            <text:p>RUBIA HELENA CASTRO GOULART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41808.09" calcext:value-type="currency">
            <text:p>R$ 41.808,09</text:p>
          </table:table-cell>
          <table:table-cell table:style-name="ce9" office:value-type="currency" office:currency="BRL" office:value="-3941.95" calcext:value-type="currency">
            <text:p>-R$ 3.941,95</text:p>
          </table:table-cell>
          <table:table-cell table:style-name="ce9" office:value-type="currency" office:currency="BRL" office:value="-6186.77" calcext:value-type="currency">
            <text:p>-R$ 6.186,7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0335.34" calcext:value-type="currency">
            <text:p>-R$ 20.335,34</text:p>
          </table:table-cell>
          <table:table-cell table:style-name="ce9" office:value-type="currency" office:currency="BRL" office:value="21472.75" calcext:value-type="currency">
            <text:p>R$ 21.472,75</text:p>
          </table:table-cell>
          <table:table-cell table:number-columns-repeated="16365"/>
        </table:table-row>
        <table:table-row table:style-name="ro2">
          <table:table-cell office:value-type="float" office:value="4000225" calcext:value-type="float">
            <text:p>4000225</text:p>
          </table:table-cell>
          <table:table-cell table:style-name="Default" office:value-type="string" calcext:value-type="string">
            <text:p>RURIKO TANIGUCHI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4820.34" calcext:value-type="currency">
            <text:p>R$ 14.820,3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820.34" calcext:value-type="currency">
            <text:p>R$ 14.820,34</text:p>
          </table:table-cell>
          <table:table-cell table:style-name="ce9" office:value-type="currency" office:currency="BRL" office:value="-1049.71" calcext:value-type="currency">
            <text:p>-R$ 1.049,71</text:p>
          </table:table-cell>
          <table:table-cell table:style-name="ce9" office:value-type="currency" office:currency="BRL" office:value="-2367.32" calcext:value-type="currency">
            <text:p>-R$ 2.367,3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17.03" calcext:value-type="currency">
            <text:p>-R$ 3.417,03</text:p>
          </table:table-cell>
          <table:table-cell table:style-name="ce9" office:value-type="currency" office:currency="BRL" office:value="11403.31" calcext:value-type="currency">
            <text:p>R$ 11.403,31</text:p>
          </table:table-cell>
          <table:table-cell table:number-columns-repeated="16365"/>
        </table:table-row>
        <table:table-row table:style-name="ro2">
          <table:table-cell office:value-type="float" office:value="4000083" calcext:value-type="float">
            <text:p>4000083</text:p>
          </table:table-cell>
          <table:table-cell table:style-name="Default" office:value-type="string" calcext:value-type="string">
            <text:p>RUTH MARIA RODRIGUES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style-name="ce9" office:value-type="currency" office:currency="BRL" office:value="-3192.92" calcext:value-type="currency">
            <text:p>-R$ 3.192,92</text:p>
          </table:table-cell>
          <table:table-cell table:style-name="ce9" office:value-type="currency" office:currency="BRL" office:value="-3816.15" calcext:value-type="currency">
            <text:p>-R$ 3.816,1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009.07" calcext:value-type="currency">
            <text:p>-R$ 7.009,07</text:p>
          </table:table-cell>
          <table:table-cell table:style-name="ce9" office:value-type="currency" office:currency="BRL" office:value="12849.77" calcext:value-type="currency">
            <text:p>R$ 12.849,77</text:p>
          </table:table-cell>
          <table:table-cell table:number-columns-repeated="16365"/>
        </table:table-row>
        <table:table-row table:style-name="ro2">
          <table:table-cell office:value-type="float" office:value="4000170" calcext:value-type="float">
            <text:p>4000170</text:p>
          </table:table-cell>
          <table:table-cell table:style-name="Default" office:value-type="string" calcext:value-type="string">
            <text:p>SANDRA DA SILVA SILVESTRE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4905.52" calcext:value-type="currency">
            <text:p>R$ 14.905,5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905.52" calcext:value-type="currency">
            <text:p>R$ 14.905,52</text:p>
          </table:table-cell>
          <table:table-cell table:style-name="ce9" office:value-type="currency" office:currency="BRL" office:value="-1063.77" calcext:value-type="currency">
            <text:p>-R$ 1.063,77</text:p>
          </table:table-cell>
          <table:table-cell table:style-name="ce9" office:value-type="currency" office:currency="BRL" office:value="-2910.48" calcext:value-type="currency">
            <text:p>-R$ 2.910,4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974.25" calcext:value-type="currency">
            <text:p>-R$ 3.974,25</text:p>
          </table:table-cell>
          <table:table-cell table:style-name="ce9" office:value-type="currency" office:currency="BRL" office:value="10931.27" calcext:value-type="currency">
            <text:p>R$ 10.931,27</text:p>
          </table:table-cell>
          <table:table-cell table:number-columns-repeated="16365"/>
        </table:table-row>
        <table:table-row table:style-name="ro2">
          <table:table-cell office:value-type="float" office:value="4000345" calcext:value-type="float">
            <text:p>4000345</text:p>
          </table:table-cell>
          <table:table-cell table:style-name="Default" office:value-type="string" calcext:value-type="string">
            <text:p>SANDRA REGINA DUARTE NETZ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22218.99" calcext:value-type="currency">
            <text:p>R$ 22.218,99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2218.99" calcext:value-type="currency">
            <text:p>R$ 22.218,99</text:p>
          </table:table-cell>
          <table:table-cell table:style-name="ce9" office:value-type="currency" office:currency="BRL" office:value="-2270.49" calcext:value-type="currency">
            <text:p>-R$ 2.270,49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270.49" calcext:value-type="currency">
            <text:p>-R$ 2.270,49</text:p>
          </table:table-cell>
          <table:table-cell table:style-name="ce9" office:value-type="currency" office:currency="BRL" office:value="19948.5" calcext:value-type="currency">
            <text:p>R$ 19.948,50</text:p>
          </table:table-cell>
          <table:table-cell table:number-columns-repeated="16365"/>
        </table:table-row>
        <table:table-row table:style-name="ro2">
          <table:table-cell office:value-type="float" office:value="4000343" calcext:value-type="float">
            <text:p>4000343</text:p>
          </table:table-cell>
          <table:table-cell table:style-name="Default" office:value-type="string" calcext:value-type="string">
            <text:p>SEBASTIÃO GOMES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3281.74" calcext:value-type="currency">
            <text:p>R$ 3.281,7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281.74" calcext:value-type="currency">
            <text:p>R$ 3.281,74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281.74" calcext:value-type="currency">
            <text:p>R$ 3.281,74</text:p>
          </table:table-cell>
          <table:table-cell table:number-columns-repeated="16365"/>
        </table:table-row>
        <table:table-row table:style-name="ro2">
          <table:table-cell office:value-type="float" office:value="4000304" calcext:value-type="float">
            <text:p>4000304</text:p>
          </table:table-cell>
          <table:table-cell table:style-name="Default" office:value-type="string" calcext:value-type="string">
            <text:p>SEVERINA SANTOS DA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19299.13" calcext:value-type="currency">
            <text:p>R$ 19.299,1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299.13" calcext:value-type="currency">
            <text:p>R$ 19.299,13</text:p>
          </table:table-cell>
          <table:table-cell table:style-name="ce9" office:value-type="currency" office:currency="BRL" office:value="-1788.71" calcext:value-type="currency">
            <text:p>-R$ 1.788,71</text:p>
          </table:table-cell>
          <table:table-cell table:style-name="ce9" office:value-type="currency" office:currency="BRL" office:value="-3395.77" calcext:value-type="currency">
            <text:p>-R$ 3.395,7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184.48" calcext:value-type="currency">
            <text:p>-R$ 5.184,48</text:p>
          </table:table-cell>
          <table:table-cell table:style-name="ce9" office:value-type="currency" office:currency="BRL" office:value="14114.65" calcext:value-type="currency">
            <text:p>R$ 14.114,65</text:p>
          </table:table-cell>
          <table:table-cell table:number-columns-repeated="16365"/>
        </table:table-row>
        <table:table-row table:style-name="ro2">
          <table:table-cell office:value-type="float" office:value="4100047" calcext:value-type="float">
            <text:p>4100047</text:p>
          </table:table-cell>
          <table:table-cell table:style-name="Default" office:value-type="string" calcext:value-type="string">
            <text:p>SHEILA PESSOA DA COSTA GRAN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style-name="ce9" office:value-type="currency" office:currency="BRL" office:value="-3136.56" calcext:value-type="currency">
            <text:p>-R$ 3.136,56</text:p>
          </table:table-cell>
          <table:table-cell table:style-name="ce9" office:value-type="currency" office:currency="BRL" office:value="-4273.67" calcext:value-type="currency">
            <text:p>-R$ 4.273,6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410.23" calcext:value-type="currency">
            <text:p>-R$ 7.410,23</text:p>
          </table:table-cell>
          <table:table-cell table:style-name="ce9" office:value-type="currency" office:currency="BRL" office:value="12448.61" calcext:value-type="currency">
            <text:p>R$ 12.448,61</text:p>
          </table:table-cell>
          <table:table-cell table:number-columns-repeated="16365"/>
        </table:table-row>
        <table:table-row table:style-name="ro2">
          <table:table-cell office:value-type="float" office:value="4000328" calcext:value-type="float">
            <text:p>4000328</text:p>
          </table:table-cell>
          <table:table-cell table:style-name="Default" office:value-type="string" calcext:value-type="string">
            <text:p>SIDINEI NUNES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3205.82" calcext:value-type="currency">
            <text:p>R$ 3.205,8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205.82" calcext:value-type="currency">
            <text:p>R$ 3.205,82</text:p>
          </table:table-cell>
          <table:table-cell table:number-columns-repeated="4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205.82" calcext:value-type="currency">
            <text:p>R$ 3.205,82</text:p>
          </table:table-cell>
          <table:table-cell table:number-columns-repeated="16365"/>
        </table:table-row>
        <table:table-row table:style-name="ro2">
          <table:table-cell office:value-type="float" office:value="4100207" calcext:value-type="float">
            <text:p>4100207</text:p>
          </table:table-cell>
          <table:table-cell table:style-name="Default" office:value-type="string" calcext:value-type="string">
            <text:p>SIDNEY CABRAL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3686.45" calcext:value-type="currency">
            <text:p>R$ 13.686,4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686.45" calcext:value-type="currency">
            <text:p>R$ 13.686,45</text:p>
          </table:table-cell>
          <table:table-cell table:style-name="ce9" office:value-type="currency" office:currency="BRL" office:value="-862.62" calcext:value-type="currency">
            <text:p>-R$ 862,62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62.62" calcext:value-type="currency">
            <text:p>-R$ 862,62</text:p>
          </table:table-cell>
          <table:table-cell table:style-name="ce9" office:value-type="currency" office:currency="BRL" office:value="12823.83" calcext:value-type="currency">
            <text:p>R$ 12.823,83</text:p>
          </table:table-cell>
          <table:table-cell table:number-columns-repeated="16365"/>
        </table:table-row>
        <table:table-row table:style-name="ro2">
          <table:table-cell office:value-type="float" office:value="4000338" calcext:value-type="float">
            <text:p>4000338</text:p>
          </table:table-cell>
          <table:table-cell table:style-name="Default" office:value-type="string" calcext:value-type="string">
            <text:p>SILVIA HELENA BRANCO HAG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24442.95" calcext:value-type="currency">
            <text:p>R$ 24.442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4442.95" calcext:value-type="currency">
            <text:p>R$ 24.442,95</text:p>
          </table:table-cell>
          <table:table-cell table:style-name="ce9" office:value-type="currency" office:currency="BRL" office:value="-2637.44" calcext:value-type="currency">
            <text:p>-R$ 2.637,44</text:p>
          </table:table-cell>
          <table:table-cell table:style-name="ce9" office:value-type="currency" office:currency="BRL" office:value="-4576.92" calcext:value-type="currency">
            <text:p>-R$ 4.576,9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214.36" calcext:value-type="currency">
            <text:p>-R$ 7.214,36</text:p>
          </table:table-cell>
          <table:table-cell table:style-name="ce9" office:value-type="currency" office:currency="BRL" office:value="17228.59" calcext:value-type="currency">
            <text:p>R$ 17.228,59</text:p>
          </table:table-cell>
          <table:table-cell table:number-columns-repeated="16365"/>
        </table:table-row>
        <table:table-row table:style-name="ro2">
          <table:table-cell office:value-type="float" office:value="4000344" calcext:value-type="float">
            <text:p>4000344</text:p>
          </table:table-cell>
          <table:table-cell table:style-name="Default" office:value-type="string" calcext:value-type="string">
            <text:p>SOELI DE FATIMA FERR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22302.84" calcext:value-type="currency">
            <text:p>R$ 22.302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2302.84" calcext:value-type="currency">
            <text:p>R$ 22.302,84</text:p>
          </table:table-cell>
          <table:table-cell table:style-name="ce9" office:value-type="currency" office:currency="BRL" office:value="-2284.32" calcext:value-type="currency">
            <text:p>-R$ 2.284,32</text:p>
          </table:table-cell>
          <table:table-cell table:style-name="ce9" office:value-type="currency" office:currency="BRL" office:value="-4085.49" calcext:value-type="currency">
            <text:p>-R$ 4.085,4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6369.81" calcext:value-type="currency">
            <text:p>-R$ 6.369,81</text:p>
          </table:table-cell>
          <table:table-cell table:style-name="ce9" office:value-type="currency" office:currency="BRL" office:value="15933.03" calcext:value-type="currency">
            <text:p>R$ 15.933,03</text:p>
          </table:table-cell>
          <table:table-cell table:number-columns-repeated="16365"/>
        </table:table-row>
        <table:table-row table:style-name="ro2">
          <table:table-cell office:value-type="float" office:value="4000212" calcext:value-type="float">
            <text:p>4000212</text:p>
          </table:table-cell>
          <table:table-cell table:style-name="Default" office:value-type="string" calcext:value-type="string">
            <text:p>SOLANGE MARIA LUZ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2ª REGIÃO - PI</text:p>
          </table:table-cell>
          <table:table-cell table:style-name="ce9" office:value-type="currency" office:currency="BRL" office:value="18491.74" calcext:value-type="currency">
            <text:p>R$ 18.491,7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491.74" calcext:value-type="currency">
            <text:p>R$ 18.491,74</text:p>
          </table:table-cell>
          <table:table-cell table:style-name="ce9" office:value-type="currency" office:currency="BRL" office:value="-1655.49" calcext:value-type="currency">
            <text:p>-R$ 1.655,49</text:p>
          </table:table-cell>
          <table:table-cell table:style-name="ce9" office:value-type="currency" office:currency="BRL" office:value="-3733.96" calcext:value-type="currency">
            <text:p>-R$ 3.733,9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389.45" calcext:value-type="currency">
            <text:p>-R$ 5.389,45</text:p>
          </table:table-cell>
          <table:table-cell table:style-name="ce9" office:value-type="currency" office:currency="BRL" office:value="13102.29" calcext:value-type="currency">
            <text:p>R$ 13.102,29</text:p>
          </table:table-cell>
          <table:table-cell table:number-columns-repeated="16365"/>
        </table:table-row>
        <table:table-row table:style-name="ro2">
          <table:table-cell office:value-type="float" office:value="4200055" calcext:value-type="float">
            <text:p>4200055</text:p>
          </table:table-cell>
          <table:table-cell table:style-name="Default" office:value-type="string" calcext:value-type="string">
            <text:p>SOLANGE MARI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533.63" calcext:value-type="currency">
            <text:p>R$ 533,63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937.24" calcext:value-type="currency">
            <text:p>R$ 6.937,24</text:p>
          </table:table-cell>
          <table:table-cell table:style-name="ce9" office:value-type="currency" office:currency="BRL" office:value="-446.82" calcext:value-type="currency">
            <text:p>-R$ 446,82</text:p>
          </table:table-cell>
          <table:table-cell table:style-name="ce9" office:value-type="currency" office:currency="BRL" office:value="-856.42" calcext:value-type="currency">
            <text:p>-R$ 856,4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03.24" calcext:value-type="currency">
            <text:p>-R$ 1.303,24</text:p>
          </table:table-cell>
          <table:table-cell table:style-name="ce9" office:value-type="currency" office:currency="BRL" office:value="5634" calcext:value-type="currency">
            <text:p>R$ 5.634,00</text:p>
          </table:table-cell>
          <table:table-cell table:number-columns-repeated="16365"/>
        </table:table-row>
        <table:table-row table:style-name="ro2">
          <table:table-cell office:value-type="float" office:value="4100065" calcext:value-type="float">
            <text:p>4100065</text:p>
          </table:table-cell>
          <table:table-cell table:style-name="Default" office:value-type="string" calcext:value-type="string">
            <text:p>SONIA MARIA BASTOS RAMAGEM SOAR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style-name="ce9" office:value-type="currency" office:currency="BRL" office:value="-3023.83" calcext:value-type="currency">
            <text:p>-R$ 3.023,83</text:p>
          </table:table-cell>
          <table:table-cell table:style-name="ce9" office:value-type="currency" office:currency="BRL" office:value="-4141.52" calcext:value-type="currency">
            <text:p>-R$ 4.141,52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165.35" calcext:value-type="currency">
            <text:p>-R$ 7.165,35</text:p>
          </table:table-cell>
          <table:table-cell table:style-name="ce9" office:value-type="currency" office:currency="BRL" office:value="12693.49" calcext:value-type="currency">
            <text:p>R$ 12.693,49</text:p>
          </table:table-cell>
          <table:table-cell table:number-columns-repeated="16365"/>
        </table:table-row>
        <table:table-row table:style-name="ro2">
          <table:table-cell office:value-type="float" office:value="4100055" calcext:value-type="float">
            <text:p>4100055</text:p>
          </table:table-cell>
          <table:table-cell table:style-name="Default" office:value-type="string" calcext:value-type="string">
            <text:p>SUILA MARI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533.63" calcext:value-type="currency">
            <text:p>R$ 533,63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937.24" calcext:value-type="currency">
            <text:p>R$ 6.937,24</text:p>
          </table:table-cell>
          <table:table-cell table:style-name="ce9" office:value-type="currency" office:currency="BRL" office:value="-446.82" calcext:value-type="currency">
            <text:p>-R$ 446,82</text:p>
          </table:table-cell>
          <table:table-cell table:style-name="ce9" office:value-type="currency" office:currency="BRL" office:value="-369.17" calcext:value-type="currency">
            <text:p>-R$ 369,1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15.99" calcext:value-type="currency">
            <text:p>-R$ 815,99</text:p>
          </table:table-cell>
          <table:table-cell table:style-name="ce9" office:value-type="currency" office:currency="BRL" office:value="6121.25" calcext:value-type="currency">
            <text:p>R$ 6.121,25</text:p>
          </table:table-cell>
          <table:table-cell table:number-columns-repeated="16365"/>
        </table:table-row>
        <table:table-row table:style-name="ro2">
          <table:table-cell office:value-type="float" office:value="4000111" calcext:value-type="float">
            <text:p>4000111</text:p>
          </table:table-cell>
          <table:table-cell table:style-name="Default" office:value-type="string" calcext:value-type="string">
            <text:p>SULVANETE SCHMALTZ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213.45" calcext:value-type="currency">
            <text:p>R$ 213,4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020.69" calcext:value-type="currency">
            <text:p>R$ 13.020,69</text:p>
          </table:table-cell>
          <table:table-cell table:style-name="ce9" office:value-type="currency" office:currency="BRL" office:value="-759.03" calcext:value-type="currency">
            <text:p>-R$ 759,03</text:p>
          </table:table-cell>
          <table:table-cell table:style-name="ce9" office:value-type="currency" office:currency="BRL" office:value="-1952.36" calcext:value-type="currency">
            <text:p>-R$ 1.952,3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711.39" calcext:value-type="currency">
            <text:p>-R$ 2.711,39</text:p>
          </table:table-cell>
          <table:table-cell table:style-name="ce9" office:value-type="currency" office:currency="BRL" office:value="10309.3" calcext:value-type="currency">
            <text:p>R$ 10.309,30</text:p>
          </table:table-cell>
          <table:table-cell table:number-columns-repeated="16365"/>
        </table:table-row>
        <table:table-row table:style-name="ro2">
          <table:table-cell office:value-type="float" office:value="4000222" calcext:value-type="float">
            <text:p>4000222</text:p>
          </table:table-cell>
          <table:table-cell table:style-name="Default" office:value-type="string" calcext:value-type="string">
            <text:p>TANIRA GOLDSCHMIDT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9" office:value-type="currency" office:currency="BRL" office:value="38911.44" calcext:value-type="currency">
            <text:p>R$ 38.911,4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8911.44" calcext:value-type="currency">
            <text:p>R$ 38.911,44</text:p>
          </table:table-cell>
          <table:table-cell table:style-name="ce9" office:value-type="currency" office:currency="BRL" office:value="-5330.85" calcext:value-type="currency">
            <text:p>-R$ 5.330,85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330.85" calcext:value-type="currency">
            <text:p>-R$ 5.330,85</text:p>
          </table:table-cell>
          <table:table-cell table:style-name="ce9" office:value-type="currency" office:currency="BRL" office:value="33580.59" calcext:value-type="currency">
            <text:p>R$ 33.580,59</text:p>
          </table:table-cell>
          <table:table-cell table:number-columns-repeated="16365"/>
        </table:table-row>
        <table:table-row table:style-name="ro2">
          <table:table-cell office:value-type="float" office:value="4000058" calcext:value-type="float">
            <text:p>4000058</text:p>
          </table:table-cell>
          <table:table-cell table:style-name="Default" office:value-type="string" calcext:value-type="string">
            <text:p>TEREZA GAWRYSZEWSK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4482.52" calcext:value-type="currency">
            <text:p>R$ 4.482,52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289.76" calcext:value-type="currency">
            <text:p>R$ 17.289,76</text:p>
          </table:table-cell>
          <table:table-cell table:style-name="ce9" office:value-type="currency" office:currency="BRL" office:value="-1457.17" calcext:value-type="currency">
            <text:p>-R$ 1.457,17</text:p>
          </table:table-cell>
          <table:table-cell table:style-name="ce9" office:value-type="currency" office:currency="BRL" office:value="-3457.96" calcext:value-type="currency">
            <text:p>-R$ 3.457,9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915.13" calcext:value-type="currency">
            <text:p>-R$ 4.915,13</text:p>
          </table:table-cell>
          <table:table-cell table:style-name="ce9" office:value-type="currency" office:currency="BRL" office:value="12374.63" calcext:value-type="currency">
            <text:p>R$ 12.374,63</text:p>
          </table:table-cell>
          <table:table-cell table:number-columns-repeated="16365"/>
        </table:table-row>
        <table:table-row table:style-name="ro2">
          <table:table-cell office:value-type="float" office:value="4000139" calcext:value-type="float">
            <text:p>4000139</text:p>
          </table:table-cell>
          <table:table-cell table:style-name="Default" office:value-type="string" calcext:value-type="string">
            <text:p>TEREZINHA FERNANDES ROJ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2957.27" calcext:value-type="currency">
            <text:p>R$ 12.957,2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2957.27" calcext:value-type="currency">
            <text:p>R$ 12.957,27</text:p>
          </table:table-cell>
          <table:table-cell table:style-name="ce9" office:value-type="currency" office:currency="BRL" office:value="-749.83" calcext:value-type="currency">
            <text:p>-R$ 749,83</text:p>
          </table:table-cell>
          <table:table-cell table:style-name="ce9" office:value-type="currency" office:currency="BRL" office:value="-1937.45" calcext:value-type="currency">
            <text:p>-R$ 1.937,4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87.28" calcext:value-type="currency">
            <text:p>-R$ 2.687,28</text:p>
          </table:table-cell>
          <table:table-cell table:style-name="ce9" office:value-type="currency" office:currency="BRL" office:value="10269.99" calcext:value-type="currency">
            <text:p>R$ 10.269,99</text:p>
          </table:table-cell>
          <table:table-cell table:number-columns-repeated="16365"/>
        </table:table-row>
        <table:table-row table:style-name="ro2">
          <table:table-cell office:value-type="float" office:value="4000292" calcext:value-type="float">
            <text:p>4000292</text:p>
          </table:table-cell>
          <table:table-cell table:style-name="Default" office:value-type="string" calcext:value-type="string">
            <text:p>THALES PORTELA MOREIRA CHINAIT HES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9" office:value-type="currency" office:currency="BRL" office:value="6581.4" calcext:value-type="currency">
            <text:p>R$ 6.581,40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6581.4" calcext:value-type="currency">
            <text:p>R$ 6.581,40</text:p>
          </table:table-cell>
          <table:table-cell table:style-name="ce9" office:value-type="currency" office:currency="BRL" office:value="-389.87" calcext:value-type="currency">
            <text:p>-R$ 389,87</text:p>
          </table:table-cell>
          <table:table-cell table:style-name="ce9" office:value-type="currency" office:currency="BRL" office:value="-758.66" calcext:value-type="currency">
            <text:p>-R$ 758,6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148.53" calcext:value-type="currency">
            <text:p>-R$ 1.148,53</text:p>
          </table:table-cell>
          <table:table-cell table:style-name="ce9" office:value-type="currency" office:currency="BRL" office:value="5432.87" calcext:value-type="currency">
            <text:p>R$ 5.432,87</text:p>
          </table:table-cell>
          <table:table-cell table:number-columns-repeated="16365"/>
        </table:table-row>
        <table:table-row table:style-name="ro2">
          <table:table-cell office:value-type="float" office:value="4000283" calcext:value-type="float">
            <text:p>4000283</text:p>
          </table:table-cell>
          <table:table-cell table:style-name="Default" office:value-type="string" calcext:value-type="string">
            <text:p>THIAGO LAMBERT DOURADO MARZAG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3135.72" calcext:value-type="currency">
            <text:p>R$ 13.135,7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3135.72" calcext:value-type="currency">
            <text:p>R$ 13.135,72</text:p>
          </table:table-cell>
          <table:table-cell table:style-name="ce9" office:value-type="currency" office:currency="BRL" office:value="-1469.57" calcext:value-type="currency">
            <text:p>-R$ 1.469,57</text:p>
          </table:table-cell>
          <table:table-cell table:style-name="ce9" office:value-type="currency" office:currency="BRL" office:value="-2312.19" calcext:value-type="currency">
            <text:p>-R$ 2.312,1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781.76" calcext:value-type="currency">
            <text:p>-R$ 3.781,76</text:p>
          </table:table-cell>
          <table:table-cell table:style-name="ce9" office:value-type="currency" office:currency="BRL" office:value="9353.96" calcext:value-type="currency">
            <text:p>R$ 9.353,96</text:p>
          </table:table-cell>
          <table:table-cell table:number-columns-repeated="16365"/>
        </table:table-row>
        <table:table-row table:style-name="ro2">
          <table:table-cell office:value-type="float" office:value="4000364" calcext:value-type="float">
            <text:p>4000364</text:p>
          </table:table-cell>
          <table:table-cell table:style-name="Default" office:value-type="string" calcext:value-type="string">
            <text:p>THYAGO CAMPOS WOLFF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9" office:value-type="currency" office:currency="BRL" office:value="5872.87" calcext:value-type="currency">
            <text:p>R$ 5.872,8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872.87" calcext:value-type="currency">
            <text:p>R$ 5.872,87</text:p>
          </table:table-cell>
          <table:table-cell table:style-name="ce9" office:value-type="currency" office:currency="BRL" office:value="-286.93" calcext:value-type="currency">
            <text:p>-R$ 286,93</text:p>
          </table:table-cell>
          <table:table-cell table:style-name="ce9" office:value-type="currency" office:currency="BRL" office:value="-563.44" calcext:value-type="currency">
            <text:p>-R$ 563,4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51.38" calcext:value-type="currency">
            <text:p>-R$ 851,38</text:p>
          </table:table-cell>
          <table:table-cell table:style-name="ce9" office:value-type="currency" office:currency="BRL" office:value="5021.49" calcext:value-type="currency">
            <text:p>R$ 5.021,49</text:p>
          </table:table-cell>
          <table:table-cell table:number-columns-repeated="16365"/>
        </table:table-row>
        <table:table-row table:style-name="ro2">
          <table:table-cell office:value-type="float" office:value="4100061" calcext:value-type="float">
            <text:p>4100061</text:p>
          </table:table-cell>
          <table:table-cell table:style-name="Default" office:value-type="string" calcext:value-type="string">
            <text:p>TICIAN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10452.02" calcext:value-type="currency">
            <text:p>R$ 10.452,0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452.02" calcext:value-type="currency">
            <text:p>R$ 10.452,02</text:p>
          </table:table-cell>
          <table:table-cell table:style-name="ce9" office:value-type="currency" office:currency="BRL" office:value="-1826.28" calcext:value-type="currency">
            <text:p>-R$ 1.826,28</text:p>
          </table:table-cell>
          <table:table-cell table:style-name="ce9" office:value-type="currency" office:currency="BRL" office:value="-1991.31" calcext:value-type="currency">
            <text:p>-R$ 1.991,31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817.59" calcext:value-type="currency">
            <text:p>-R$ 3.817,59</text:p>
          </table:table-cell>
          <table:table-cell table:style-name="ce9" office:value-type="currency" office:currency="BRL" office:value="6634.43" calcext:value-type="currency">
            <text:p>R$ 6.634,43</text:p>
          </table:table-cell>
          <table:table-cell table:number-columns-repeated="16365"/>
        </table:table-row>
        <table:table-row table:style-name="ro2">
          <table:table-cell office:value-type="float" office:value="4000104" calcext:value-type="float">
            <text:p>4000104</text:p>
          </table:table-cell>
          <table:table-cell table:style-name="Default" office:value-type="string" calcext:value-type="string">
            <text:p>VALDEMIRA BARBOS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4546.56" calcext:value-type="currency">
            <text:p>R$ 4.546,56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353.8" calcext:value-type="currency">
            <text:p>R$ 17.353,80</text:p>
          </table:table-cell>
          <table:table-cell table:style-name="ce9" office:value-type="currency" office:currency="BRL" office:value="-1467.73" calcext:value-type="currency">
            <text:p>-R$ 1.467,73</text:p>
          </table:table-cell>
          <table:table-cell table:style-name="ce9" office:value-type="currency" office:currency="BRL" office:value="-2949.07" calcext:value-type="currency">
            <text:p>-R$ 2.949,0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416.8" calcext:value-type="currency">
            <text:p>-R$ 4.416,80</text:p>
          </table:table-cell>
          <table:table-cell table:style-name="ce9" office:value-type="currency" office:currency="BRL" office:value="12937" calcext:value-type="currency">
            <text:p>R$ 12.937,00</text:p>
          </table:table-cell>
          <table:table-cell table:number-columns-repeated="16365"/>
        </table:table-row>
        <table:table-row table:style-name="ro2">
          <table:table-cell office:value-type="float" office:value="4200043" calcext:value-type="float">
            <text:p>4200043</text:p>
          </table:table-cell>
          <table:table-cell table:style-name="Default" office:value-type="string" calcext:value-type="string">
            <text:p>VALDENICE BRAG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800.45" calcext:value-type="currency">
            <text:p>R$ 800,4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204.06" calcext:value-type="currency">
            <text:p>R$ 7.204,06</text:p>
          </table:table-cell>
          <table:table-cell table:style-name="ce9" office:value-type="currency" office:currency="BRL" office:value="-490.84" calcext:value-type="currency">
            <text:p>-R$ 490,84</text:p>
          </table:table-cell>
          <table:table-cell table:style-name="ce9" office:value-type="currency" office:currency="BRL" office:value="-929.79" calcext:value-type="currency">
            <text:p>-R$ 929,7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420.63" calcext:value-type="currency">
            <text:p>-R$ 1.420,63</text:p>
          </table:table-cell>
          <table:table-cell table:style-name="ce9" office:value-type="currency" office:currency="BRL" office:value="5783.43" calcext:value-type="currency">
            <text:p>R$ 5.783,43</text:p>
          </table:table-cell>
          <table:table-cell table:number-columns-repeated="16365"/>
        </table:table-row>
        <table:table-row table:style-name="ro2">
          <table:table-cell office:value-type="float" office:value="4000286" calcext:value-type="float">
            <text:p>4000286</text:p>
          </table:table-cell>
          <table:table-cell table:style-name="Default" office:value-type="string" calcext:value-type="string">
            <text:p>VALDETE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9" office:value-type="currency" office:currency="BRL" office:value="16475.33" calcext:value-type="currency">
            <text:p>R$ 16.475,33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6475.33" calcext:value-type="currency">
            <text:p>R$ 16.475,33</text:p>
          </table:table-cell>
          <table:table-cell table:style-name="ce9" office:value-type="currency" office:currency="BRL" office:value="-1322.78" calcext:value-type="currency">
            <text:p>-R$ 1.322,78</text:p>
          </table:table-cell>
          <table:table-cell table:style-name="ce9" office:value-type="currency" office:currency="BRL" office:value="-2747.35" calcext:value-type="currency">
            <text:p>-R$ 2.747,35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070.13" calcext:value-type="currency">
            <text:p>-R$ 4.070,13</text:p>
          </table:table-cell>
          <table:table-cell table:style-name="ce9" office:value-type="currency" office:currency="BRL" office:value="12405.2" calcext:value-type="currency">
            <text:p>R$ 12.405,20</text:p>
          </table:table-cell>
          <table:table-cell table:number-columns-repeated="16365"/>
        </table:table-row>
        <table:table-row table:style-name="ro2">
          <table:table-cell office:value-type="float" office:value="4000319" calcext:value-type="float">
            <text:p>4000319</text:p>
          </table:table-cell>
          <table:table-cell table:style-name="Default" office:value-type="string" calcext:value-type="string">
            <text:p>VANDERLEY ALVES DA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10645.47" calcext:value-type="currency">
            <text:p>R$ 10.645,47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0645.47" calcext:value-type="currency">
            <text:p>R$ 10.645,47</text:p>
          </table:table-cell>
          <table:table-cell table:style-name="ce9" office:value-type="currency" office:currency="BRL" office:value="-414.62" calcext:value-type="currency">
            <text:p>-R$ 414,62</text:p>
          </table:table-cell>
          <table:table-cell table:style-name="ce9" office:value-type="currency" office:currency="BRL" office:value="-1876.18" calcext:value-type="currency">
            <text:p>-R$ 1.876,1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290.8" calcext:value-type="currency">
            <text:p>-R$ 2.290,80</text:p>
          </table:table-cell>
          <table:table-cell table:style-name="ce9" office:value-type="currency" office:currency="BRL" office:value="8354.67" calcext:value-type="currency">
            <text:p>R$ 8.354,67</text:p>
          </table:table-cell>
          <table:table-cell table:number-columns-repeated="16365"/>
        </table:table-row>
        <table:table-row table:style-name="ro2">
          <table:table-cell office:value-type="float" office:value="4200042" calcext:value-type="float">
            <text:p>4200042</text:p>
          </table:table-cell>
          <table:table-cell table:style-name="Default" office:value-type="string" calcext:value-type="string">
            <text:p>VANESSA MARI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9432.95" calcext:value-type="currency">
            <text:p>R$ 9.432,95</text:p>
          </table:table-cell>
          <table:table-cell table:style-name="ce9" office:value-type="currency" office:currency="BRL" office:value="-1276.68" calcext:value-type="currency">
            <text:p>-R$ 1.276,68</text:p>
          </table:table-cell>
          <table:table-cell table:style-name="ce9" office:value-type="currency" office:currency="BRL" office:value="-1346.97" calcext:value-type="currency">
            <text:p>-R$ 1.346,9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2623.65" calcext:value-type="currency">
            <text:p>-R$ 2.623,65</text:p>
          </table:table-cell>
          <table:table-cell table:style-name="ce9" office:value-type="currency" office:currency="BRL" office:value="6809.3" calcext:value-type="currency">
            <text:p>R$ 6.809,30</text:p>
          </table:table-cell>
          <table:table-cell table:number-columns-repeated="16365"/>
        </table:table-row>
        <table:table-row table:style-name="ro2">
          <table:table-cell office:value-type="float" office:value="4200035" calcext:value-type="float">
            <text:p>4200035</text:p>
          </table:table-cell>
          <table:table-cell table:style-name="Default" office:value-type="string" calcext:value-type="string">
            <text:p>VANIA DE CARVALHO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667.04" calcext:value-type="currency">
            <text:p>R$ 667,0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070.65" calcext:value-type="currency">
            <text:p>R$ 7.070,65</text:p>
          </table:table-cell>
          <table:table-cell table:style-name="ce9" office:value-type="currency" office:currency="BRL" office:value="-468.83" calcext:value-type="currency">
            <text:p>-R$ 468,83</text:p>
          </table:table-cell>
          <table:table-cell table:style-name="ce9" office:value-type="currency" office:currency="BRL" office:value="-893.1" calcext:value-type="currency">
            <text:p>-R$ 893,10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1361.93" calcext:value-type="currency">
            <text:p>-R$ 1.361,93</text:p>
          </table:table-cell>
          <table:table-cell table:style-name="ce9" office:value-type="currency" office:currency="BRL" office:value="5708.72" calcext:value-type="currency">
            <text:p>R$ 5.708,72</text:p>
          </table:table-cell>
          <table:table-cell table:number-columns-repeated="16365"/>
        </table:table-row>
        <table:table-row table:style-name="ro2">
          <table:table-cell office:value-type="float" office:value="4000316" calcext:value-type="float">
            <text:p>4000316</text:p>
          </table:table-cell>
          <table:table-cell table:style-name="Default" office:value-type="string" calcext:value-type="string">
            <text:p>VERA LÚCIA DOS SANTOS PASS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9" office:value-type="currency" office:currency="BRL" office:value="25750.21" calcext:value-type="currency">
            <text:p>R$ 25.750,2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5750.21" calcext:value-type="currency">
            <text:p>R$ 25.750,21</text:p>
          </table:table-cell>
          <table:table-cell table:style-name="ce9" office:value-type="currency" office:currency="BRL" office:value="-2853.14" calcext:value-type="currency">
            <text:p>-R$ 2.853,14</text:p>
          </table:table-cell>
          <table:table-cell table:style-name="ce9" office:value-type="currency" office:currency="BRL" office:value="-4877.09" calcext:value-type="currency">
            <text:p>-R$ 4.877,0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7730.23" calcext:value-type="currency">
            <text:p>-R$ 7.730,23</text:p>
          </table:table-cell>
          <table:table-cell table:style-name="ce9" office:value-type="currency" office:currency="BRL" office:value="18019.98" calcext:value-type="currency">
            <text:p>R$ 18.019,98</text:p>
          </table:table-cell>
          <table:table-cell table:number-columns-repeated="16365"/>
        </table:table-row>
        <table:table-row table:style-name="ro2">
          <table:table-cell office:value-type="float" office:value="4100043" calcext:value-type="float">
            <text:p>4100043</text:p>
          </table:table-cell>
          <table:table-cell table:style-name="Default" office:value-type="string" calcext:value-type="string">
            <text:p>VERA MARIA BRAG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9" office:value-type="currency" office:currency="BRL" office:value="6403.61" calcext:value-type="currency">
            <text:p>R$ 6.403,61</text:p>
          </table:table-cell>
          <table:table-cell table:style-name="ce9" office:value-type="currency" office:currency="BRL" office:value="800.45" calcext:value-type="currency">
            <text:p>R$ 800,45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7204.06" calcext:value-type="currency">
            <text:p>R$ 7.204,06</text:p>
          </table:table-cell>
          <table:table-cell table:style-name="ce9" office:value-type="currency" office:currency="BRL" office:value="-490.84" calcext:value-type="currency">
            <text:p>-R$ 490,84</text:p>
          </table:table-cell>
          <table:table-cell table:style-name="ce9" office:value-type="currency" office:currency="BRL" office:value="-426.54" calcext:value-type="currency">
            <text:p>-R$ 426,5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17.38" calcext:value-type="currency">
            <text:p>-R$ 917,38</text:p>
          </table:table-cell>
          <table:table-cell table:style-name="ce9" office:value-type="currency" office:currency="BRL" office:value="6286.68" calcext:value-type="currency">
            <text:p>R$ 6.286,68</text:p>
          </table:table-cell>
          <table:table-cell table:number-columns-repeated="16365"/>
        </table:table-row>
        <table:table-row table:style-name="ro2">
          <table:table-cell office:value-type="float" office:value="4000134" calcext:value-type="float">
            <text:p>4000134</text:p>
          </table:table-cell>
          <table:table-cell table:style-name="Default" office:value-type="string" calcext:value-type="string">
            <text:p>VERA REGINA COUTINHO SEIX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9" office:value-type="currency" office:currency="BRL" office:value="12807.24" calcext:value-type="currency">
            <text:p>R$ 12.807,24</text:p>
          </table:table-cell>
          <table:table-cell table:style-name="ce9" office:value-type="currency" office:currency="BRL" office:value="4674.63" calcext:value-type="currency">
            <text:p>R$ 4.674,63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7481.87" calcext:value-type="currency">
            <text:p>R$ 17.481,87</text:p>
          </table:table-cell>
          <table:table-cell table:style-name="ce9" office:value-type="currency" office:currency="BRL" office:value="-1488.86" calcext:value-type="currency">
            <text:p>-R$ 1.488,86</text:p>
          </table:table-cell>
          <table:table-cell table:style-name="ce9" office:value-type="currency" office:currency="BRL" office:value="-2978.48" calcext:value-type="currency">
            <text:p>-R$ 2.978,4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4467.34" calcext:value-type="currency">
            <text:p>-R$ 4.467,34</text:p>
          </table:table-cell>
          <table:table-cell table:style-name="ce9" office:value-type="currency" office:currency="BRL" office:value="13014.53" calcext:value-type="currency">
            <text:p>R$ 13.014,53</text:p>
          </table:table-cell>
          <table:table-cell table:number-columns-repeated="16365"/>
        </table:table-row>
        <table:table-row table:style-name="ro2">
          <table:table-cell office:value-type="float" office:value="4000252" calcext:value-type="float">
            <text:p>4000252</text:p>
          </table:table-cell>
          <table:table-cell table:style-name="Default" office:value-type="string" calcext:value-type="string">
            <text:p>VILMA PARA ASU 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6948.31" calcext:value-type="currency">
            <text:p>R$ 26.948,31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26948.31" calcext:value-type="currency">
            <text:p>R$ 26.948,31</text:p>
          </table:table-cell>
          <table:table-cell table:style-name="ce9" office:value-type="currency" office:currency="BRL" office:value="-3057.85" calcext:value-type="currency">
            <text:p>-R$ 3.057,85</text:p>
          </table:table-cell>
          <table:table-cell table:style-name="ce9" office:value-type="currency" office:currency="BRL" office:value="-5150.28" calcext:value-type="currency">
            <text:p>-R$ 5.150,28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8208.13" calcext:value-type="currency">
            <text:p>-R$ 8.208,13</text:p>
          </table:table-cell>
          <table:table-cell table:style-name="ce9" office:value-type="currency" office:currency="BRL" office:value="18740.18" calcext:value-type="currency">
            <text:p>R$ 18.740,18</text:p>
          </table:table-cell>
          <table:table-cell table:number-columns-repeated="16365"/>
        </table:table-row>
        <table:table-row table:style-name="ro2">
          <table:table-cell office:value-type="float" office:value="4000036" calcext:value-type="float">
            <text:p>4000036</text:p>
          </table:table-cell>
          <table:table-cell table:style-name="Default" office:value-type="string" calcext:value-type="string">
            <text:p>VIRGINIA DE PAULA MENEZES BAND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9" office:value-type="currency" office:currency="BRL" office:value="21013.03" calcext:value-type="currency">
            <text:p>R$ 21.013,03</text:p>
          </table:table-cell>
          <table:table-cell table:style-name="ce9" office:value-type="currency" office:currency="BRL" office:value="9939.24" calcext:value-type="currency">
            <text:p>R$ 9.939,24</text:p>
          </table:table-cell>
          <table:table-cell table:number-columns-repeated="6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0952.27" calcext:value-type="currency">
            <text:p>R$ 30.952,27</text:p>
          </table:table-cell>
          <table:table-cell table:style-name="ce9" office:value-type="currency" office:currency="BRL" office:value="-3818.61" calcext:value-type="currency">
            <text:p>-R$ 3.818,61</text:p>
          </table:table-cell>
          <table:table-cell table:style-name="ce9" office:value-type="currency" office:currency="BRL" office:value="-6042.16" calcext:value-type="currency">
            <text:p>-R$ 6.042,16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9860.77" calcext:value-type="currency">
            <text:p>-R$ 9.860,77</text:p>
          </table:table-cell>
          <table:table-cell table:style-name="ce9" office:value-type="currency" office:currency="BRL" office:value="21091.5" calcext:value-type="currency">
            <text:p>R$ 21.091,50</text:p>
          </table:table-cell>
          <table:table-cell table:number-columns-repeated="16365"/>
        </table:table-row>
        <table:table-row table:style-name="ro2">
          <table:table-cell office:value-type="float" office:value="4000172" calcext:value-type="float">
            <text:p>4000172</text:p>
          </table:table-cell>
          <table:table-cell table:style-name="Default" office:value-type="string" calcext:value-type="string">
            <text:p>WALDIR PARIS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9" office:value-type="currency" office:currency="BRL" office:value="18981.12" calcext:value-type="currency">
            <text:p>R$ 18.981,12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8981.12" calcext:value-type="currency">
            <text:p>R$ 18.981,12</text:p>
          </table:table-cell>
          <table:table-cell table:style-name="ce9" office:value-type="currency" office:currency="BRL" office:value="-1736.24" calcext:value-type="currency">
            <text:p>-R$ 1.736,24</text:p>
          </table:table-cell>
          <table:table-cell table:style-name="ce9" office:value-type="currency" office:currency="BRL" office:value="-3322.74" calcext:value-type="currency">
            <text:p>-R$ 3.322,7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5058.98" calcext:value-type="currency">
            <text:p>-R$ 5.058,98</text:p>
          </table:table-cell>
          <table:table-cell table:style-name="ce9" office:value-type="currency" office:currency="BRL" office:value="13922.14" calcext:value-type="currency">
            <text:p>R$ 13.922,14</text:p>
          </table:table-cell>
          <table:table-cell table:number-columns-repeated="16365"/>
        </table:table-row>
        <table:table-row table:style-name="ro2">
          <table:table-cell office:value-type="float" office:value="4200083" calcext:value-type="float">
            <text:p>4200083</text:p>
          </table:table-cell>
          <table:table-cell table:style-name="Default" office:value-type="string" calcext:value-type="string">
            <text:p>WALFIR PINHEIRO DE OLIVEIRA JUNIO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9858.84" calcext:value-type="currency">
            <text:p>R$ 19.858,84</text:p>
          </table:table-cell>
          <table:table-cell table:style-name="ce9" office:value-type="currency" office:currency="BRL" office:value="-3192.92" calcext:value-type="currency">
            <text:p>-R$ 3.192,92</text:p>
          </table:table-cell>
          <table:table-cell table:number-columns-repeated="2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192.92" calcext:value-type="currency">
            <text:p>-R$ 3.192,92</text:p>
          </table:table-cell>
          <table:table-cell table:style-name="ce9" office:value-type="currency" office:currency="BRL" office:value="16665.92" calcext:value-type="currency">
            <text:p>R$ 16.665,92</text:p>
          </table:table-cell>
          <table:table-cell table:number-columns-repeated="16365"/>
        </table:table-row>
        <table:table-row table:style-name="ro2">
          <table:table-cell office:value-type="float" office:value="4000313" calcext:value-type="float">
            <text:p>4000313</text:p>
          </table:table-cell>
          <table:table-cell table:style-name="Default" office:value-type="string" calcext:value-type="string">
            <text:p>WALKIRIA MOURA DINIZ DE JESU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5049.44" calcext:value-type="currency">
            <text:p>R$ 5.049,44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5049.44" calcext:value-type="currency">
            <text:p>R$ 5.049,44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6.27" calcext:value-type="currency">
            <text:p>-R$ 346,27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46.27" calcext:value-type="currency">
            <text:p>-R$ 346,27</text:p>
          </table:table-cell>
          <table:table-cell table:style-name="ce9" office:value-type="currency" office:currency="BRL" office:value="4703.17" calcext:value-type="currency">
            <text:p>R$ 4.703,17</text:p>
          </table:table-cell>
          <table:table-cell table:number-columns-repeated="16365"/>
        </table:table-row>
        <table:table-row table:style-name="ro2">
          <table:table-cell office:value-type="float" office:value="4000237" calcext:value-type="float">
            <text:p>4000237</text:p>
          </table:table-cell>
          <table:table-cell table:style-name="Default" office:value-type="string" calcext:value-type="string">
            <text:p>WALTER JOSE MINICUCC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9" office:value-type="currency" office:currency="BRL" office:value="33412.26" calcext:value-type="currency">
            <text:p>R$ 33.412,26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33412.26" calcext:value-type="currency">
            <text:p>R$ 33.412,26</text:p>
          </table:table-cell>
          <table:table-cell table:style-name="ce9" office:value-type="currency" office:currency="BRL" office:value="-2367" calcext:value-type="currency">
            <text:p>-R$ 2.367,00</text:p>
          </table:table-cell>
          <table:table-cell table:style-name="ce9" office:value-type="currency" office:currency="BRL" office:value="-4200.54" calcext:value-type="currency">
            <text:p>-R$ 4.200,54</text:p>
          </table:table-cell>
          <table:table-cell table:style-name="ce9" office:value-type="currency" office:currency="BRL" office:value="-10608.38" calcext:value-type="currency">
            <text:p>-R$ 10.608,38</text:p>
          </table:table-cell>
          <table:table-cell table:style-name="ce9" office:value-type="currency" office:currency="BRL" office:value="-17175.92" calcext:value-type="currency">
            <text:p>-R$ 17.175,92</text:p>
          </table:table-cell>
          <table:table-cell table:style-name="ce9" office:value-type="currency" office:currency="BRL" office:value="16236.34" calcext:value-type="currency">
            <text:p>R$ 16.236,34</text:p>
          </table:table-cell>
          <table:table-cell table:number-columns-repeated="16365"/>
        </table:table-row>
        <table:table-row table:style-name="ro2">
          <table:table-cell office:value-type="float" office:value="4000152" calcext:value-type="float">
            <text:p>4000152</text:p>
          </table:table-cell>
          <table:table-cell table:style-name="Default" office:value-type="string" calcext:value-type="string">
            <text:p>ZACARIAS MACHADO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9" office:value-type="currency" office:currency="BRL" office:value="14893.38" calcext:value-type="currency">
            <text:p>R$ 14.893,38</text:p>
          </table:table-cell>
          <table:table-cell table:number-columns-repeated="7"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14893.38" calcext:value-type="currency">
            <text:p>R$ 14.893,38</text:p>
          </table:table-cell>
          <table:table-cell table:style-name="ce9" office:value-type="currency" office:currency="BRL" office:value="-1061.76" calcext:value-type="currency">
            <text:p>-R$ 1.061,76</text:p>
          </table:table-cell>
          <table:table-cell table:style-name="ce9" office:value-type="currency" office:currency="BRL" office:value="-2907.69" calcext:value-type="currency">
            <text:p>-R$ 2.907,69</text:p>
          </table:table-cell>
          <table:table-cell table:style-name="ce9" office:value-type="currency" office:currency="BRL" office:value="0" calcext:value-type="currency">
            <text:p>R$ 0,00</text:p>
          </table:table-cell>
          <table:table-cell table:style-name="ce9" office:value-type="currency" office:currency="BRL" office:value="-3969.45" calcext:value-type="currency">
            <text:p>-R$ 3.969,45</text:p>
          </table:table-cell>
          <table:table-cell table:style-name="ce9" office:value-type="currency" office:currency="BRL" office:value="10923.93" calcext:value-type="currency">
            <text:p>R$ 10.923,93</text:p>
          </table:table-cell>
          <table:table-cell table:number-columns-repeated="16365"/>
        </table:table-row>
        <table:table-row table:style-name="ro3" table:number-rows-repeated="1048250">
          <table:table-cell table:number-columns-repeated="16383"/>
        </table:table-row>
        <table:table-row table:style-name="ro4" table:number-rows-repeated="79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$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1:20:14.7528095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caoPensionistas-mar-202" style:display-name="PageStyle_RemuneracaoPensionistas-mar-2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9T11:23:00.379583900</dc:date>
    <meta:editing-duration>PT3M52S</meta:editing-duration>
    <meta:editing-cycles>4</meta:editing-cycles>
    <meta:generator>LibreOffice/24.2.3.2$Linux_X86_64 LibreOffice_project/420$Build-2</meta:generator>
    <meta:document-statistic meta:table-count="1" meta:cell-count="4428" meta:object-count="0"/>
  </office:meta>
</office:document-meta>
</file>